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0.919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0.854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5.011cm"/>
    </style:style>
    <style:style style:name="co16" style:family="table-column">
      <style:table-column-properties fo:break-before="auto" style:column-width="2.452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4.792cm"/>
    </style:style>
    <style:style style:name="co19" style:family="table-column">
      <style:table-column-properties fo:break-before="auto" style:column-width="2.582cm"/>
    </style:style>
    <style:style style:name="co20" style:family="table-column">
      <style:table-column-properties fo:break-before="auto" style:column-width="2.977cm"/>
    </style:style>
    <style:style style:name="co21" style:family="table-column">
      <style:table-column-properties fo:break-before="auto" style:column-width="2.561cm"/>
    </style:style>
    <style:style style:name="co22" style:family="table-column">
      <style:table-column-properties fo:break-before="auto" style:column-width="2.955cm"/>
    </style:style>
    <style:style style:name="co23" style:family="table-column">
      <style:table-column-properties fo:break-before="auto" style:column-width="2.736cm"/>
    </style:style>
    <style:style style:name="co24" style:family="table-column">
      <style:table-column-properties fo:break-before="auto" style:column-width="2.103cm"/>
    </style:style>
    <style:style style:name="co25" style:family="table-column">
      <style:table-column-properties fo:break-before="auto" style:column-width="0.787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766cm"/>
    </style:style>
    <style:style style:name="co28" style:family="table-column">
      <style:table-column-properties fo:break-before="auto" style:column-width="1.039cm"/>
    </style:style>
    <style:style style:name="co29" style:family="table-column">
      <style:table-column-properties fo:break-before="auto" style:column-width="0.91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SIM-Interfaceraum">
      <style:table-properties table:display="true" style:writing-mode="lr-tb"/>
    </style:style>
    <style:style style:name="ta2" style:family="table" style:master-page-name="PageStyle_5f_IP-List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8030" number:language="de" number:country="AT" number:automatic-order="true" number:format-source="language">
      <number:day/>
      <number:text>.</number:text>
      <number:month/>
      <number:text>.</number:text>
      <number:year/>
    </number:date-style>
    <number:number-style style:name="N8060" number:language="de" number:country="AT">
      <number:scientific-number number:decimal-places="2" number:min-integer-digits="1" number:min-exponent-digits="3"/>
    </number:number-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Standard_20_2">
      <style:table-cell-properties fo:background-color="#00000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Standard_20_2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Standard_20_2">
      <style:table-cell-properties fo:background-color="#000000"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Standard_20_2">
      <style:table-cell-properties fo:background-color="#00000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Standard_20_2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Standard_20_2">
      <style:table-cell-properties fo:border-bottom="none" fo:background-color="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Standard_20_2">
      <style:table-cell-properties fo:border-bottom="0.035cm solid #000000" fo:background-color="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Standard_20_2">
      <style:table-cell-properties fo:border-bottom="0.035cm solid #000000" fo:background-color="#0070c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Standard_20_2">
      <style:table-cell-properties fo:background-color="#0070c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Standard_20_3">
      <style:table-cell-properties fo:border-bottom="none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4" style:family="table-cell" style:parent-style-name="Standard_20_3">
      <style:table-cell-properties fo:background-color="#00000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Standard_20_2">
      <style:table-cell-properties fo:border-bottom="none" fo:background-color="#c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315" style:rotation-align="bottom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6" style:family="table-cell" style:parent-style-name="Standard_20_2">
      <style:table-cell-properties fo:background-color="#c00000" style:cell-protect="none" style:print-content="true" style:diagonal-bl-tr="none" style:diagonal-tl-br="none" style:text-align-source="fix" style:repeat-content="false" fo:wrap-option="no-wrap" style:direction="ltr" style:rotation-angle="315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" style:family="table-cell" style:parent-style-name="Standard_20_2">
      <style:table-cell-properties fo:border-bottom="none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9" style:family="table-cell" style:parent-style-name="Standard_20_3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Standard_20_3">
      <style:table-cell-properties fo:border-bottom="none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1" style:family="table-cell" style:parent-style-name="Standard_20_2">
      <style:table-cell-properties fo:border-bottom="0.035cm solid #000000" fo:background-color="#0070c0" style:cell-protect="none" style:print-content="true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Standard_20_2">
      <style:table-cell-properties fo:border-bottom="none" fo:background-color="#0070c0" style:cell-protect="none" style:print-content="true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Standard_20_3">
      <style:table-cell-properties fo:border-bottom="none" fo:background-color="#a6a6a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4" style:family="table-cell" style:parent-style-name="Standard_20_3">
      <style:table-cell-properties fo:border-bottom="0.035cm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5" style:family="table-cell" style:parent-style-name="Standard_20_3">
      <style:table-cell-properties fo:background-color="#ffe6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Standard_20_3">
      <style:table-cell-properties fo:background-color="#0d0d0d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Standard_20_3">
      <style:table-cell-properties fo:border-bottom="0.035cm solid #000000" fo:background-color="#0d0d0d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Standard_20_3">
      <style:table-cell-properties fo:border-bottom="none" fo:background-color="#0d0d0d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Standard_20_3">
      <style:table-cell-properties fo:border-bottom="0.035cm solid #000000" fo:background-color="#0d0d0d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Standard_20_2">
      <style:table-cell-properties fo:border-bottom="0.035cm solid #000000" fo:background-color="#0070c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Standard_20_2">
      <style:table-cell-properties fo:background-color="#0070c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Standard_20_3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Standard_20_3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Standard_20_2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Standard_20_2">
      <style:table-cell-properties fo:border-bottom="none" fo:background-color="#c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2" style:family="table-cell" style:parent-style-name="Standard_20_2">
      <style:table-cell-properties fo:background-color="#c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Standard_20_2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Standard_20_2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6" style:family="table-cell" style:parent-style-name="Standard_20_3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Standard_20_2">
      <style:table-cell-properties fo:border-bottom="0.035cm solid #000000" fo:background-color="#00b05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Standard_20_2">
      <style:table-cell-properties fo:background-color="#00b05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Standard_20_2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Standard_20_2">
      <style:table-cell-properties fo:background-color="#00b0f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Standard_20_3">
      <style:table-cell-properties fo:background-color="#ffe6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2" style:family="table-cell" style:parent-style-name="Standard_20_3">
      <style:table-cell-properties fo:background-color="#0d0d0d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Standard_20_2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Standard_20_2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Standard_20_2">
      <style:table-cell-properties fo:border-bottom="0.035cm solid #000000" fo:background-color="#ff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6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Standard_20_3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Standard_20_2">
      <style:table-cell-properties fo:border-bottom="0.035cm solid #000000" fo:background-color="#00b05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Standard_20_2">
      <style:table-cell-properties fo:background-color="#00b05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2" style:family="table-cell" style:parent-style-name="Standard_20_2">
      <style:table-cell-properties fo:border-bottom="0.035cm solid #000000" fo:background-color="#ff000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Standard_20_2">
      <style:table-cell-properties fo:border-bottom="0.035cm solid #000000" fo:background-color="#00b05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Standard_20_2">
      <style:table-cell-properties fo:background-color="#00b05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Standard_20_2">
      <style:table-cell-properties fo:border-bottom="0.035cm solid #000000" fo:background-color="#ff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7" style:family="table-cell" style:parent-style-name="Standard_20_2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Standard_20_2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Standard_20_2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Standard_20_2">
      <style:table-cell-properties fo:border-bottom="none" fo:background-color="#92d050" style:cell-protect="none" style:print-content="tru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Standard_20_2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Standard_20_2">
      <style:table-cell-properties fo:background-color="#92d05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Standard_20_2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Standard_20_2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Standard_20_2">
      <style:table-cell-properties fo:border-bottom="0.035cm solid #000000" fo:background-color="#0070c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6" style:family="table-cell" style:parent-style-name="Standard_20_2">
      <style:table-cell-properties fo:background-color="#0070c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Standard_20_2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Standard_20_2">
      <style:table-cell-properties fo:background-color="#ffff0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Standard_20_3">
      <style:table-cell-properties fo:background-color="#000000" style:cell-protect="none" style:print-content="true"/>
    </style:style>
    <style:style style:name="ce81" style:family="table-cell" style:parent-style-name="Standard_20_2">
      <style:table-cell-properties fo:border-bottom="0.035cm solid #000000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2" style:family="table-cell" style:parent-style-name="Standard_20_3">
      <style:table-cell-properties fo:border-bottom="0.035cm solid #000000" fo:background-color="#000000" style:cell-protect="none" style:print-content="true" style:diagonal-bl-tr="none" style:diagonal-tl-br="none" fo:border-left="none" fo:border-right="0.035cm solid #000000" style:rotation-align="none" fo:border-top="0.035cm solid #000000"/>
    </style:style>
    <style:style style:name="ce83" style:family="table-cell" style:parent-style-name="Standard_20_3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Standard_20_3">
      <style:table-cell-properties fo:background-color="#000000" style:cell-protect="none" style:print-content="true" style:diagonal-bl-tr="none" style:diagonal-tl-br="none" fo:border="0.035cm solid #000000" style:rotation-align="none"/>
    </style:style>
    <style:style style:name="ce86" style:family="table-cell" style:parent-style-name="Standard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7" style:family="table-cell" style:parent-style-name="Standard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9" style:family="table-cell" style:parent-style-name="Standard_20_2">
      <style:table-cell-properties fo:background-color="#ff000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1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3" style:family="table-cell" style:parent-style-name="Excel_20_Built-in_20_Normal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4" style:family="table-cell" style:parent-style-name="Excel_20_Built-in_20_Normal">
      <style:table-cell-properties fo:border-bottom="0.035cm solid #000000" fo:background-color="#ff0066" style:cell-protect="none" style:print-content="true" style:diagonal-bl-tr="none" style:diagonal-tl-br="none" style:text-align-source="value-type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5" style:family="table-cell" style:parent-style-name="Standard_20_2">
      <style:table-cell-properties fo:border-bottom="0.035cm solid #000000" fo:background-color="#7030a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Standard_20_2">
      <style:table-cell-properties fo:background-color="#7030a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Excel_20_Built-in_20_Normal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98" style:family="table-cell" style:parent-style-name="Excel_20_Built-in_20_Normal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fo:background-color="#ff0066" style:cell-protect="none" style:print-content="true" style:diagonal-bl-tr="none" style:diagonal-tl-br="none" style:text-align-source="value-type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Standard_20_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Standard_20_3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6" style:family="table-cell" style:parent-style-name="Standard_20_3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7" style:family="table-cell" style:parent-style-name="Standard_20_3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8" style:family="table-cell" style:parent-style-name="Standard_20_3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Standard_20_2">
      <style:table-cell-properties fo:border-bottom="0.035cm solid #000000" fo:background-color="#000000" style:cell-protect="none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2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3" style:family="table-cell" style:parent-style-name="Excel_20_Built-in_20_Normal">
      <style:table-cell-properties fo:background-color="#000000" style:cell-protect="none" style:print-content="true"/>
    </style:style>
    <style:style style:name="ce114" style:family="table-cell" style:parent-style-name="Standard_20_3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Excel_20_Built-in_20_Normal">
      <style:table-cell-properties fo:background-color="#0000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6" style:family="table-cell" style:parent-style-name="Excel_20_Built-in_20_Normal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Standard_20_3">
      <style:table-cell-properties fo:background-color="#0000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Standard_20_2">
      <style:table-cell-properties fo:background-color="#000000" style:cell-protect="none" style:print-content="true"/>
    </style:style>
    <style:style style:name="ce119" style:family="table-cell" style:parent-style-name="Standard_20_2">
      <style:table-cell-properties fo:border-bottom="none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0" style:family="table-cell" style:parent-style-name="Standard_20_2">
      <style:table-cell-properties fo:border-bottom="none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1" style:family="table-cell" style:parent-style-name="Standard_20_2">
      <style:table-cell-properties fo:border-bottom="0.035cm solid #000000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2" style:family="table-cell" style:parent-style-name="Standard_20_3">
      <style:table-cell-properties fo:border-bottom="0.035cm solid #000000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Standard_20_3">
      <style:table-cell-properties fo:border-bottom="none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Standard_20_2">
      <style:table-cell-properties fo:background-color="#000000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5" style:family="table-cell" style:parent-style-name="Standard_20_2">
      <style:table-cell-properties fo:background-color="#000000" style:cell-protect="none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Standard_20_2">
      <style:table-cell-properties fo:background-color="#000000" style:cell-protect="none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Normal">
      <style:table-cell-properties style:cell-protect="none" style:print-content="true" fo:background-color="transparent"/>
    </style:style>
    <style:style style:name="ce128" style:family="table-cell" style:parent-style-name="Standard_20_3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Excel_20_Built-in_20_Normal">
      <style:table-cell-properties style:cell-protect="none" style:print-content="true" style:diagonal-bl-tr="none" style:diagonal-tl-br="none" fo:background-color="transparent" style:rotation-align="none"/>
    </style:style>
    <style:style style:name="ce130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1" style:family="table-cell" style:parent-style-name="Standard_20_2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7" style:family="table-cell" style:parent-style-name="Excel_20_Built-in_20_Normal">
      <style:table-cell-properties fo:background-color="#0000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4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Excel_20_Built-in_20_Normal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7" style:family="table-cell" style:parent-style-name="Excel_20_Built-in_20_Normal">
      <style:table-cell-properties fo:background-color="#ed7d31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4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Excel_20_Built-in_20_Normal" style:data-style-name="N803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3" style:family="table-cell" style:parent-style-name="Excel_20_Built-in_20_Normal">
      <style:table-cell-properties fo:border-bottom="none" fo:background-color="#cc00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Excel_20_Built-in_20_Normal" style:data-style-name="N803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6" style:family="table-cell" style:parent-style-name="Excel_20_Built-in_20_Normal">
      <style:table-cell-properties fo:border-bottom="none" fo:background-color="#cc00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Excel_20_Built-in_20_Normal">
      <style:table-cell-properties fo:border-bottom="none" fo:background-color="#cc00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62" style:family="table-cell" style:parent-style-name="Excel_20_Built-in_20_Normal">
      <style:table-cell-properties style:cell-protect="none" style:print-content="true" style:diagonal-bl-tr="none" style:diagonal-tl-br="none" style:rotation-align="none"/>
    </style:style>
    <style:style style:name="ce16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Excel_20_Built-in_20_Normal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Excel_20_Built-in_20_Normal">
      <style:table-cell-properties fo:background-color="#d9d9d9" style:diagonal-bl-tr="none" style:diagonal-tl-br="none" fo:border="0.035cm solid #000000" style:rotation-align="none"/>
    </style:style>
    <style:style style:name="ce166" style:family="table-cell" style:parent-style-name="Excel_20_Built-in_20_Normal">
      <style:table-cell-properties fo:background-color="#ff0000" style:diagonal-bl-tr="none" style:diagonal-tl-br="none" fo:border="0.035cm solid #000000" style:rotation-align="none"/>
    </style:style>
    <style:style style:name="ce167" style:family="table-cell" style:parent-style-name="Excel_20_Built-in_20_Normal">
      <style:table-cell-properties fo:background-color="#f2f2f2" style:diagonal-bl-tr="none" style:diagonal-tl-br="none" fo:border="0.035cm solid #000000" style:rotation-align="none"/>
    </style:style>
    <style:style style:name="ce168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16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71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172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173" style:family="table-cell" style:parent-style-name="Excel_20_Built-in_20_Normal">
      <style:table-cell-properties fo:background-color="#70ad47" style:diagonal-bl-tr="none" style:diagonal-tl-br="none" fo:border="0.035cm solid #000000" style:rotation-align="none"/>
    </style:style>
    <style:style style:name="ce17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175" style:family="table-cell" style:parent-style-name="Excel_20_Built-in_20_Normal">
      <style:table-cell-properties fo:background-color="#f46c6c" style:diagonal-bl-tr="none" style:diagonal-tl-br="none" fo:border="0.035cm solid #000000" style:rotation-align="none"/>
    </style:style>
    <style:style style:name="ce176" style:family="table-cell" style:parent-style-name="Excel_20_Built-in_20_Normal">
      <style:table-cell-properties fo:background-color="transparent"/>
    </style:style>
    <style:style style:name="ce177" style:family="table-cell" style:parent-style-name="Excel_20_Built-in_20_Normal">
      <style:table-cell-properties fo:background-color="#ff0000"/>
    </style:style>
    <style:style style:name="ce178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Excel_20_Built-in_20_Normal">
      <style:table-cell-properties style:cell-protect="none" style:print-content="true" style:text-align-source="fix" style:repeat-content="false" fo:border="0.002cm solid #000000"/>
      <style:paragraph-properties fo:text-align="center" fo:margin-left="0cm"/>
    </style:style>
    <style:style style:name="ce18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3" style:family="table-cell" style:parent-style-name="Excel_20_Built-in_20_Normal">
      <style:table-cell-properties style:text-align-source="fix" style:repeat-content="false" fo:border="0.002cm solid #000000"/>
      <style:paragraph-properties fo:text-align="start" fo:margin-left="0cm"/>
    </style:style>
    <style:style style:name="ce184" style:family="table-cell" style:parent-style-name="Excel_20_Built-in_20_Normal" style:data-style-name="N806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Excel_20_Built-in_20_Normal" style:data-style-name="N806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Normal" style:data-style-name="N806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7" style:family="table-cell" style:parent-style-name="Excel_20_Built-in_20_Normal" style:data-style-name="N806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Excel_20_Built-in_20_Normal">
      <style:table-cell-properties style:cell-protect="none" style:print-content="true" style:diagonal-bl-tr="none" style:diagonal-tl-br="none" fo:background-color="transparent" fo:border="0.002cm solid #000000" style:rotation-align="none"/>
    </style:style>
    <style:style style:name="ce18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1:.$A$1048576])" table:allow-empty-cell="false" table:display-list="unsorted" table:base-cell-address="'IP-Liste'.E5">
          <table:help-message table:display="true"/>
          <table:error-message table:message-type="stop" table:display="true"/>
        </table:content-validation>
      </table:content-validations>
      <table:table table:name="SIM-Interfaceraum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139"/>
        <table:table-column table:style-name="co9" table:default-cell-style-name="ce139"/>
        <table:table-column table:style-name="co8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5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1" table:default-cell-style-name="ce1"/>
        <table:table-column table:style-name="co1" table:number-columns-repeated="947" table:default-cell-style-name="ce1"/>
        <table:table-row table:style-name="ro1">
          <table:table-cell table:number-columns-repeated="39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40" table:number-columns-spanned="3" table:number-rows-spanned="1"/>
          <table:covered-table-cell table:number-columns-repeated="2" table:style-name="ce143"/>
          <table:table-cell table:style-name="ce146" table:number-columns-repeated="3"/>
          <table:table-cell table:style-name="ce149" office:value-type="string">
            <text:p>Änderungsdatum: </text:p>
          </table:table-cell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4"/>
          <table:table-cell table:style-name="ce154"/>
          <table:table-cell table:style-name="ce159" table:number-columns-repeated="2"/>
          <table:table-cell/>
          <table:table-cell table:style-name="ce161" office:value-type="string">
            <text:p>V: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33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32" table:number-columns-spanned="3" table:number-rows-spanned="1"/>
          <table:covered-table-cell table:number-columns-repeated="2" table:style-name="ce134"/>
          <table:table-cell table:style-name="ce129" table:number-columns-repeated="3"/>
          <table:table-cell table:style-name="ce163" office:value-type="string" table:number-columns-spanned="4" table:number-rows-spanned="1">
            <text:p>Änderungsdatum: </text:p>
          </table:table-cell>
          <table:covered-table-cell table:number-columns-repeated="3" table:style-name="ce149"/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9"/>
          <table:table-cell/>
          <table:table-cell table:style-name="ce161" office:value-type="string">
            <text:p>V:</text:p>
          </table:table-cell>
          <table:table-cell table:style-name="ce162" office:value-type="float" office:value="1">
            <text:p>1</text:p>
          </table:table-cell>
          <table:table-cell table:number-columns-repeated="947"/>
        </table:table-row>
        <table:table-row table:style-name="ro1">
          <table:table-cell table:style-name="ce2" office:value-type="string" table:number-columns-spanned="18" table:number-rows-spanned="3">
            <text:p>CMA01 Ansicht Front</text:p>
          </table:table-cell>
          <table:covered-table-cell table:number-columns-repeated="17" table:style-name="ce3"/>
          <table:table-cell table:number-columns-repeated="2"/>
          <table:table-cell table:style-name="ce2" office:value-type="string" table:number-columns-spanned="18" table:number-rows-spanned="3">
            <text:p>CMA01 Ansicht Heck</text:p>
          </table:table-cell>
          <table:covered-table-cell table:number-columns-repeated="17" table:style-name="ce3"/>
          <table:table-cell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46" table:number-columns-repeated="3"/>
          <table:table-cell table:style-name="ce129"/>
          <table:table-cell table:style-name="ce151" office:value-type="string" table:number-columns-spanned="5" table:number-rows-spanned="1">
            <text:p>Quelle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Ziel</text:p>
          </table:table-cell>
          <table:covered-table-cell table:number-columns-repeated="4" table:style-name="ce151"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29" table:number-columns-repeated="4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number-columns-repeated="947"/>
        </table:table-row>
        <table:table-row table:style-name="ro1">
          <table:covered-table-cell table:number-columns-repeated="18" table:style-name="ce3"/>
          <table:table-cell table:number-columns-repeated="2"/>
          <table:covered-table-cell table:number-columns-repeated="18" table:style-name="ce3"/>
          <table:table-cell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S-CMA01-LW-P1-1 --- S-S-CMA01-3-51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Hager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46">
            <text:p>46</text:p>
          </table:table-cell>
          <table:table-cell table:style-name="ce136" office:value-type="string" table:number-columns-spanned="7" table:number-rows-spanned="1">
            <text:p>S-CMA01-K-P4-28 --- S-S-CMA01-5-17</text:p>
          </table:table-cell>
          <table:covered-table-cell table:number-columns-repeated="5" table:style-name="ce142"/>
          <table:covered-table-cell table:style-name="ce148"/>
          <table:table-cell office:value-type="float" office:value="46">
            <text:p>46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MGT1</text:p>
          </table:table-cell>
          <table:covered-table-cell table:number-columns-repeated="4" table:style-name="ce152"/>
          <table:table-cell table:number-columns-repeated="947"/>
        </table:table-row>
        <table:table-row table:style-name="ro2">
          <table:covered-table-cell table:number-columns-repeated="18" table:style-name="ce3"/>
          <table:table-cell table:number-columns-repeated="2"/>
          <table:covered-table-cell table:number-columns-repeated="18" table:style-name="ce3"/>
          <table:table-cell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CMA01-LW-P1-2 --- S-S-CMA01-4-51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office:value-type="string" table:number-columns-spanned="5" table:number-rows-spanned="1">
            <text:p>Patchpanel 1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47">
            <text:p>47</text:p>
          </table:table-cell>
          <table:table-cell table:style-name="ce136" office:value-type="string" table:number-columns-spanned="7" table:number-rows-spanned="1">
            <text:p>S-CMA01-K-P4-29 --- S-S-CMA01-5-24</text:p>
          </table:table-cell>
          <table:covered-table-cell table:number-columns-repeated="5" table:style-name="ce142"/>
          <table:covered-table-cell table:style-name="ce148"/>
          <table:table-cell office:value-type="float" office:value="47">
            <text:p>47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80" table:number-columns-repeated="10"/>
          <table:table-cell table:style-name="ce118"/>
          <table:table-cell table:number-columns-repeated="2"/>
          <table:table-cell table:style-name="ce4" office:value-type="float" office:value="42">
            <text:p>4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3">
            <text:p>3</text:p>
          </table:table-cell>
          <table:table-cell table:style-name="ce136" office:value-type="string" table:number-columns-spanned="7" table:number-rows-spanned="1">
            <text:p>S-CMA01-LW-P1-3 --- S-S-CMA01-5-25</text:p>
          </table:table-cell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office:value-type="string" table:number-columns-spanned="5" table:number-rows-spanned="1">
            <text:p>Patchpanel 1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4" table:style-name="ce152"/>
          <table:table-cell office:value-type="float" office:value="48">
            <text:p>48</text:p>
          </table:table-cell>
          <table:table-cell table:style-name="ce136" office:value-type="string" table:number-columns-spanned="7" table:number-rows-spanned="1">
            <text:p>S-CMA01-K-P4-30 --- S-S-CMA01-5-5</text:p>
          </table:table-cell>
          <table:covered-table-cell table:number-columns-repeated="5" table:style-name="ce142"/>
          <table:covered-table-cell table:style-name="ce148"/>
          <table:table-cell office:value-type="float" office:value="48">
            <text:p>48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PWH MGT</text:p>
          </table:table-cell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11" office:value-type="string" table:number-columns-spanned="1" table:number-rows-spanned="3">
            <text:p>A</text:p>
          </table:table-cell>
          <table:table-cell table:style-name="ce44" office:value-type="string" table:number-columns-spanned="1" table:number-rows-spanned="3">
            <text:p>A/P</text:p>
          </table:table-cell>
          <table:table-cell table:style-name="ce60" office:value-type="string" table:number-columns-spanned="1" table:number-rows-spanned="3">
            <text:p>B</text:p>
          </table:table-cell>
          <table:table-cell table:style-name="ce67" office:value-type="string" table:number-columns-spanned="1" table:number-rows-spanned="3">
            <text:p>B/P</text:p>
          </table:table-cell>
          <table:table-cell table:style-name="ce75" office:value-type="string" table:number-columns-spanned="1" table:number-rows-spanned="3">
            <text:p>A</text:p>
          </table:table-cell>
          <table:table-cell table:style-name="ce44" office:value-type="string" table:number-columns-spanned="1" table:number-rows-spanned="3">
            <text:p>A/P</text:p>
          </table:table-cell>
          <table:table-cell table:style-name="ce61" office:value-type="string" table:number-columns-spanned="1" table:number-rows-spanned="3">
            <text:p>B</text:p>
          </table:table-cell>
          <table:table-cell table:style-name="ce68" office:value-type="string" table:number-columns-spanned="1" table:number-rows-spanned="3">
            <text:p>B/P</text:p>
          </table:table-cell>
          <table:table-cell table:style-name="ce86" office:value-type="string" table:number-columns-spanned="1" table:number-rows-spanned="3">
            <text:p>FREI</text:p>
          </table:table-cell>
          <table:table-cell table:style-name="ce86" office:value-type="string" table:number-columns-spanned="1" table:number-rows-spanned="3">
            <text:p>FREI</text:p>
          </table:table-cell>
          <table:table-cell table:style-name="ce86" office:value-type="string" table:number-columns-spanned="1" table:number-rows-spanned="3">
            <text:p>FREI</text:p>
          </table:table-cell>
          <table:table-cell table:style-name="ce88" office:value-type="string" table:number-columns-spanned="1" table:number-rows-spanned="3">
            <text:p>RAY</text:p>
          </table:table-cell>
          <table:table-cell table:style-name="ce90" office:value-type="string" table:number-columns-spanned="1" table:number-rows-spanned="3">
            <text:p>MGT</text:p>
          </table:table-cell>
          <table:table-cell table:style-name="ce90" office:value-type="string" table:number-columns-spanned="1" table:number-rows-spanned="3">
            <text:p>MGT</text:p>
          </table:table-cell>
          <table:table-cell table:style-name="ce92" office:value-type="string" table:number-columns-spanned="1" table:number-rows-spanned="2">
            <text:p>MGT</text:p>
          </table:table-cell>
          <table:table-cell table:style-name="ce105"/>
          <table:table-cell table:style-name="ce118"/>
          <table:table-cell table:number-columns-repeated="2"/>
          <table:table-cell table:style-name="ce4" office:value-type="float" office:value="41">
            <text:p>4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4">
            <text:p>4</text:p>
          </table:table-cell>
          <table:table-cell table:style-name="ce136" office:value-type="string" table:number-columns-spanned="7" table:number-rows-spanned="1">
            <text:p>S-CMA01-LW-P2-2 --- S-S-CMA01-3-49 </text:p>
          </table:table-cell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49">
            <text:p>49</text:p>
          </table:table-cell>
          <table:table-cell table:style-name="ce136" office:value-type="string" table:number-columns-spanned="7" table:number-rows-spanned="1">
            <text:p>S-S-CMA01-3-MGT --- S-S-CMA01-5-11</text:p>
          </table:table-cell>
          <table:covered-table-cell table:number-columns-repeated="5" table:style-name="ce142"/>
          <table:covered-table-cell table:style-name="ce148"/>
          <table:table-cell office:value-type="float" office:value="49">
            <text:p>49</text:p>
          </table:table-cell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40">
            <text:p>40</text:p>
          </table:table-cell>
          <table:covered-table-cell table:style-name="ce12"/>
          <table:covered-table-cell table:style-name="ce45"/>
          <table:covered-table-cell table:style-name="ce61"/>
          <table:covered-table-cell table:style-name="ce68"/>
          <table:covered-table-cell table:style-name="ce76"/>
          <table:covered-table-cell table:style-name="ce45"/>
          <table:covered-table-cell table:style-name="ce61"/>
          <table:covered-table-cell table:style-name="ce68"/>
          <table:covered-table-cell table:number-columns-repeated="3" table:style-name="ce86"/>
          <table:covered-table-cell table:style-name="ce88"/>
          <table:covered-table-cell table:number-columns-repeated="2" table:style-name="ce90"/>
          <table:covered-table-cell table:style-name="ce93"/>
          <table:table-cell table:style-name="ce105"/>
          <table:table-cell table:style-name="ce118"/>
          <table:table-cell table:number-columns-repeated="2"/>
          <table:table-cell table:style-name="ce4" office:value-type="float" office:value="40">
            <text:p>4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5">
            <text:p>5</text:p>
          </table:table-cell>
          <table:table-cell table:style-name="ce136" office:value-type="string" table:number-columns-spanned="7" table:number-rows-spanned="1">
            <text:p>S-CMA01-LW-P2-3 --- S-S-CMA01-3-52</text:p>
          </table:table-cell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50">
            <text:p>50</text:p>
          </table:table-cell>
          <table:table-cell table:style-name="ce136" office:value-type="string" table:number-columns-spanned="7" table:number-rows-spanned="1">
            <text:p>S-S-CMA01-5-2 --- S-Z-CMA01-MGT-1</text:p>
          </table:table-cell>
          <table:covered-table-cell table:number-columns-repeated="5" table:style-name="ce142"/>
          <table:covered-table-cell table:style-name="ce148"/>
          <table:table-cell office:value-type="float" office:value="50">
            <text:p>50</text:p>
          </table:table-cell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opfUhr - Sim</text:p>
          </table:table-cell>
          <table:covered-table-cell table:number-columns-repeated="3" table:style-name="ce155"/>
          <table:covered-table-cell table:style-name="ce160"/>
          <table:table-cell table:number-columns-repeated="947"/>
        </table:table-row>
        <table:table-row table:style-name="ro3">
          <table:table-cell table:style-name="ce4" office:value-type="float" office:value="39">
            <text:p>39</text:p>
          </table:table-cell>
          <table:covered-table-cell table:style-name="ce12"/>
          <table:covered-table-cell table:style-name="ce45"/>
          <table:covered-table-cell table:style-name="ce61"/>
          <table:covered-table-cell table:style-name="ce68"/>
          <table:covered-table-cell table:style-name="ce76"/>
          <table:covered-table-cell table:style-name="ce45"/>
          <table:covered-table-cell table:style-name="ce61"/>
          <table:covered-table-cell table:style-name="ce68"/>
          <table:covered-table-cell table:number-columns-repeated="3" table:style-name="ce86"/>
          <table:covered-table-cell table:style-name="ce88"/>
          <table:covered-table-cell table:number-columns-repeated="2" table:style-name="ce90"/>
          <table:table-cell table:style-name="ce94"/>
          <table:table-cell table:style-name="ce105"/>
          <table:table-cell table:style-name="ce118"/>
          <table:table-cell table:number-columns-repeated="2"/>
          <table:table-cell table:style-name="ce4" office:value-type="float" office:value="39">
            <text:p>3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6">
            <text:p>6</text:p>
          </table:table-cell>
          <table:table-cell table:style-name="ce136" office:value-type="string" table:number-columns-spanned="7" table:number-rows-spanned="1">
            <text:p>S-CMA01-LW-P2-4 --- S-S-CMA01-3-50</text:p>
          </table:table-cell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51">
            <text:p>51</text:p>
          </table:table-cell>
          <table:table-cell table:style-name="ce136" office:value-type="string" table:number-columns-spanned="7" table:number-rows-spanned="1">
            <text:p>S-S-CMA01-5-10 --- S-C-CMA01--1</text:p>
          </table:table-cell>
          <table:covered-table-cell table:number-columns-repeated="5" table:style-name="ce142"/>
          <table:covered-table-cell table:style-name="ce148"/>
          <table:table-cell office:value-type="float" office:value="51">
            <text:p>51</text:p>
          </table:table-cell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CMC</text:p>
          </table:table-cell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13" office:value-type="string">
            <text:p>Kabelabfang</text:p>
          </table:table-cell>
          <table:table-cell table:style-name="ce13" table:number-columns-repeated="14"/>
          <table:table-cell table:style-name="ce106"/>
          <table:table-cell table:style-name="ce118"/>
          <table:table-cell table:number-columns-repeated="2"/>
          <table:table-cell table:style-name="ce4" office:value-type="float" office:value="38">
            <text:p>3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7">
            <text:p>7</text:p>
          </table:table-cell>
          <table:table-cell table:style-name="ce136" office:value-type="string" table:number-columns-spanned="7" table:number-rows-spanned="1">
            <text:p>S-CMA01-LW-P2-6 --- S-S-CMA01-4-49</text:p>
          </table:table-cell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52">
            <text:p>52</text:p>
          </table:table-cell>
          <table:table-cell table:style-name="ce136" office:value-type="string" table:number-columns-spanned="7" table:number-rows-spanned="1">
            <text:p>S-S-CMA01-5-12 --- S-S-CMA01-4-MGT</text:p>
          </table:table-cell>
          <table:covered-table-cell table:number-columns-repeated="5" table:style-name="ce142"/>
          <table:covered-table-cell table:style-name="ce148"/>
          <table:table-cell office:value-type="float" office:value="52">
            <text:p>52</text:p>
          </table:table-cell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number-columns-repeated="2"/>
          <table:table-cell table:style-name="ce4" office:value-type="float" office:value="37">
            <text:p>3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8"/>
          <table:table-cell office:value-type="float" office:value="8">
            <text:p>8</text:p>
          </table:table-cell>
          <table:table-cell table:style-name="ce136" office:value-type="string" table:number-columns-spanned="7" table:number-rows-spanned="1">
            <text:p>S-CMA01-LW-P2-7 --- S-S-CMA01-4-52</text:p>
          </table:table-cell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53">
            <text:p>53</text:p>
          </table:table-cell>
          <table:table-cell table:style-name="ce136" office:value-type="string" table:number-columns-spanned="7" table:number-rows-spanned="1">
            <text:p>S-S-CMA01-3-20 --- S-Z-CMA01-LA-2</text:p>
          </table:table-cell>
          <table:covered-table-cell table:number-columns-repeated="5" table:style-name="ce142"/>
          <table:covered-table-cell table:style-name="ce148"/>
          <table:table-cell office:value-type="float" office:value="53">
            <text:p>53</text:p>
          </table:table-cell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opfUhr - Sim</text:p>
          </table:table-cell>
          <table:covered-table-cell table:number-columns-repeated="3" table:style-name="ce155"/>
          <table:covered-table-cell table:style-name="ce160"/>
          <table:table-cell table:number-columns-repeated="947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number-columns-repeated="2"/>
          <table:table-cell table:style-name="ce4" office:value-type="float" office:value="36">
            <text:p>3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9"/>
          <table:table-cell office:value-type="float" office:value="9">
            <text:p>9</text:p>
          </table:table-cell>
          <table:table-cell table:style-name="ce136" office:value-type="string" table:number-columns-spanned="7" table:number-rows-spanned="1">
            <text:p>S-CMA01-LW-P2-8 --- S-S-CMA01-4-50</text:p>
          </table:table-cell>
          <table:covered-table-cell table:number-columns-repeated="5" table:style-name="ce142"/>
          <table:covered-table-cell table:style-name="ce148"/>
          <table:table-cell office:value-type="float" office:value="9">
            <text:p>9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54">
            <text:p>54</text:p>
          </table:table-cell>
          <table:table-cell table:style-name="ce136" office:value-type="string" table:number-columns-spanned="7" table:number-rows-spanned="1">
            <text:p>S-S-CMA01-3-46 --- S-Z-CMA01-LA/P-4</text:p>
          </table:table-cell>
          <table:covered-table-cell table:number-columns-repeated="5" table:style-name="ce142"/>
          <table:covered-table-cell table:style-name="ce148"/>
          <table:table-cell office:value-type="float" office:value="54">
            <text:p>54</text:p>
          </table:table-cell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opfUhr - Sim</text:p>
          </table:table-cell>
          <table:covered-table-cell table:number-columns-repeated="3" table:style-name="ce155"/>
          <table:covered-table-cell table:style-name="ce160"/>
          <table:table-cell table:number-columns-repeated="947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number-columns-repeated="2"/>
          <table:table-cell table:style-name="ce4" office:value-type="float" office:value="35">
            <text:p>3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30"/>
          <table:table-cell office:value-type="float" office:value="10">
            <text:p>10</text:p>
          </table:table-cell>
          <table:table-cell table:style-name="ce136" office:value-type="string" table:number-columns-spanned="7" table:number-rows-spanned="1">
            <text:p>S-CMA01-LW-P2-9 --- S-S-CMA01-5-26</text:p>
          </table:table-cell>
          <table:covered-table-cell table:number-columns-repeated="5" table:style-name="ce142"/>
          <table:covered-table-cell table:style-name="ce148"/>
          <table:table-cell office:value-type="float" office:value="10">
            <text:p>10</text:p>
          </table:table-cell>
          <table:table-cell table:style-name="ce152" office:value-type="string" table:number-columns-spanned="5" table:number-rows-spanned="1">
            <text:p>Patchpanel 2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4" table:style-name="ce152"/>
          <table:table-cell office:value-type="float" office:value="55">
            <text:p>55</text:p>
          </table:table-cell>
          <table:table-cell table:style-name="ce136" office:value-type="string" table:number-columns-spanned="7" table:number-rows-spanned="1">
            <text:p>S-S-CMA01-4-20 --- S-Z-CMA01-LB-3</text:p>
          </table:table-cell>
          <table:covered-table-cell table:number-columns-repeated="5" table:style-name="ce142"/>
          <table:covered-table-cell table:style-name="ce148"/>
          <table:table-cell office:value-type="float" office:value="55">
            <text:p>55</text:p>
          </table:table-cell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opfUhr - Sim</text:p>
          </table:table-cell>
          <table:covered-table-cell table:number-columns-repeated="3" table:style-name="ce155"/>
          <table:covered-table-cell table:style-name="ce160"/>
          <table:table-cell table:number-columns-repeated="947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 table:number-columns-repeated="2"/>
          <table:table-cell table:style-name="ce4" office:value-type="float" office:value="34">
            <text:p>3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30"/>
          <table:table-cell office:value-type="float" office:value="11">
            <text:p>11</text:p>
          </table:table-cell>
          <table:table-cell table:style-name="ce136" office:value-type="string" table:number-columns-spanned="7" table:number-rows-spanned="1">
            <text:p>S-CMA01-K-P3-1 --- S-CMA01-K-P4-22 </text:p>
          </table:table-cell>
          <table:covered-table-cell table:number-columns-repeated="5" table:style-name="ce142"/>
          <table:covered-table-cell table:style-name="ce148"/>
          <table:table-cell office:value-type="float" office:value="11">
            <text:p>11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11</text:p>
          </table:table-cell>
          <table:covered-table-cell table:number-columns-repeated="4" table:style-name="ce152"/>
          <table:table-cell office:value-type="float" office:value="56">
            <text:p>56</text:p>
          </table:table-cell>
          <table:table-cell table:style-name="ce136" office:value-type="string" table:number-columns-spanned="7" table:number-rows-spanned="1">
            <text:p>S-S-CMA01-4-46 --- S-Z-CMA01-LB/P-5</text:p>
          </table:table-cell>
          <table:covered-table-cell table:number-columns-repeated="5" table:style-name="ce142"/>
          <table:covered-table-cell table:style-name="ce148"/>
          <table:table-cell office:value-type="float" office:value="56">
            <text:p>56</text:p>
          </table:table-cell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opfUhr - Sim</text:p>
          </table:table-cell>
          <table:covered-table-cell table:number-columns-repeated="3" table:style-name="ce155"/>
          <table:covered-table-cell table:style-name="ce160"/>
          <table:table-cell table:number-columns-repeated="947"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33">
            <text:p>3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12">
            <text:p>12</text:p>
          </table:table-cell>
          <table:table-cell table:style-name="ce136" office:value-type="string" table:number-columns-spanned="7" table:number-rows-spanned="1">
            <text:p>S-CMA01-K-P3-3 --- S-S-CMA01-2-1</text:p>
          </table:table-cell>
          <table:covered-table-cell table:number-columns-repeated="5" table:style-name="ce142"/>
          <table:covered-table-cell table:style-name="ce148"/>
          <table:table-cell office:value-type="float" office:value="12">
            <text:p>12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57">
            <text:p>57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57">
            <text:p>5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 table:number-columns-repeated="2"/>
          <table:table-cell table:style-name="ce4" office:value-type="float" office:value="32">
            <text:p>3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13">
            <text:p>13</text:p>
          </table:table-cell>
          <table:table-cell table:style-name="ce136" office:value-type="string" table:number-columns-spanned="7" table:number-rows-spanned="1">
            <text:p>S-CMA01-K-P3-4 --- S-CMA01-K-P4-25 </text:p>
          </table:table-cell>
          <table:covered-table-cell table:number-columns-repeated="5" table:style-name="ce142"/>
          <table:covered-table-cell table:style-name="ce148"/>
          <table:table-cell office:value-type="float" office:value="13">
            <text:p>13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9</text:p>
          </table:table-cell>
          <table:covered-table-cell table:number-columns-repeated="3" table:style-name="ce155"/>
          <table:covered-table-cell table:style-name="ce160"/>
          <table:table-cell office:value-type="float" office:value="58">
            <text:p>58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58">
            <text:p>5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31">
            <text:p>3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14">
            <text:p>14</text:p>
          </table:table-cell>
          <table:table-cell table:style-name="ce136" office:value-type="string" table:number-columns-spanned="7" table:number-rows-spanned="1">
            <text:p>S-CMA01-K-P3-5 --- S-S-CMA01-5-23</text:p>
          </table:table-cell>
          <table:covered-table-cell table:number-columns-repeated="5" table:style-name="ce142"/>
          <table:covered-table-cell table:style-name="ce148"/>
          <table:table-cell office:value-type="float" office:value="14">
            <text:p>14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MGT</text:p>
          </table:table-cell>
          <table:covered-table-cell table:number-columns-repeated="4" table:style-name="ce152"/>
          <table:table-cell office:value-type="float" office:value="59">
            <text:p>59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59">
            <text:p>5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30">
            <text:p>3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15">
            <text:p>15</text:p>
          </table:table-cell>
          <table:table-cell table:style-name="ce136" office:value-type="string" table:number-columns-spanned="7" table:number-rows-spanned="1">
            <text:p>S-CMA01-K-P3-8 --- S-CP-CMA01-3-1</text:p>
          </table:table-cell>
          <table:covered-table-cell table:number-columns-repeated="5" table:style-name="ce142"/>
          <table:covered-table-cell table:style-name="ce148"/>
          <table:table-cell office:value-type="float" office:value="15">
            <text:p>15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KL BACNET</text:p>
          </table:table-cell>
          <table:covered-table-cell table:number-columns-repeated="4" table:style-name="ce152"/>
          <table:table-cell office:value-type="float" office:value="60">
            <text:p>60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0">
            <text:p>6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29">
            <text:p>2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 table:style-name="ce127"/>
          <table:table-cell office:value-type="float" office:value="16">
            <text:p>16</text:p>
          </table:table-cell>
          <table:table-cell table:style-name="ce136" office:value-type="string" table:number-columns-spanned="7" table:number-rows-spanned="1">
            <text:p>S-CMA01-K-P3-9 --- S-S-CMA01-4-43</text:p>
          </table:table-cell>
          <table:covered-table-cell table:number-columns-repeated="5" table:style-name="ce142"/>
          <table:covered-table-cell table:style-name="ce148"/>
          <table:table-cell office:value-type="float" office:value="16">
            <text:p>16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61">
            <text:p>61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1">
            <text:p>6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28">
            <text:p>2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17">
            <text:p>17</text:p>
          </table:table-cell>
          <table:table-cell table:style-name="ce136" office:value-type="string" table:number-columns-spanned="7" table:number-rows-spanned="1">
            <text:p>S-CMA01-K-P3-10 --- S-S-CMA01-4-44</text:p>
          </table:table-cell>
          <table:covered-table-cell table:number-columns-repeated="5" table:style-name="ce142"/>
          <table:covered-table-cell table:style-name="ce148"/>
          <table:table-cell office:value-type="float" office:value="17">
            <text:p>17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62">
            <text:p>62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2">
            <text:p>6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27">
            <text:p>2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18">
            <text:p>18</text:p>
          </table:table-cell>
          <table:table-cell table:style-name="ce136" office:value-type="string" table:number-columns-spanned="7" table:number-rows-spanned="1">
            <text:p>S-CMA01-K-P3-11 --- S-CMA01-K-P4-9 </text:p>
          </table:table-cell>
          <table:covered-table-cell table:number-columns-repeated="5" table:style-name="ce142"/>
          <table:covered-table-cell table:style-name="ce148"/>
          <table:table-cell office:value-type="float" office:value="18">
            <text:p>18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Onlinewerte</text:p>
          </table:table-cell>
          <table:covered-table-cell table:number-columns-repeated="4" table:style-name="ce152"/>
          <table:table-cell office:value-type="float" office:value="63">
            <text:p>63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3">
            <text:p>6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26">
            <text:p>2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19">
            <text:p>19</text:p>
          </table:table-cell>
          <table:table-cell table:style-name="ce136" office:value-type="string" table:number-columns-spanned="7" table:number-rows-spanned="1">
            <text:p>S-CMA01-K-P3-12 --- S-CMA01-K-P4-10 </text:p>
          </table:table-cell>
          <table:covered-table-cell table:number-columns-repeated="5" table:style-name="ce142"/>
          <table:covered-table-cell table:style-name="ce148"/>
          <table:table-cell office:value-type="float" office:value="19">
            <text:p>19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Onlinewerte</text:p>
          </table:table-cell>
          <table:covered-table-cell table:number-columns-repeated="4" table:style-name="ce152"/>
          <table:table-cell office:value-type="float" office:value="64">
            <text:p>64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4">
            <text:p>6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25">
            <text:p>2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0">
            <text:p>20</text:p>
          </table:table-cell>
          <table:table-cell table:style-name="ce136" office:value-type="string" table:number-columns-spanned="7" table:number-rows-spanned="1">
            <text:p>S-CMA01-K-P3-13 ---S-S-CMA01-3-43</text:p>
          </table:table-cell>
          <table:covered-table-cell table:number-columns-repeated="5" table:style-name="ce142"/>
          <table:covered-table-cell table:style-name="ce148"/>
          <table:table-cell office:value-type="float" office:value="20">
            <text:p>20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65">
            <text:p>65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5">
            <text:p>6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number-columns-repeated="2"/>
          <table:table-cell table:style-name="ce4" office:value-type="float" office:value="24">
            <text:p>2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1">
            <text:p>21</text:p>
          </table:table-cell>
          <table:table-cell table:style-name="ce136" office:value-type="string" table:number-columns-spanned="7" table:number-rows-spanned="1">
            <text:p>S-CMA01-K-P3-14 ---S-S-CMA01-3-44</text:p>
          </table:table-cell>
          <table:covered-table-cell table:number-columns-repeated="5" table:style-name="ce142"/>
          <table:covered-table-cell table:style-name="ce148"/>
          <table:table-cell office:value-type="float" office:value="21">
            <text:p>21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66">
            <text:p>66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6">
            <text:p>6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23">
            <text:p>2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2">
            <text:p>22</text:p>
          </table:table-cell>
          <table:table-cell table:style-name="ce136" office:value-type="string" table:number-columns-spanned="7" table:number-rows-spanned="1">
            <text:p>S-CMA01-K-P3-15 ---S-S-CMA01-3-48</text:p>
          </table:table-cell>
          <table:covered-table-cell table:number-columns-repeated="5" table:style-name="ce142"/>
          <table:covered-table-cell table:style-name="ce148"/>
          <table:table-cell office:value-type="float" office:value="22">
            <text:p>22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67">
            <text:p>67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7">
            <text:p>6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8"/>
          <table:table-cell table:style-name="ce118"/>
          <table:table-cell table:number-columns-repeated="2"/>
          <table:table-cell table:style-name="ce4" office:value-type="float" office:value="22">
            <text:p>2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3">
            <text:p>23</text:p>
          </table:table-cell>
          <table:table-cell table:style-name="ce136" office:value-type="string" table:number-columns-spanned="7" table:number-rows-spanned="1">
            <text:p>S-CMA01-K-P3-16 --- S-S-CMA01-4-48</text:p>
          </table:table-cell>
          <table:covered-table-cell table:number-columns-repeated="5" table:style-name="ce142"/>
          <table:covered-table-cell table:style-name="ce148"/>
          <table:table-cell office:value-type="float" office:value="23">
            <text:p>23</text:p>
          </table:table-cell>
          <table:table-cell table:style-name="ce152" office:value-type="string" table:number-columns-spanned="5" table:number-rows-spanned="1">
            <text:p>Patchpanel 3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68">
            <text:p>68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8">
            <text:p>6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8"/>
          <table:table-cell table:style-name="ce118"/>
          <table:table-cell table:number-columns-repeated="2"/>
          <table:table-cell table:style-name="ce4" office:value-type="float" office:value="21">
            <text:p>2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4">
            <text:p>24</text:p>
          </table:table-cell>
          <table:table-cell table:style-name="ce136" office:value-type="string" table:number-columns-spanned="7" table:number-rows-spanned="1">
            <text:p>S-CMA01-K-P4-1 --- S-S-CMA01-3-2</text:p>
          </table:table-cell>
          <table:covered-table-cell table:number-columns-repeated="5" table:style-name="ce142"/>
          <table:covered-table-cell table:style-name="ce148"/>
          <table:table-cell office:value-type="float" office:value="24">
            <text:p>24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69">
            <text:p>69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69">
            <text:p>6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20">
            <text:p>2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5">
            <text:p>25</text:p>
          </table:table-cell>
          <table:table-cell table:style-name="ce136" office:value-type="string" table:number-columns-spanned="7" table:number-rows-spanned="1">
            <text:p>S-CMA01-K-P4-2 --- S-S-CMA01-3-8</text:p>
          </table:table-cell>
          <table:covered-table-cell table:number-columns-repeated="5" table:style-name="ce142"/>
          <table:covered-table-cell table:style-name="ce148"/>
          <table:table-cell office:value-type="float" office:value="25">
            <text:p>25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9</text:p>
          </table:table-cell>
          <table:covered-table-cell table:number-columns-repeated="4" table:style-name="ce152"/>
          <table:table-cell office:value-type="float" office:value="70">
            <text:p>70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0">
            <text:p>7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9"/>
          <table:table-cell table:style-name="ce118"/>
          <table:table-cell table:number-columns-repeated="2"/>
          <table:table-cell table:style-name="ce4" office:value-type="float" office:value="19">
            <text:p>1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6">
            <text:p>26</text:p>
          </table:table-cell>
          <table:table-cell table:style-name="ce136" office:value-type="string" table:number-columns-spanned="7" table:number-rows-spanned="1">
            <text:p>S-CMA01-K-P4-3 --- S-S-CMA01-3-4</text:p>
          </table:table-cell>
          <table:covered-table-cell table:number-columns-repeated="5" table:style-name="ce142"/>
          <table:covered-table-cell table:style-name="ce148"/>
          <table:table-cell office:value-type="float" office:value="26">
            <text:p>26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1">
            <text:p>71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1">
            <text:p>7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9"/>
          <table:table-cell table:style-name="ce118"/>
          <table:table-cell table:number-columns-repeated="2"/>
          <table:table-cell table:style-name="ce4" office:value-type="float" office:value="18">
            <text:p>1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7">
            <text:p>27</text:p>
          </table:table-cell>
          <table:table-cell table:style-name="ce136" office:value-type="string" table:number-columns-spanned="7" table:number-rows-spanned="1">
            <text:p>S-CMA01-K-P4-4 --- S-S-CMA01-3-3</text:p>
          </table:table-cell>
          <table:covered-table-cell table:number-columns-repeated="5" table:style-name="ce142"/>
          <table:covered-table-cell table:style-name="ce148"/>
          <table:table-cell office:value-type="float" office:value="27">
            <text:p>27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auptrechner - 3A</text:p>
          </table:table-cell>
          <table:covered-table-cell table:number-columns-repeated="4" table:style-name="ce152"/>
          <table:table-cell office:value-type="float" office:value="72">
            <text:p>72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2">
            <text:p>7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7">
            <text:p>1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8">
            <text:p>28</text:p>
          </table:table-cell>
          <table:table-cell table:style-name="ce136" office:value-type="string" table:number-columns-spanned="7" table:number-rows-spanned="1">
            <text:p>S-CMA01-K-P4-5 --- S-S-CMA01-3-9</text:p>
          </table:table-cell>
          <table:covered-table-cell table:number-columns-repeated="5" table:style-name="ce142"/>
          <table:covered-table-cell table:style-name="ce148"/>
          <table:table-cell office:value-type="float" office:value="28">
            <text:p>28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3">
            <text:p>73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3">
            <text:p>7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6">
            <text:p>1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29">
            <text:p>29</text:p>
          </table:table-cell>
          <table:table-cell table:style-name="ce136" office:value-type="string" table:number-columns-spanned="7" table:number-rows-spanned="1">
            <text:p>S-CMA01-K-P4-6 --- S-S-CMA01-3-10</text:p>
          </table:table-cell>
          <table:covered-table-cell table:number-columns-repeated="5" table:style-name="ce142"/>
          <table:covered-table-cell table:style-name="ce148"/>
          <table:table-cell office:value-type="float" office:value="29">
            <text:p>29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4">
            <text:p>74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4">
            <text:p>7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5">
            <text:p>1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office:value-type="float" office:value="30">
            <text:p>30</text:p>
          </table:table-cell>
          <table:table-cell table:style-name="ce136" office:value-type="string" table:number-columns-spanned="7" table:number-rows-spanned="1">
            <text:p>S-CMA01-K-P4-7 --- S-S-CMA01-3-7</text:p>
          </table:table-cell>
          <table:covered-table-cell table:number-columns-repeated="5" table:style-name="ce142"/>
          <table:covered-table-cell table:style-name="ce148"/>
          <table:table-cell office:value-type="float" office:value="30">
            <text:p>30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11</text:p>
          </table:table-cell>
          <table:covered-table-cell table:number-columns-repeated="4" table:style-name="ce152"/>
          <table:table-cell office:value-type="float" office:value="75">
            <text:p>75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5">
            <text:p>7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4">
            <text:p>1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1">
            <text:p>31</text:p>
          </table:table-cell>
          <table:table-cell table:style-name="ce136" office:value-type="string" table:number-columns-spanned="7" table:number-rows-spanned="1">
            <text:p>S-CMA01-K-P4-8 --- S-S-CMA01-3-22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1">
            <text:p>31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auptrechner - 3A</text:p>
          </table:table-cell>
          <table:covered-table-cell table:number-columns-repeated="4" table:style-name="ce152"/>
          <table:table-cell office:value-type="float" office:value="76">
            <text:p>76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6">
            <text:p>7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3">
            <text:p>1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2">
            <text:p>32</text:p>
          </table:table-cell>
          <table:table-cell table:style-name="ce136" office:value-type="string" table:number-columns-spanned="7" table:number-rows-spanned="1">
            <text:p>S-CMA01-K-P4-11 --- S-S-CMA01-3-21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2">
            <text:p>32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A</text:p>
          </table:table-cell>
          <table:covered-table-cell table:number-columns-repeated="4" table:style-name="ce152"/>
          <table:table-cell office:value-type="float" office:value="77">
            <text:p>77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7">
            <text:p>7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2">
            <text:p>1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3">
            <text:p>33</text:p>
          </table:table-cell>
          <table:table-cell table:style-name="ce136" office:value-type="string" table:number-columns-spanned="7" table:number-rows-spanned="1">
            <text:p>S-CMA01-K-P4-12 --- S-S-CMA01-3-6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3">
            <text:p>33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MGT1</text:p>
          </table:table-cell>
          <table:covered-table-cell table:number-columns-repeated="4" table:style-name="ce152"/>
          <table:table-cell office:value-type="float" office:value="78">
            <text:p>78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8">
            <text:p>7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1">
            <text:p>1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4">
            <text:p>34</text:p>
          </table:table-cell>
          <table:table-cell table:style-name="ce136" office:value-type="string" table:number-columns-spanned="7" table:number-rows-spanned="1">
            <text:p>S-CMA01-K-P4-13 --- S-S-CMA01-4-2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4">
            <text:p>34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79">
            <text:p>79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79">
            <text:p>7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0">
            <text:p>1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5">
            <text:p>35</text:p>
          </table:table-cell>
          <table:table-cell table:style-name="ce136" office:value-type="string" table:number-columns-spanned="7" table:number-rows-spanned="1">
            <text:p>S-CMA01-K-P4-14 --- S-S-CMA01-4-8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5">
            <text:p>35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9</text:p>
          </table:table-cell>
          <table:covered-table-cell table:number-columns-repeated="4" table:style-name="ce152"/>
          <table:table-cell office:value-type="float" office:value="80">
            <text:p>80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0">
            <text:p>8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9">
            <text:p>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4"/>
          <table:table-cell table:style-name="ce118"/>
          <table:table-cell/>
          <table:table-cell table:style-name="ce130" office:value-type="float" office:value="36">
            <text:p>36</text:p>
          </table:table-cell>
          <table:table-cell table:style-name="ce136" office:value-type="string" table:number-columns-spanned="7" table:number-rows-spanned="1">
            <text:p>S-CMA01-K-P4-15 --- S-S-CMA01-4-4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6">
            <text:p>36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2x Switch Lan B</text:p>
          </table:table-cell>
          <table:covered-table-cell table:number-columns-repeated="4" table:style-name="ce152"/>
          <table:table-cell office:value-type="float" office:value="81">
            <text:p>81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1">
            <text:p>8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9"/>
          <table:table-cell table:style-name="ce118"/>
          <table:table-cell table:number-columns-repeated="2"/>
          <table:table-cell table:style-name="ce4" office:value-type="float" office:value="8">
            <text:p>8</text:p>
          </table:table-cell>
          <table:table-cell table:style-name="ce122" office:value-type="string" table:number-columns-spanned="15" table:number-rows-spanned="1">
            <text:p>Rack Blindplatte</text:p>
          </table:table-cell>
          <table:covered-table-cell table:number-columns-repeated="14" table:style-name="ce122"/>
          <table:table-cell table:style-name="ce124"/>
          <table:table-cell table:style-name="ce118"/>
          <table:table-cell/>
          <table:table-cell table:style-name="ce130" office:value-type="float" office:value="37">
            <text:p>37</text:p>
          </table:table-cell>
          <table:table-cell table:style-name="ce136" office:value-type="string" table:number-columns-spanned="7" table:number-rows-spanned="1">
            <text:p>S-CMA01-K-P4-16 --- S-S-CMA01-4-3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7">
            <text:p>37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Hauptrechner - 3A</text:p>
          </table:table-cell>
          <table:covered-table-cell table:number-columns-repeated="4" table:style-name="ce152"/>
          <table:table-cell office:value-type="float" office:value="82">
            <text:p>82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2">
            <text:p>8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10"/>
          <table:table-cell table:style-name="ce118"/>
          <table:table-cell table:number-columns-repeated="2"/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10"/>
          <table:table-cell table:style-name="ce118"/>
          <table:table-cell/>
          <table:table-cell table:style-name="ce130" office:value-type="float" office:value="38">
            <text:p>38</text:p>
          </table:table-cell>
          <table:table-cell table:style-name="ce136" office:value-type="string" table:number-columns-spanned="7" table:number-rows-spanned="1">
            <text:p>S-CMA01-K-P4-17 --- S-S-CMA01-4-9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8">
            <text:p>38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83">
            <text:p>83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3">
            <text:p>8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39">
            <text:p>39</text:p>
          </table:table-cell>
          <table:table-cell table:style-name="ce136" office:value-type="string" table:number-columns-spanned="7" table:number-rows-spanned="1">
            <text:p>S-CMA01-K-P4-18 --- S-S-CMA01-4-10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39">
            <text:p>39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84">
            <text:p>84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4">
            <text:p>8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40">
            <text:p>40</text:p>
          </table:table-cell>
          <table:table-cell table:style-name="ce136" office:value-type="string" table:number-columns-spanned="7" table:number-rows-spanned="1">
            <text:p>S-CMA01-K-P4-19 --- S-S-CMA01-4-7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0">
            <text:p>40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85">
            <text:p>85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5">
            <text:p>8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41">
            <text:p>41</text:p>
          </table:table-cell>
          <table:table-cell table:style-name="ce136" office:value-type="string" table:number-columns-spanned="7" table:number-rows-spanned="1">
            <text:p>S-CMA01-K-P4-20 --- S-S-CMA01-4-22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1">
            <text:p>41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86">
            <text:p>86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6">
            <text:p>8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42">
            <text:p>42</text:p>
          </table:table-cell>
          <table:table-cell table:style-name="ce136" office:value-type="string" table:number-columns-spanned="7" table:number-rows-spanned="1">
            <text:p>S-CMA01-K-P4-23 --- S-S-CMA01-4-21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2">
            <text:p>42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Switch B</text:p>
          </table:table-cell>
          <table:covered-table-cell table:number-columns-repeated="4" table:style-name="ce152"/>
          <table:table-cell office:value-type="float" office:value="87">
            <text:p>87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7">
            <text:p>8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43">
            <text:p>43</text:p>
          </table:table-cell>
          <table:table-cell table:style-name="ce136" office:value-type="string" table:number-columns-spanned="7" table:number-rows-spanned="1">
            <text:p>S-CMA01-K-P4-24 --- S-S-CMA01-4-6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3">
            <text:p>43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2x Switch Lan B</text:p>
          </table:table-cell>
          <table:covered-table-cell table:number-columns-repeated="4" table:style-name="ce152"/>
          <table:table-cell office:value-type="float" office:value="88">
            <text:p>88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8">
            <text:p>8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10"/>
          <table:table-cell table:style-name="ce118"/>
          <table:table-cell table:number-columns-repeated="2"/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10"/>
          <table:table-cell table:style-name="ce118"/>
          <table:table-cell/>
          <table:table-cell table:style-name="ce130" office:value-type="float" office:value="44">
            <text:p>44</text:p>
          </table:table-cell>
          <table:table-cell table:style-name="ce136" office:value-type="string" table:number-columns-spanned="7" table:number-rows-spanned="1">
            <text:p>S-CMA01-K-P4-26 --- S-S-CMA01-5-16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4">
            <text:p>44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AP 9</text:p>
          </table:table-cell>
          <table:covered-table-cell table:number-columns-repeated="4" table:style-name="ce152"/>
          <table:table-cell office:value-type="float" office:value="89">
            <text:p>89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89">
            <text:p>8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table-cell table:style-name="ce5" table:number-columns-spanned="18" table:number-rows-spanned="3"/>
          <table:covered-table-cell table:number-columns-repeated="17" table:style-name="ce6"/>
          <table:table-cell table:number-columns-repeated="2"/>
          <table:table-cell table:style-name="ce5" table:number-columns-spanned="18" table:number-rows-spanned="3"/>
          <table:covered-table-cell table:number-columns-repeated="17" table:style-name="ce6"/>
          <table:table-cell/>
          <table:table-cell table:style-name="ce130" office:value-type="float" office:value="45">
            <text:p>45</text:p>
          </table:table-cell>
          <table:table-cell table:style-name="ce136" office:value-type="string" table:number-columns-spanned="7" table:number-rows-spanned="1">
            <text:p>S-CMA01-K-P4-27 --- S-S-CMA01-5-18</text:p>
          </table:table-cell>
          <table:covered-table-cell table:number-columns-repeated="5" table:style-name="ce142"/>
          <table:covered-table-cell table:style-name="ce148"/>
          <table:table-cell table:style-name="ce130" office:value-type="float" office:value="45">
            <text:p>45</text:p>
          </table:table-cell>
          <table:table-cell table:style-name="ce152" office:value-type="string" table:number-columns-spanned="5" table:number-rows-spanned="1">
            <text:p>Patchpanel 4</text:p>
          </table:table-cell>
          <table:covered-table-cell table:number-columns-repeated="3" table:style-name="ce155"/>
          <table:covered-table-cell table:style-name="ce160"/>
          <table:table-cell table:style-name="ce152" office:value-type="string" table:number-columns-spanned="5" table:number-rows-spanned="1">
            <text:p>MGT1</text:p>
          </table:table-cell>
          <table:covered-table-cell table:number-columns-repeated="4" table:style-name="ce152"/>
          <table:table-cell office:value-type="float" office:value="90">
            <text:p>90</text:p>
          </table:table-cell>
          <table:table-cell table:style-name="ce136" table:number-columns-spanned="7" table:number-rows-spanned="1"/>
          <table:covered-table-cell table:number-columns-repeated="5" table:style-name="ce142"/>
          <table:covered-table-cell table:style-name="ce148"/>
          <table:table-cell office:value-type="float" office:value="90">
            <text:p>9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948"/>
        </table:table-row>
        <table:table-row table:style-name="ro4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948"/>
        </table:table-row>
        <table:table-row table:style-name="ro2">
          <table:table-cell table:number-columns-repeated="40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table:number-columns-spanned="5" table:number-rows-spanned="1"/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948"/>
        </table:table-row>
        <table:table-row table:style-name="ro4">
          <table:table-cell table:number-columns-repeated="39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40" table:number-columns-spanned="3" table:number-rows-spanned="1"/>
          <table:covered-table-cell table:number-columns-repeated="2" table:style-name="ce143"/>
          <table:table-cell table:style-name="ce146" table:number-columns-repeated="3"/>
          <table:table-cell table:style-name="ce149" office:value-type="string">
            <text:p>Änderungsdatum: </text:p>
          </table:table-cell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4"/>
          <table:table-cell table:style-name="ce154"/>
          <table:table-cell table:style-name="ce159" table:number-columns-repeated="2"/>
          <table:table-cell/>
          <table:table-cell table:style-name="ce161" office:value-type="string">
            <text:p>V: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33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32" table:number-columns-spanned="3" table:number-rows-spanned="1"/>
          <table:covered-table-cell table:number-columns-repeated="2" table:style-name="ce134"/>
          <table:table-cell table:style-name="ce129" table:number-columns-repeated="3"/>
          <table:table-cell table:style-name="ce163" office:value-type="string" table:number-columns-spanned="4" table:number-rows-spanned="1">
            <text:p>Änderungsdatum: </text:p>
          </table:table-cell>
          <table:covered-table-cell table:number-columns-repeated="3" table:style-name="ce149"/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9"/>
          <table:table-cell/>
          <table:table-cell table:style-name="ce161" office:value-type="string">
            <text:p>V:</text:p>
          </table:table-cell>
          <table:table-cell table:style-name="ce162" office:value-type="float" office:value="1">
            <text:p>1</text:p>
          </table:table-cell>
          <table:table-cell table:number-columns-repeated="947"/>
        </table:table-row>
        <table:table-row table:style-name="ro4">
          <table:table-cell table:style-name="ce7" office:value-type="string" table:number-columns-spanned="18" table:number-rows-spanned="3">
            <text:p>NEU CMA01 Ansicht Front</text:p>
          </table:table-cell>
          <table:covered-table-cell table:number-columns-repeated="16" table:style-name="ce17"/>
          <table:covered-table-cell table:style-name="ce119"/>
          <table:table-cell table:number-columns-repeated="2"/>
          <table:table-cell table:style-name="ce7" office:value-type="string" table:number-columns-spanned="18" table:number-rows-spanned="3">
            <text:p>NEU CMA01 Ansicht Heck</text:p>
          </table:table-cell>
          <table:covered-table-cell table:number-columns-repeated="16" table:style-name="ce17"/>
          <table:covered-table-cell table:style-name="ce119"/>
          <table:table-cell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46" table:number-columns-repeated="3"/>
          <table:table-cell table:style-name="ce129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29" table:number-columns-repeated="4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number-columns-repeated="947"/>
        </table:table-row>
        <table:table-row table:style-name="ro2">
          <table:covered-table-cell table:style-name="ce8"/>
          <table:covered-table-cell table:number-columns-repeated="16" table:style-name="ce18"/>
          <table:covered-table-cell table:style-name="ce120"/>
          <table:table-cell table:number-columns-repeated="2"/>
          <table:covered-table-cell table:style-name="ce8"/>
          <table:covered-table-cell table:number-columns-repeated="16" table:style-name="ce18"/>
          <table:covered-table-cell table:style-name="ce120"/>
          <table:table-cell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covered-table-cell table:style-name="ce9"/>
          <table:covered-table-cell table:number-columns-repeated="6" table:style-name="ce18"/>
          <table:covered-table-cell table:number-columns-repeated="10" table:style-name="ce81"/>
          <table:covered-table-cell table:style-name="ce121"/>
          <table:table-cell table:number-columns-repeated="2"/>
          <table:covered-table-cell table:style-name="ce9"/>
          <table:covered-table-cell table:number-columns-repeated="16" table:style-name="ce81"/>
          <table:covered-table-cell table:style-name="ce121"/>
          <table:table-cell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82"/>
          <table:table-cell table:style-name="ce85" table:number-columns-repeated="8"/>
          <table:table-cell table:style-name="ce80"/>
          <table:table-cell table:style-name="ce118"/>
          <table:table-cell table:number-columns-repeated="2"/>
          <table:table-cell table:style-name="ce4" office:value-type="float" office:value="42">
            <text:p>42</text:p>
          </table:table-cell>
          <table:table-cell table:style-name="ce123" office:value-type="string" table:number-columns-spanned="15" table:number-rows-spanned="1">
            <text:p>Rack Blindplatte</text:p>
          </table:table-cell>
          <table:covered-table-cell table:number-columns-repeated="14" table:style-name="ce123"/>
          <table:table-cell table:style-name="ce80"/>
          <table:table-cell table:style-name="ce118"/>
          <table:table-cell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19" office:value-type="string" table:number-columns-spanned="15" table:number-rows-spanned="1">
            <text:p>LWL Patch -P </text:p>
          </table:table-cell>
          <table:covered-table-cell table:number-columns-repeated="5" table:style-name="ce19"/>
          <table:covered-table-cell table:number-columns-repeated="9" table:style-name="ce83"/>
          <table:table-cell table:style-name="ce107"/>
          <table:table-cell table:style-name="ce118"/>
          <table:table-cell table:number-columns-repeated="2"/>
          <table:table-cell table:style-name="ce4" office:value-type="float" office:value="41">
            <text:p>4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 table:style-name="ce127"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20" office:value-type="string" table:number-columns-spanned="15" table:number-rows-spanned="1">
            <text:p>Kabelabfang</text:p>
          </table:table-cell>
          <table:covered-table-cell table:number-columns-repeated="14" table:style-name="ce20"/>
          <table:table-cell table:style-name="ce106"/>
          <table:table-cell table:style-name="ce118"/>
          <table:table-cell table:number-columns-repeated="2"/>
          <table:table-cell table:style-name="ce4" office:value-type="float" office:value="40">
            <text:p>4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 table:style-name="ce127"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9">
            <text:p>39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47" office:value-type="string" table:number-columns-spanned="1" table:number-rows-spanned="3">
            <text:p>B</text:p>
          </table:table-cell>
          <table:table-cell table:style-name="ce62" office:value-type="string" table:number-columns-spanned="1" table:number-rows-spanned="3">
            <text:p>RAY</text:p>
          </table:table-cell>
          <table:table-cell table:style-name="ce62" office:value-type="string" table:number-columns-spanned="1" table:number-rows-spanned="3">
            <text:p>RAY</text:p>
          </table:table-cell>
          <table:table-cell table:style-name="ce62" office:value-type="string" table:number-columns-spanned="1" table:number-rows-spanned="3">
            <text:p>RAY</text:p>
          </table:table-cell>
          <table:table-cell table:style-name="ce62" office:value-type="string" table:number-columns-spanned="1" table:number-rows-spanned="3">
            <text:p>RAY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95" office:value-type="string" table:number-columns-spanned="1" table:number-rows-spanned="3">
            <text:p>VID</text:p>
          </table:table-cell>
          <table:table-cell table:style-name="ce111" office:value-type="string" table:number-columns-spanned="1" table:number-rows-spanned="3">
            <text:p>WARTE</text:p>
          </table:table-cell>
          <table:table-cell table:style-name="ce118"/>
          <table:table-cell table:number-columns-repeated="2"/>
          <table:table-cell table:style-name="ce4" office:value-type="float" office:value="39">
            <text:p>3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5"/>
          <table:table-cell table:style-name="ce118"/>
          <table:table-cell table:style-name="ce127"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8">
            <text:p>38</text:p>
          </table:table-cell>
          <table:covered-table-cell table:style-name="ce22"/>
          <table:covered-table-cell table:style-name="ce48"/>
          <table:covered-table-cell table:number-columns-repeated="4" table:style-name="ce63"/>
          <table:covered-table-cell table:number-columns-repeated="2" table:style-name="ce78"/>
          <table:covered-table-cell table:number-columns-repeated="6" table:style-name="ce84"/>
          <table:covered-table-cell table:style-name="ce96"/>
          <table:covered-table-cell table:style-name="ce112"/>
          <table:table-cell table:style-name="ce118"/>
          <table:table-cell table:number-columns-repeated="2"/>
          <table:table-cell table:style-name="ce4" office:value-type="float" office:value="38">
            <text:p>3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5"/>
          <table:table-cell table:style-name="ce118"/>
          <table:table-cell table:style-name="ce127"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37">
            <text:p>37</text:p>
          </table:table-cell>
          <table:covered-table-cell table:style-name="ce21"/>
          <table:covered-table-cell table:style-name="ce47"/>
          <table:covered-table-cell table:number-columns-repeated="4" table:style-name="ce62"/>
          <table:covered-table-cell table:number-columns-repeated="2" table:style-name="ce77"/>
          <table:covered-table-cell table:number-columns-repeated="6" table:style-name="ce84"/>
          <table:covered-table-cell table:style-name="ce95"/>
          <table:covered-table-cell table:style-name="ce111"/>
          <table:table-cell table:style-name="ce118"/>
          <table:table-cell table:number-columns-repeated="2"/>
          <table:table-cell table:style-name="ce4" office:value-type="float" office:value="37">
            <text:p>3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25"/>
          <table:table-cell table:style-name="ce118"/>
          <table:table-cell table:style-name="ce128"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20" office:value-type="string" table:number-columns-spanned="15" table:number-rows-spanned="1">
            <text:p>Kabelabfang</text:p>
          </table:table-cell>
          <table:covered-table-cell table:number-columns-repeated="14" table:style-name="ce20"/>
          <table:table-cell table:style-name="ce113"/>
          <table:table-cell table:style-name="ce118"/>
          <table:table-cell table:number-columns-repeated="2"/>
          <table:table-cell table:style-name="ce4" office:value-type="float" office:value="36">
            <text:p>3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 table:style-name="ce129"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49" office:value-type="string" table:number-columns-spanned="1" table:number-rows-spanned="3">
            <text:p>A/P</text:p>
          </table:table-cell>
          <table:table-cell table:style-name="ce47" office:value-type="string" table:number-columns-spanned="1" table:number-rows-spanned="3">
            <text:p>B</text:p>
          </table:table-cell>
          <table:table-cell table:style-name="ce69" office:value-type="string" table:number-columns-spanned="1" table:number-rows-spanned="3">
            <text:p>B/P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49" office:value-type="string" table:number-columns-spanned="1" table:number-rows-spanned="3">
            <text:p>A/P</text:p>
          </table:table-cell>
          <table:table-cell table:style-name="ce47" office:value-type="string" table:number-columns-spanned="1" table:number-rows-spanned="3">
            <text:p>B</text:p>
          </table:table-cell>
          <table:table-cell table:style-name="ce71" office:value-type="string" table:number-columns-spanned="1" table:number-rows-spanned="3">
            <text:p>B/P</text:p>
          </table:table-cell>
          <table:table-cell table:style-name="ce62" office:value-type="string" table:number-columns-spanned="1" table:number-rows-spanned="3">
            <text:p>RAY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78"/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111" office:value-type="string" table:number-columns-spanned="1" table:number-rows-spanned="3">
            <text:p>CMD04</text:p>
          </table:table-cell>
          <table:table-cell table:style-name="ce5" table:number-columns-spanned="1" table:number-rows-spanned="3"/>
          <table:table-cell table:number-columns-repeated="2"/>
          <table:table-cell table:style-name="ce4" office:value-type="float" office:value="35">
            <text:p>3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30"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4">
            <text:p>34</text:p>
          </table:table-cell>
          <table:covered-table-cell table:style-name="ce22"/>
          <table:covered-table-cell table:style-name="ce50"/>
          <table:covered-table-cell table:style-name="ce48"/>
          <table:covered-table-cell table:style-name="ce70"/>
          <table:covered-table-cell table:style-name="ce22"/>
          <table:covered-table-cell table:style-name="ce50"/>
          <table:covered-table-cell table:style-name="ce48"/>
          <table:covered-table-cell table:style-name="ce72"/>
          <table:covered-table-cell table:style-name="ce63"/>
          <table:covered-table-cell table:number-columns-repeated="3" table:style-name="ce78"/>
          <table:table-cell table:style-name="ce78"/>
          <table:covered-table-cell table:number-columns-repeated="2" table:style-name="ce84"/>
          <table:covered-table-cell table:style-name="ce112"/>
          <table:covered-table-cell table:style-name="ce6"/>
          <table:table-cell table:number-columns-repeated="2"/>
          <table:table-cell table:style-name="ce4" office:value-type="float" office:value="34">
            <text:p>3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30"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3">
            <text:p>33</text:p>
          </table:table-cell>
          <table:covered-table-cell table:style-name="ce21"/>
          <table:covered-table-cell table:style-name="ce49"/>
          <table:covered-table-cell table:style-name="ce47"/>
          <table:covered-table-cell table:style-name="ce69"/>
          <table:covered-table-cell table:style-name="ce21"/>
          <table:covered-table-cell table:style-name="ce49"/>
          <table:covered-table-cell table:style-name="ce47"/>
          <table:covered-table-cell table:style-name="ce71"/>
          <table:covered-table-cell table:style-name="ce62"/>
          <table:covered-table-cell table:number-columns-repeated="3" table:style-name="ce77"/>
          <table:table-cell table:style-name="ce77"/>
          <table:covered-table-cell table:number-columns-repeated="2" table:style-name="ce84"/>
          <table:covered-table-cell table:style-name="ce111"/>
          <table:covered-table-cell table:style-name="ce6"/>
          <table:table-cell table:number-columns-repeated="2"/>
          <table:table-cell table:style-name="ce4" office:value-type="float" office:value="33">
            <text:p>3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27"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23" office:value-type="string" table:number-columns-spanned="15" table:number-rows-spanned="1">
            <text:p>Kabelabfang</text:p>
          </table:table-cell>
          <table:covered-table-cell table:number-columns-repeated="14" table:style-name="ce23"/>
          <table:table-cell table:style-name="ce106"/>
          <table:table-cell table:style-name="ce118"/>
          <table:table-cell table:number-columns-repeated="2"/>
          <table:table-cell table:style-name="ce4" office:value-type="float" office:value="32">
            <text:p>3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 table:style-name="ce127"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5">
          <table:table-cell table:style-name="ce4" office:value-type="float" office:value="31">
            <text:p>31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49" office:value-type="string" table:number-columns-spanned="1" table:number-rows-spanned="3">
            <text:p>A/P</text:p>
          </table:table-cell>
          <table:table-cell table:style-name="ce47" office:value-type="string" table:number-columns-spanned="1" table:number-rows-spanned="3">
            <text:p>B</text:p>
          </table:table-cell>
          <table:table-cell table:style-name="ce71" office:value-type="string" table:number-columns-spanned="1" table:number-rows-spanned="3">
            <text:p>B/P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111" office:value-type="string" table:number-columns-spanned="1" table:number-rows-spanned="3">
            <text:p>CMD05</text:p>
          </table:table-cell>
          <table:table-cell table:style-name="ce118"/>
          <table:table-cell table:number-columns-repeated="2"/>
          <table:table-cell table:style-name="ce4" office:value-type="float" office:value="31">
            <text:p>3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27"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5">
          <table:table-cell table:style-name="ce4" office:value-type="float" office:value="30">
            <text:p>30</text:p>
          </table:table-cell>
          <table:covered-table-cell table:style-name="ce22"/>
          <table:covered-table-cell table:style-name="ce50"/>
          <table:covered-table-cell table:style-name="ce48"/>
          <table:covered-table-cell table:style-name="ce72"/>
          <table:covered-table-cell table:number-columns-repeated="2" table:style-name="ce78"/>
          <table:covered-table-cell table:number-columns-repeated="9" table:style-name="ce84"/>
          <table:covered-table-cell table:style-name="ce112"/>
          <table:table-cell table:style-name="ce118"/>
          <table:table-cell table:number-columns-repeated="2"/>
          <table:table-cell table:style-name="ce4" office:value-type="float" office:value="30">
            <text:p>3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27"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5">
          <table:table-cell table:style-name="ce4" office:value-type="float" office:value="29">
            <text:p>29</text:p>
          </table:table-cell>
          <table:covered-table-cell table:style-name="ce21"/>
          <table:covered-table-cell table:style-name="ce49"/>
          <table:covered-table-cell table:style-name="ce47"/>
          <table:covered-table-cell table:style-name="ce71"/>
          <table:covered-table-cell table:number-columns-repeated="2" table:style-name="ce77"/>
          <table:covered-table-cell table:number-columns-repeated="9" table:style-name="ce84"/>
          <table:covered-table-cell table:style-name="ce111"/>
          <table:table-cell table:style-name="ce118"/>
          <table:table-cell table:number-columns-repeated="2"/>
          <table:table-cell table:style-name="ce4" office:value-type="float" office:value="29">
            <text:p>2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5"/>
          <table:table-cell table:style-name="ce118"/>
          <table:table-cell table:style-name="ce127"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23" office:value-type="string" table:number-columns-spanned="15" table:number-rows-spanned="1">
            <text:p>Kabelabfang</text:p>
          </table:table-cell>
          <table:covered-table-cell table:number-columns-repeated="14" table:style-name="ce23"/>
          <table:table-cell table:style-name="ce106"/>
          <table:table-cell table:style-name="ce118"/>
          <table:table-cell table:number-columns-repeated="2"/>
          <table:table-cell table:style-name="ce4" office:value-type="float" office:value="28">
            <text:p>2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6"/>
          <table:table-cell table:style-name="ce118"/>
          <table:table-cell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24" office:value-type="string" table:number-columns-spanned="15" table:number-rows-spanned="1">
            <text:p>Switch L-S-CMA17-3</text:p>
          </table:table-cell>
          <table:covered-table-cell table:number-columns-repeated="14" table:style-name="ce24"/>
          <table:table-cell table:style-name="ce107"/>
          <table:table-cell table:style-name="ce118"/>
          <table:table-cell table:number-columns-repeated="2"/>
          <table:table-cell table:style-name="ce4" office:value-type="float" office:value="27">
            <text:p>2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23" office:value-type="string" table:number-columns-spanned="15" table:number-rows-spanned="1">
            <text:p>Kabelabfang</text:p>
          </table:table-cell>
          <table:covered-table-cell table:number-columns-repeated="14" table:style-name="ce23"/>
          <table:table-cell table:style-name="ce46"/>
          <table:table-cell table:style-name="ce118"/>
          <table:table-cell table:number-columns-repeated="2"/>
          <table:table-cell table:style-name="ce4" office:value-type="float" office:value="26">
            <text:p>2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5" office:value-type="string" table:number-columns-spanned="15" table:number-rows-spanned="1">
            <text:p>Switch L-S-CMA17-6</text:p>
          </table:table-cell>
          <table:covered-table-cell table:number-columns-repeated="14" table:style-name="ce51"/>
          <table:table-cell table:style-name="ce107"/>
          <table:table-cell table:style-name="ce118"/>
          <table:table-cell table:number-columns-repeated="2"/>
          <table:table-cell table:style-name="ce4" office:value-type="float" office:value="25">
            <text:p>2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4" office:value-type="string" table:number-columns-spanned="15" table:number-rows-spanned="1">
            <text:p>Switch L-S-CMA17-5</text:p>
          </table:table-cell>
          <table:covered-table-cell table:number-columns-repeated="14" table:style-name="ce24"/>
          <table:table-cell table:style-name="ce107"/>
          <table:table-cell table:style-name="ce118"/>
          <table:table-cell table:number-columns-repeated="2"/>
          <table:table-cell table:style-name="ce4" office:value-type="float" office:value="24">
            <text:p>2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23" office:value-type="string" table:number-columns-spanned="15" table:number-rows-spanned="1">
            <text:p>Kabelabfang</text:p>
          </table:table-cell>
          <table:covered-table-cell table:number-columns-repeated="14" table:style-name="ce23"/>
          <table:table-cell table:style-name="ce46"/>
          <table:table-cell table:style-name="ce118"/>
          <table:table-cell table:number-columns-repeated="2"/>
          <table:table-cell table:style-name="ce4" office:value-type="float" office:value="23">
            <text:p>2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4" office:value-type="string" table:number-columns-spanned="15" table:number-rows-spanned="1">
            <text:p>Switch L-S-CMA17-4</text:p>
          </table:table-cell>
          <table:covered-table-cell table:number-columns-repeated="14" table:style-name="ce24"/>
          <table:table-cell table:style-name="ce107"/>
          <table:table-cell table:style-name="ce118"/>
          <table:table-cell table:number-columns-repeated="2"/>
          <table:table-cell table:style-name="ce4" office:value-type="float" office:value="22">
            <text:p>2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3" office:value-type="string" table:number-columns-spanned="15" table:number-rows-spanned="1">
            <text:p>Kabelabfang</text:p>
          </table:table-cell>
          <table:covered-table-cell table:number-columns-repeated="14" table:style-name="ce23"/>
          <table:table-cell table:style-name="ce107"/>
          <table:table-cell table:style-name="ce118"/>
          <table:table-cell table:number-columns-repeated="2"/>
          <table:table-cell table:style-name="ce4" office:value-type="float" office:value="21">
            <text:p>2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07"/>
          <table:table-cell table:style-name="ce118"/>
          <table:table-cell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3" office:value-type="string">
            <text:p>Kabelabfang</text:p>
          </table:table-cell>
          <table:table-cell table:style-name="ce23" table:number-columns-repeated="14"/>
          <table:table-cell table:style-name="ce46"/>
          <table:table-cell table:style-name="ce118"/>
          <table:table-cell table:number-columns-repeated="2"/>
          <table:table-cell table:style-name="ce4" office:value-type="float" office:value="20">
            <text:p>2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25" office:value-type="string" table:number-columns-spanned="15" table:number-rows-spanned="1">
            <text:p>Switch L-S-CMA17-RAY</text:p>
          </table:table-cell>
          <table:covered-table-cell table:number-columns-repeated="14" table:style-name="ce51"/>
          <table:table-cell table:style-name="ce46"/>
          <table:table-cell table:style-name="ce118"/>
          <table:table-cell table:number-columns-repeated="2"/>
          <table:table-cell table:style-name="ce4" office:value-type="float" office:value="19">
            <text:p>1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8">
            <text:p>1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7">
            <text:p>1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6">
            <text:p>1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5">
            <text:p>15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 table:number-columns-repeated="2"/>
          <table:table-cell table:style-name="ce4" office:value-type="float" office:value="14">
            <text:p>14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27" office:value-type="string" table:number-columns-spanned="15" table:number-rows-spanned="1">
            <text:p>Rack Blindplatte</text:p>
          </table:table-cell>
          <table:covered-table-cell table:number-columns-repeated="14" table:style-name="ce27"/>
          <table:table-cell table:style-name="ce114"/>
          <table:table-cell table:style-name="ce118"/>
          <table:table-cell table:number-columns-repeated="2"/>
          <table:table-cell table:style-name="ce4" office:value-type="float" office:value="13">
            <text:p>1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4"/>
          <table:table-cell table:style-name="ce118"/>
          <table:table-cell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8" office:value-type="string" table:number-columns-spanned="15" table:number-rows-spanned="1">
            <text:p>Rack Blindplatte</text:p>
          </table:table-cell>
          <table:covered-table-cell table:number-columns-repeated="14" table:style-name="ce28"/>
          <table:table-cell table:style-name="ce46"/>
          <table:table-cell table:style-name="ce118"/>
          <table:table-cell table:number-columns-repeated="2"/>
          <table:table-cell table:style-name="ce4" office:value-type="float" office:value="12">
            <text:p>1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7" office:value-type="string" table:number-columns-spanned="15" table:number-rows-spanned="1">
            <text:p>Rack Blindplatte</text:p>
          </table:table-cell>
          <table:covered-table-cell table:number-columns-repeated="14" table:style-name="ce27"/>
          <table:table-cell table:style-name="ce114"/>
          <table:table-cell table:style-name="ce118"/>
          <table:table-cell table:number-columns-repeated="2"/>
          <table:table-cell table:style-name="ce4" office:value-type="float" office:value="11">
            <text:p>1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4"/>
          <table:table-cell table:style-name="ce118"/>
          <table:table-cell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28" office:value-type="string" table:number-columns-spanned="15" table:number-rows-spanned="1">
            <text:p>Rack Blindplatte</text:p>
          </table:table-cell>
          <table:covered-table-cell table:number-columns-repeated="14" table:style-name="ce28"/>
          <table:table-cell table:style-name="ce46"/>
          <table:table-cell table:style-name="ce118"/>
          <table:table-cell table:number-columns-repeated="2"/>
          <table:table-cell table:style-name="ce4" office:value-type="float" office:value="10">
            <text:p>1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7" office:value-type="string" table:number-columns-spanned="15" table:number-rows-spanned="1">
            <text:p>Rack Blindplatte</text:p>
          </table:table-cell>
          <table:covered-table-cell table:number-columns-repeated="14" table:style-name="ce27"/>
          <table:table-cell table:style-name="ce46"/>
          <table:table-cell table:style-name="ce118"/>
          <table:table-cell table:number-columns-repeated="2"/>
          <table:table-cell table:style-name="ce4" office:value-type="float" office:value="9">
            <text:p>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8">
            <text:p>8</text:p>
          </table:table-cell>
          <table:table-cell table:style-name="ce122" office:value-type="string" table:number-columns-spanned="15" table:number-rows-spanned="1">
            <text:p>Rack Blindplatte</text:p>
          </table:table-cell>
          <table:covered-table-cell table:number-columns-repeated="14" table:style-name="ce122"/>
          <table:table-cell table:style-name="ce114"/>
          <table:table-cell table:style-name="ce118"/>
          <table:table-cell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05"/>
          <table:table-cell table:style-name="ce118"/>
          <table:table-cell table:number-columns-repeated="2"/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05"/>
          <table:table-cell table:style-name="ce118"/>
          <table:table-cell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5" table:number-columns-spanned="18" table:number-rows-spanned="3"/>
          <table:covered-table-cell table:number-columns-repeated="17" table:style-name="ce6"/>
          <table:table-cell table:number-columns-repeated="2"/>
          <table:table-cell table:style-name="ce5" table:number-columns-spanned="18" table:number-rows-spanned="3"/>
          <table:covered-table-cell table:number-columns-repeated="17" table:style-name="ce6"/>
          <table:table-cell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948"/>
        </table:table-row>
        <table:table-row table:style-name="ro4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948"/>
        </table:table-row>
        <table:table-row table:style-name="ro2">
          <table:table-cell table:number-columns-repeated="40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948"/>
        </table:table-row>
        <table:table-row table:style-name="ro4">
          <table:table-cell table:number-columns-repeated="39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40" table:number-columns-spanned="3" table:number-rows-spanned="1"/>
          <table:covered-table-cell table:number-columns-repeated="2" table:style-name="ce143"/>
          <table:table-cell table:style-name="ce146" table:number-columns-repeated="3"/>
          <table:table-cell table:style-name="ce149" office:value-type="string">
            <text:p>Änderungsdatum: </text:p>
          </table:table-cell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4"/>
          <table:table-cell table:style-name="ce154"/>
          <table:table-cell table:style-name="ce159" table:number-columns-repeated="2"/>
          <table:table-cell/>
          <table:table-cell table:style-name="ce161" office:value-type="string">
            <text:p>V: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33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32" table:number-columns-spanned="3" table:number-rows-spanned="1"/>
          <table:covered-table-cell table:number-columns-repeated="2" table:style-name="ce134"/>
          <table:table-cell table:style-name="ce129" table:number-columns-repeated="3"/>
          <table:table-cell table:style-name="ce163" office:value-type="string" table:number-columns-spanned="4" table:number-rows-spanned="1">
            <text:p>Änderungsdatum: </text:p>
          </table:table-cell>
          <table:covered-table-cell table:number-columns-repeated="3" table:style-name="ce149"/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9"/>
          <table:table-cell/>
          <table:table-cell table:style-name="ce161" office:value-type="string">
            <text:p>V:</text:p>
          </table:table-cell>
          <table:table-cell table:style-name="ce162" office:value-type="float" office:value="1">
            <text:p>1</text:p>
          </table:table-cell>
          <table:table-cell table:number-columns-repeated="947"/>
        </table:table-row>
        <table:table-row table:style-name="ro4">
          <table:table-cell table:style-name="ce7" office:value-type="string" table:number-columns-spanned="18" table:number-rows-spanned="3">
            <text:p>NEU CMD03 Ansicht Front</text:p>
          </table:table-cell>
          <table:covered-table-cell table:number-columns-repeated="16" table:style-name="ce17"/>
          <table:covered-table-cell table:style-name="ce119"/>
          <table:table-cell table:number-columns-repeated="2"/>
          <table:table-cell table:style-name="ce2" office:value-type="string" table:number-columns-spanned="18" table:number-rows-spanned="3">
            <text:p>NEU CMD03 Ansicht Heck</text:p>
          </table:table-cell>
          <table:covered-table-cell table:number-columns-repeated="17" table:style-name="ce3"/>
          <table:table-cell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46" table:number-columns-repeated="3"/>
          <table:table-cell table:style-name="ce129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29" table:number-columns-repeated="4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number-columns-repeated="947"/>
        </table:table-row>
        <table:table-row table:style-name="ro2">
          <table:covered-table-cell table:style-name="ce8"/>
          <table:covered-table-cell table:number-columns-repeated="16" table:style-name="ce18"/>
          <table:covered-table-cell table:style-name="ce120"/>
          <table:table-cell table:number-columns-repeated="2"/>
          <table:covered-table-cell table:number-columns-repeated="18" table:style-name="ce3"/>
          <table:table-cell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covered-table-cell table:style-name="ce9"/>
          <table:covered-table-cell table:number-columns-repeated="6" table:style-name="ce18"/>
          <table:covered-table-cell table:number-columns-repeated="10" table:style-name="ce81"/>
          <table:covered-table-cell table:style-name="ce121"/>
          <table:table-cell table:number-columns-repeated="2"/>
          <table:covered-table-cell table:number-columns-repeated="18" table:style-name="ce3"/>
          <table:table-cell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10" office:value-type="string" table:number-columns-spanned="3" table:number-rows-spanned="1">
            <text:p>CMC</text:p>
          </table:table-cell>
          <table:covered-table-cell table:number-columns-repeated="2" table:style-name="ce43"/>
          <table:table-cell table:style-name="ce80" table:number-columns-repeated="10"/>
          <table:table-cell table:style-name="ce118"/>
          <table:table-cell table:number-columns-repeated="2"/>
          <table:table-cell table:style-name="ce4" office:value-type="float" office:value="42">
            <text:p>4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80"/>
          <table:table-cell table:style-name="ce118"/>
          <table:table-cell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30" office:value-type="string" table:number-columns-spanned="1" table:number-rows-spanned="3">
            <text:p>A</text:p>
          </table:table-cell>
          <table:table-cell table:style-name="ce53" office:value-type="string" table:number-columns-spanned="1" table:number-rows-spanned="3">
            <text:p>A/P</text:p>
          </table:table-cell>
          <table:table-cell table:style-name="ce64" office:value-type="string" table:number-columns-spanned="1" table:number-rows-spanned="3">
            <text:p>B</text:p>
          </table:table-cell>
          <table:table-cell table:style-name="ce73" office:value-type="string" table:number-columns-spanned="1" table:number-rows-spanned="3">
            <text:p>B/P</text:p>
          </table:table-cell>
          <table:table-cell table:style-name="ce30" office:value-type="string" table:number-columns-spanned="1" table:number-rows-spanned="3">
            <text:p>A</text:p>
          </table:table-cell>
          <table:table-cell table:style-name="ce53" office:value-type="string" table:number-columns-spanned="1" table:number-rows-spanned="3">
            <text:p>A/P</text:p>
          </table:table-cell>
          <table:table-cell table:style-name="ce65" office:value-type="string" table:number-columns-spanned="1" table:number-rows-spanned="3">
            <text:p>B</text:p>
          </table:table-cell>
          <table:table-cell table:style-name="ce74" office:value-type="string" table:number-columns-spanned="1" table:number-rows-spanned="3">
            <text:p>B/P</text:p>
          </table:table-cell>
          <table:table-cell table:style-name="ce87" office:value-type="string" table:number-columns-spanned="1" table:number-rows-spanned="3">
            <text:p>FREI</text:p>
          </table:table-cell>
          <table:table-cell table:style-name="ce87" office:value-type="string" table:number-columns-spanned="1" table:number-rows-spanned="3">
            <text:p>FREI</text:p>
          </table:table-cell>
          <table:table-cell table:style-name="ce87" office:value-type="string" table:number-columns-spanned="1" table:number-rows-spanned="3">
            <text:p>FREI</text:p>
          </table:table-cell>
          <table:table-cell table:style-name="ce89" office:value-type="string" table:number-columns-spanned="1" table:number-rows-spanned="3">
            <text:p>RAY</text:p>
          </table:table-cell>
          <table:table-cell table:style-name="ce91" office:value-type="string" table:number-columns-spanned="1" table:number-rows-spanned="3">
            <text:p>MGT</text:p>
          </table:table-cell>
          <table:table-cell table:style-name="ce91" office:value-type="string" table:number-columns-spanned="1" table:number-rows-spanned="3">
            <text:p>MGT</text:p>
          </table:table-cell>
          <table:table-cell table:style-name="ce97" office:value-type="string" table:number-columns-spanned="1" table:number-rows-spanned="2">
            <text:p>MGT</text:p>
          </table:table-cell>
          <table:table-cell table:style-name="ce111" office:value-type="string" table:number-columns-spanned="1" table:number-rows-spanned="3">
            <text:p>CMA17</text:p>
          </table:table-cell>
          <table:table-cell table:style-name="ce118"/>
          <table:table-cell table:number-columns-repeated="2"/>
          <table:table-cell table:style-name="ce4" office:value-type="float" office:value="41">
            <text:p>4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0">
            <text:p>40</text:p>
          </table:table-cell>
          <table:covered-table-cell table:style-name="ce31"/>
          <table:covered-table-cell table:style-name="ce54"/>
          <table:covered-table-cell table:style-name="ce65"/>
          <table:covered-table-cell table:style-name="ce74"/>
          <table:covered-table-cell table:style-name="ce31"/>
          <table:covered-table-cell table:style-name="ce54"/>
          <table:covered-table-cell table:style-name="ce65"/>
          <table:covered-table-cell table:style-name="ce74"/>
          <table:covered-table-cell table:number-columns-repeated="3" table:style-name="ce87"/>
          <table:covered-table-cell table:style-name="ce89"/>
          <table:covered-table-cell table:number-columns-repeated="2" table:style-name="ce91"/>
          <table:covered-table-cell table:style-name="ce98"/>
          <table:covered-table-cell table:style-name="ce112"/>
          <table:table-cell table:style-name="ce118"/>
          <table:table-cell table:number-columns-repeated="2"/>
          <table:table-cell table:style-name="ce4" office:value-type="float" office:value="40">
            <text:p>4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9">
            <text:p>39</text:p>
          </table:table-cell>
          <table:covered-table-cell table:style-name="ce31"/>
          <table:covered-table-cell table:style-name="ce54"/>
          <table:covered-table-cell table:style-name="ce65"/>
          <table:covered-table-cell table:style-name="ce74"/>
          <table:covered-table-cell table:style-name="ce31"/>
          <table:covered-table-cell table:style-name="ce54"/>
          <table:covered-table-cell table:style-name="ce65"/>
          <table:covered-table-cell table:style-name="ce74"/>
          <table:covered-table-cell table:number-columns-repeated="3" table:style-name="ce87"/>
          <table:covered-table-cell table:style-name="ce89"/>
          <table:covered-table-cell table:number-columns-repeated="2" table:style-name="ce91"/>
          <table:table-cell table:style-name="ce99"/>
          <table:covered-table-cell table:style-name="ce111"/>
          <table:table-cell table:style-name="ce118"/>
          <table:table-cell table:number-columns-repeated="2"/>
          <table:table-cell table:style-name="ce4" office:value-type="float" office:value="39">
            <text:p>3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13" office:value-type="string">
            <text:p>Kabelabfang</text:p>
          </table:table-cell>
          <table:table-cell table:style-name="ce13" table:number-columns-repeated="14"/>
          <table:table-cell table:style-name="ce106"/>
          <table:table-cell table:style-name="ce118"/>
          <table:table-cell table:number-columns-repeated="2"/>
          <table:table-cell table:style-name="ce4" office:value-type="float" office:value="38">
            <text:p>3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26" office:value-type="string">
            <text:p><text:s/></text:p>
          </table:table-cell>
          <table:table-cell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 table:number-columns-repeated="2"/>
          <table:table-cell table:style-name="ce4" office:value-type="float" office:value="37">
            <text:p>3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 table:number-columns-repeated="2"/>
          <table:table-cell table:style-name="ce4" office:value-type="float" office:value="36">
            <text:p>3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35">
            <text:p>3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 table:number-columns-repeated="2"/>
          <table:table-cell table:style-name="ce4" office:value-type="float" office:value="34">
            <text:p>3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 table:number-columns-repeated="2"/>
          <table:table-cell table:style-name="ce4" office:value-type="float" office:value="33">
            <text:p>3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 table:number-columns-repeated="2"/>
          <table:table-cell table:style-name="ce4" office:value-type="float" office:value="32">
            <text:p>3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31">
            <text:p>3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 table:number-columns-repeated="2"/>
          <table:table-cell table:style-name="ce4" office:value-type="float" office:value="30">
            <text:p>3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 table:number-columns-repeated="2"/>
          <table:table-cell table:style-name="ce4" office:value-type="float" office:value="29">
            <text:p>2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 table:number-columns-repeated="2"/>
          <table:table-cell table:style-name="ce4" office:value-type="float" office:value="28">
            <text:p>2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 table:style-name="ce129"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27">
            <text:p>2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style-name="ce129"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 table:number-columns-repeated="2"/>
          <table:table-cell table:style-name="ce4" office:value-type="float" office:value="26">
            <text:p>2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 table:style-name="ce130"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 table:number-columns-repeated="2"/>
          <table:table-cell table:style-name="ce4" office:value-type="float" office:value="25">
            <text:p>2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5"/>
          <table:table-cell table:style-name="ce118"/>
          <table:table-cell table:style-name="ce130"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 table:number-columns-repeated="2"/>
          <table:table-cell table:style-name="ce4" office:value-type="float" office:value="24">
            <text:p>2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6"/>
          <table:table-cell table:style-name="ce118"/>
          <table:table-cell table:style-name="ce128"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23">
            <text:p>2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style-name="ce131"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number-columns-repeated="2"/>
          <table:table-cell table:style-name="ce4" office:value-type="float" office:value="22">
            <text:p>2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style-name="ce128"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number-columns-repeated="2"/>
          <table:table-cell table:style-name="ce4" office:value-type="float" office:value="21">
            <text:p>2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style-name="ce131"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number-columns-repeated="2"/>
          <table:table-cell table:style-name="ce4" office:value-type="float" office:value="20">
            <text:p>2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style-name="ce128"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number-columns-repeated="2"/>
          <table:table-cell table:style-name="ce4" office:value-type="float" office:value="19">
            <text:p>1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 table:style-name="ce131"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8">
            <text:p>1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style-name="ce128"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7">
            <text:p>1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style-name="ce131"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6">
            <text:p>1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style-name="ce128"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5">
            <text:p>1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4">
            <text:p>1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3">
            <text:p>1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2">
            <text:p>1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1">
            <text:p>1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10">
            <text:p>1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 table:number-columns-repeated="2"/>
          <table:table-cell table:style-name="ce4" office:value-type="float" office:value="9">
            <text:p>9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 table:number-columns-repeated="2"/>
          <table:table-cell table:style-name="ce4" office:value-type="float" office:value="8">
            <text:p>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05"/>
          <table:table-cell table:style-name="ce118"/>
          <table:table-cell table:number-columns-repeated="2"/>
          <table:table-cell table:style-name="ce4" office:value-type="float" office:value="7">
            <text:p>7</text:p>
          </table:table-cell>
          <table:table-cell table:style-name="ce15" office:value-type="string" table:number-columns-spanned="15" table:number-rows-spanned="7">
            <text:p>Energie Box</text:p>
          </table:table-cell>
          <table:covered-table-cell table:number-columns-repeated="14" table:style-name="ce15"/>
          <table:table-cell table:style-name="ce105"/>
          <table:table-cell table:style-name="ce118"/>
          <table:table-cell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6">
            <text:p>6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5">
            <text:p>5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4">
            <text:p>4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3">
            <text:p>3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2">
            <text:p>2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05"/>
          <table:table-cell table:style-name="ce118"/>
          <table:table-cell table:number-columns-repeated="2"/>
          <table:table-cell table:style-name="ce4" office:value-type="float" office:value="1">
            <text:p>1</text:p>
          </table:table-cell>
          <table:covered-table-cell table:number-columns-repeated="15" table:style-name="ce16"/>
          <table:table-cell table:style-name="ce105"/>
          <table:table-cell table:style-name="ce118"/>
          <table:table-cell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5" table:number-columns-spanned="18" table:number-rows-spanned="3"/>
          <table:covered-table-cell table:number-columns-repeated="17" table:style-name="ce6"/>
          <table:table-cell table:number-columns-repeated="2"/>
          <table:table-cell table:style-name="ce5" table:number-columns-spanned="18" table:number-rows-spanned="3"/>
          <table:covered-table-cell table:number-columns-repeated="17" table:style-name="ce6"/>
          <table:table-cell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948"/>
        </table:table-row>
        <table:table-row table:style-name="ro4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948"/>
        </table:table-row>
        <table:table-row table:style-name="ro2">
          <table:table-cell table:number-columns-repeated="40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948"/>
        </table:table-row>
        <table:table-row table:style-name="ro4">
          <table:table-cell table:number-columns-repeated="39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40" table:number-columns-spanned="3" table:number-rows-spanned="1"/>
          <table:covered-table-cell table:number-columns-repeated="2" table:style-name="ce143"/>
          <table:table-cell table:style-name="ce146" table:number-columns-repeated="3"/>
          <table:table-cell table:style-name="ce149" office:value-type="string">
            <text:p>Änderungsdatum: </text:p>
          </table:table-cell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4"/>
          <table:table-cell table:style-name="ce154"/>
          <table:table-cell table:style-name="ce159" table:number-columns-repeated="2"/>
          <table:table-cell/>
          <table:table-cell table:style-name="ce161" office:value-type="string">
            <text:p>V: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33"/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32" table:number-columns-spanned="3" table:number-rows-spanned="1"/>
          <table:covered-table-cell table:number-columns-repeated="2" table:style-name="ce134"/>
          <table:table-cell table:style-name="ce129" table:number-columns-repeated="3"/>
          <table:table-cell table:style-name="ce163" office:value-type="string" table:number-columns-spanned="4" table:number-rows-spanned="1">
            <text:p>Änderungsdatum: </text:p>
          </table:table-cell>
          <table:covered-table-cell table:number-columns-repeated="3" table:style-name="ce149"/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9"/>
          <table:table-cell/>
          <table:table-cell table:style-name="ce161" office:value-type="string">
            <text:p>V:</text:p>
          </table:table-cell>
          <table:table-cell table:style-name="ce162" office:value-type="float" office:value="1">
            <text:p>1</text:p>
          </table:table-cell>
          <table:table-cell table:number-columns-repeated="947"/>
        </table:table-row>
        <table:table-row table:style-name="ro4">
          <table:table-cell table:style-name="ce2" office:value-type="string" table:number-columns-spanned="18" table:number-rows-spanned="3">
            <text:p>NEU CMD05 Ansicht Front</text:p>
          </table:table-cell>
          <table:covered-table-cell table:number-columns-repeated="17" table:style-name="ce3"/>
          <table:table-cell table:number-columns-repeated="2"/>
          <table:table-cell table:style-name="ce2" office:value-type="string" table:number-columns-spanned="18" table:number-rows-spanned="3">
            <text:p>NEU CMD05 Ansicht Heck</text:p>
          </table:table-cell>
          <table:covered-table-cell table:number-columns-repeated="17" table:style-name="ce3"/>
          <table:table-cell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46" table:number-columns-repeated="3"/>
          <table:table-cell table:style-name="ce129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33"/>
          <table:table-cell table:style-name="ce135" office:value-type="string" table:number-columns-spanned="4" table:number-rows-spanned="1">
            <text:p>Punkt A - Punkt B</text:p>
          </table:table-cell>
          <table:covered-table-cell table:number-columns-repeated="2" table:style-name="ce141"/>
          <table:covered-table-cell table:style-name="ce135"/>
          <table:table-cell table:style-name="ce129" table:number-columns-repeated="4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style-name="ce151" office:value-type="string" table:number-columns-spanned="5" table:number-rows-spanned="1">
            <text:p>Verwendung A</text:p>
          </table:table-cell>
          <table:covered-table-cell table:number-columns-repeated="4" table:style-name="ce151"/>
          <table:table-cell table:number-columns-repeated="947"/>
        </table:table-row>
        <table:table-row table:style-name="ro2">
          <table:covered-table-cell table:number-columns-repeated="18" table:style-name="ce3"/>
          <table:table-cell table:number-columns-repeated="2"/>
          <table:covered-table-cell table:number-columns-repeated="18" table:style-name="ce3"/>
          <table:table-cell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">
            <text:p>1</text:p>
          </table:table-cell>
          <table:table-cell table:style-name="ce136" office:value-type="string" table:number-columns-spanned="7" table:number-rows-spanned="1">
            <text:p>L-S-CMA17-3 --- WEGHR1B_0</text:p>
          </table:table-cell>
          <table:covered-table-cell table:number-columns-repeated="6" table:style-name="ce136"/>
          <table:table-cell office:value-type="float" office:value="1">
            <text:p>1</text:p>
          </table:table-cell>
          <table:table-cell table:style-name="ce152" office:value-type="string" table:number-columns-spanned="5" table:number-rows-spanned="1">
            <text:p>Flowcomputer A20</text:p>
          </table:table-cell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covered-table-cell table:number-columns-repeated="18" table:style-name="ce3"/>
          <table:table-cell table:number-columns-repeated="2"/>
          <table:covered-table-cell table:number-columns-repeated="18" table:style-name="ce3"/>
          <table:table-cell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">
            <text:p>2</text:p>
          </table:table-cell>
          <table:table-cell table:style-name="ce136" office:value-type="string" table:number-columns-spanned="7" table:number-rows-spanned="1">
            <text:p>S-P-CMA01-2 P1 --- L-P-CMA01-1 -P3 </text:p>
          </table:table-cell>
          <table:covered-table-cell table:number-columns-repeated="6" table:style-name="ce136"/>
          <table:table-cell office:value-type="float" office:value="2">
            <text:p>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32" office:value-type="string" table:number-columns-spanned="3" table:number-rows-spanned="1">
            <text:p>CMC</text:p>
          </table:table-cell>
          <table:covered-table-cell table:style-name="ce55"/>
          <table:covered-table-cell table:style-name="ce66"/>
          <table:table-cell table:style-name="ce32" office:value-type="string" table:number-columns-spanned="3" table:number-rows-spanned="1">
            <text:p>CMC</text:p>
          </table:table-cell>
          <table:covered-table-cell table:style-name="ce55"/>
          <table:covered-table-cell table:style-name="ce66"/>
          <table:table-cell table:style-name="ce80" table:number-columns-repeated="10"/>
          <table:table-cell table:style-name="ce118"/>
          <table:table-cell table:number-columns-repeated="2"/>
          <table:table-cell table:style-name="ce4" office:value-type="float" office:value="42">
            <text:p>4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80"/>
          <table:table-cell table:style-name="ce118"/>
          <table:table-cell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">
            <text:p>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">
            <text:p>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49" office:value-type="string" table:number-columns-spanned="1" table:number-rows-spanned="3">
            <text:p>A/P</text:p>
          </table:table-cell>
          <table:table-cell table:style-name="ce47" office:value-type="string" table:number-columns-spanned="1" table:number-rows-spanned="3">
            <text:p>B</text:p>
          </table:table-cell>
          <table:table-cell table:style-name="ce71" office:value-type="string" table:number-columns-spanned="1" table:number-rows-spanned="3">
            <text:p>B/P</text:p>
          </table:table-cell>
          <table:table-cell table:style-name="ce21" office:value-type="string" table:number-columns-spanned="1" table:number-rows-spanned="3">
            <text:p>A</text:p>
          </table:table-cell>
          <table:table-cell table:style-name="ce77" office:value-type="string" table:number-columns-spanned="1" table:number-rows-spanned="3">
            <text:p>MGT 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84" office:value-type="string" table:number-columns-spanned="1" table:number-rows-spanned="3">
            <text:p>Frei</text:p>
          </table:table-cell>
          <table:table-cell table:style-name="ce111" office:value-type="string" table:number-columns-spanned="1" table:number-rows-spanned="3">
            <text:p>CMA17</text:p>
          </table:table-cell>
          <table:table-cell table:style-name="ce118"/>
          <table:table-cell table:number-columns-repeated="2"/>
          <table:table-cell table:style-name="ce4" office:value-type="float" office:value="41">
            <text:p>4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4">
            <text:p>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4">
            <text:p>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40">
            <text:p>40</text:p>
          </table:table-cell>
          <table:covered-table-cell table:style-name="ce22"/>
          <table:covered-table-cell table:style-name="ce50"/>
          <table:covered-table-cell table:style-name="ce48"/>
          <table:covered-table-cell table:style-name="ce72"/>
          <table:covered-table-cell table:style-name="ce22"/>
          <table:covered-table-cell table:style-name="ce78"/>
          <table:covered-table-cell table:number-columns-repeated="9" table:style-name="ce84"/>
          <table:covered-table-cell table:style-name="ce112"/>
          <table:table-cell table:style-name="ce118"/>
          <table:table-cell table:number-columns-repeated="2"/>
          <table:table-cell table:style-name="ce4" office:value-type="float" office:value="40">
            <text:p>4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5">
            <text:p>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5">
            <text:p>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9">
            <text:p>39</text:p>
          </table:table-cell>
          <table:covered-table-cell table:style-name="ce21"/>
          <table:covered-table-cell table:style-name="ce49"/>
          <table:covered-table-cell table:style-name="ce47"/>
          <table:covered-table-cell table:style-name="ce71"/>
          <table:covered-table-cell table:style-name="ce21"/>
          <table:covered-table-cell table:style-name="ce77"/>
          <table:covered-table-cell table:number-columns-repeated="9" table:style-name="ce84"/>
          <table:covered-table-cell table:style-name="ce111"/>
          <table:table-cell table:style-name="ce118"/>
          <table:table-cell table:number-columns-repeated="2"/>
          <table:table-cell table:style-name="ce4" office:value-type="float" office:value="39">
            <text:p>3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5"/>
          <table:table-cell table:style-name="ce118"/>
          <table:table-cell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6">
            <text:p>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6">
            <text:p>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20" office:value-type="string" table:number-columns-spanned="15" table:number-rows-spanned="1">
            <text:p>Kabelabfang</text:p>
          </table:table-cell>
          <table:covered-table-cell table:number-columns-repeated="14" table:style-name="ce20"/>
          <table:table-cell table:style-name="ce106"/>
          <table:table-cell table:style-name="ce118"/>
          <table:table-cell table:number-columns-repeated="2"/>
          <table:table-cell table:style-name="ce4" office:value-type="float" office:value="38">
            <text:p>3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6"/>
          <table:table-cell table:style-name="ce118"/>
          <table:table-cell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7">
            <text:p>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7">
            <text:p>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33" office:value-type="string" table:number-columns-spanned="15" table:number-rows-spanned="3">
            <text:p>S7 von CMA17</text:p>
          </table:table-cell>
          <table:covered-table-cell table:number-columns-repeated="13" table:style-name="ce56"/>
          <table:covered-table-cell table:style-name="ce38"/>
          <table:table-cell table:style-name="ce117"/>
          <table:table-cell table:style-name="ce118"/>
          <table:table-cell table:number-columns-repeated="2"/>
          <table:table-cell table:style-name="ce4" office:value-type="float" office:value="37">
            <text:p>3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8">
            <text:p>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8">
            <text:p>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6">
            <text:p>36</text:p>
          </table:table-cell>
          <table:covered-table-cell table:style-name="ce34"/>
          <table:covered-table-cell table:number-columns-repeated="13" table:style-name="ce39"/>
          <table:covered-table-cell table:style-name="ce100"/>
          <table:table-cell table:style-name="ce117"/>
          <table:table-cell table:style-name="ce118"/>
          <table:table-cell table:number-columns-repeated="2"/>
          <table:table-cell table:style-name="ce4" office:value-type="float" office:value="36">
            <text:p>3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9">
            <text:p>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9">
            <text:p>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5">
            <text:p>35</text:p>
          </table:table-cell>
          <table:covered-table-cell table:style-name="ce35"/>
          <table:covered-table-cell table:number-columns-repeated="13" table:style-name="ce57"/>
          <table:covered-table-cell table:style-name="ce101"/>
          <table:table-cell table:style-name="ce117"/>
          <table:table-cell table:style-name="ce118"/>
          <table:table-cell table:number-columns-repeated="2"/>
          <table:table-cell table:style-name="ce4" office:value-type="float" office:value="35">
            <text:p>3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0">
            <text:p>1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0">
            <text:p>1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33" office:value-type="string" table:number-columns-spanned="15" table:number-rows-spanned="7">
            <text:p>Funk NEU</text:p>
          </table:table-cell>
          <table:covered-table-cell table:number-columns-repeated="3" table:style-name="ce56"/>
          <table:covered-table-cell table:number-columns-repeated="10" table:style-name="ce79"/>
          <table:covered-table-cell table:style-name="ce102"/>
          <table:table-cell table:style-name="ce114"/>
          <table:table-cell table:style-name="ce118"/>
          <table:table-cell table:number-columns-repeated="2"/>
          <table:table-cell table:style-name="ce4" office:value-type="float" office:value="34">
            <text:p>3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1">
            <text:p>1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1">
            <text:p>1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3">
            <text:p>33</text:p>
          </table:table-cell>
          <table:covered-table-cell table:style-name="ce36"/>
          <table:covered-table-cell table:number-columns-repeated="13" table:style-name="ce58"/>
          <table:covered-table-cell table:style-name="ce103"/>
          <table:table-cell table:style-name="ce114"/>
          <table:table-cell table:style-name="ce118"/>
          <table:table-cell table:number-columns-repeated="2"/>
          <table:table-cell table:style-name="ce4" office:value-type="float" office:value="33">
            <text:p>3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2">
            <text:p>1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2">
            <text:p>1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2">
            <text:p>32</text:p>
          </table:table-cell>
          <table:covered-table-cell table:style-name="ce36"/>
          <table:covered-table-cell table:number-columns-repeated="13" table:style-name="ce58"/>
          <table:covered-table-cell table:style-name="ce103"/>
          <table:table-cell table:style-name="ce114"/>
          <table:table-cell table:style-name="ce118"/>
          <table:table-cell table:number-columns-repeated="2"/>
          <table:table-cell table:style-name="ce4" office:value-type="float" office:value="32">
            <text:p>3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3">
            <text:p>1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3">
            <text:p>1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1">
            <text:p>31</text:p>
          </table:table-cell>
          <table:covered-table-cell table:style-name="ce36"/>
          <table:covered-table-cell table:number-columns-repeated="13" table:style-name="ce58"/>
          <table:covered-table-cell table:style-name="ce103"/>
          <table:table-cell table:style-name="ce114"/>
          <table:table-cell table:style-name="ce118"/>
          <table:table-cell table:number-columns-repeated="2"/>
          <table:table-cell table:style-name="ce4" office:value-type="float" office:value="31">
            <text:p>3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4">
            <text:p>1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4">
            <text:p>1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30">
            <text:p>30</text:p>
          </table:table-cell>
          <table:covered-table-cell table:style-name="ce36"/>
          <table:covered-table-cell table:number-columns-repeated="13" table:style-name="ce58"/>
          <table:covered-table-cell table:style-name="ce103"/>
          <table:table-cell table:style-name="ce114"/>
          <table:table-cell table:style-name="ce118"/>
          <table:table-cell table:number-columns-repeated="2"/>
          <table:table-cell table:style-name="ce4" office:value-type="float" office:value="30">
            <text:p>3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5">
            <text:p>1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5">
            <text:p>1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9">
            <text:p>29</text:p>
          </table:table-cell>
          <table:covered-table-cell table:style-name="ce36"/>
          <table:covered-table-cell table:number-columns-repeated="13" table:style-name="ce58"/>
          <table:covered-table-cell table:style-name="ce103"/>
          <table:table-cell table:style-name="ce114"/>
          <table:table-cell table:style-name="ce118"/>
          <table:table-cell table:number-columns-repeated="2"/>
          <table:table-cell table:style-name="ce4" office:value-type="float" office:value="29">
            <text:p>2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6">
            <text:p>1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6">
            <text:p>1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8">
            <text:p>28</text:p>
          </table:table-cell>
          <table:covered-table-cell table:style-name="ce37"/>
          <table:covered-table-cell table:number-columns-repeated="13" table:style-name="ce59"/>
          <table:covered-table-cell table:style-name="ce104"/>
          <table:table-cell table:style-name="ce114"/>
          <table:table-cell table:style-name="ce118"/>
          <table:table-cell table:number-columns-repeated="2"/>
          <table:table-cell table:style-name="ce4" office:value-type="float" office:value="28">
            <text:p>2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7">
            <text:p>1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7">
            <text:p>1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38" office:value-type="string" table:number-columns-spanned="15" table:number-rows-spanned="5">
            <text:p>Test ESXI /RedHet + NAS</text:p>
          </table:table-cell>
          <table:covered-table-cell table:number-columns-repeated="13" table:style-name="ce56"/>
          <table:covered-table-cell table:style-name="ce38"/>
          <table:table-cell table:style-name="ce117"/>
          <table:table-cell table:style-name="ce118"/>
          <table:table-cell table:number-columns-repeated="2"/>
          <table:table-cell table:style-name="ce4" office:value-type="float" office:value="27">
            <text:p>2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8">
            <text:p>1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8">
            <text:p>1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6">
            <text:p>26</text:p>
          </table:table-cell>
          <table:covered-table-cell table:number-columns-repeated="14" table:style-name="ce39"/>
          <table:covered-table-cell table:style-name="ce100"/>
          <table:table-cell table:style-name="ce117"/>
          <table:table-cell table:style-name="ce118"/>
          <table:table-cell table:number-columns-repeated="2"/>
          <table:table-cell table:style-name="ce4" office:value-type="float" office:value="26">
            <text:p>2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19">
            <text:p>1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19">
            <text:p>1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5">
            <text:p>25</text:p>
          </table:table-cell>
          <table:covered-table-cell table:number-columns-repeated="14" table:style-name="ce39"/>
          <table:covered-table-cell table:style-name="ce100"/>
          <table:table-cell table:style-name="ce117"/>
          <table:table-cell table:style-name="ce118"/>
          <table:table-cell table:number-columns-repeated="2"/>
          <table:table-cell table:style-name="ce4" office:value-type="float" office:value="25">
            <text:p>2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0">
            <text:p>2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0">
            <text:p>2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4">
            <text:p>24</text:p>
          </table:table-cell>
          <table:covered-table-cell table:number-columns-repeated="14" table:style-name="ce39"/>
          <table:covered-table-cell table:style-name="ce100"/>
          <table:table-cell table:style-name="ce117"/>
          <table:table-cell table:style-name="ce118"/>
          <table:table-cell table:number-columns-repeated="2"/>
          <table:table-cell table:style-name="ce4" office:value-type="float" office:value="24">
            <text:p>2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1">
            <text:p>2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1">
            <text:p>2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3">
            <text:p>23</text:p>
          </table:table-cell>
          <table:covered-table-cell table:number-columns-repeated="14" table:style-name="ce39"/>
          <table:covered-table-cell table:style-name="ce100"/>
          <table:table-cell table:style-name="ce117"/>
          <table:table-cell table:style-name="ce118"/>
          <table:table-cell table:number-columns-repeated="2"/>
          <table:table-cell table:style-name="ce4" office:value-type="float" office:value="23">
            <text:p>2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2">
            <text:p>2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2">
            <text:p>2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7"/>
          <table:table-cell table:style-name="ce118"/>
          <table:table-cell table:number-columns-repeated="2"/>
          <table:table-cell table:style-name="ce4" office:value-type="float" office:value="22">
            <text:p>2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3">
            <text:p>2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3">
            <text:p>2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7"/>
          <table:table-cell table:style-name="ce118"/>
          <table:table-cell table:number-columns-repeated="2"/>
          <table:table-cell table:style-name="ce4" office:value-type="float" office:value="21">
            <text:p>2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4">
            <text:p>2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4">
            <text:p>2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7"/>
          <table:table-cell table:style-name="ce118"/>
          <table:table-cell table:number-columns-repeated="2"/>
          <table:table-cell table:style-name="ce4" office:value-type="float" office:value="20">
            <text:p>2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5">
            <text:p>2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5">
            <text:p>2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117"/>
          <table:table-cell table:style-name="ce118"/>
          <table:table-cell table:number-columns-repeated="2"/>
          <table:table-cell table:style-name="ce4" office:value-type="float" office:value="19">
            <text:p>19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7"/>
          <table:table-cell table:style-name="ce118"/>
          <table:table-cell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6">
            <text:p>2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6">
            <text:p>2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8">
            <text:p>1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7">
            <text:p>2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7">
            <text:p>2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7">
            <text:p>17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8">
            <text:p>2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8">
            <text:p>2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6">
            <text:p>16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29">
            <text:p>2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29">
            <text:p>2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 table:number-columns-repeated="2"/>
          <table:table-cell table:style-name="ce4" office:value-type="float" office:value="15">
            <text:p>15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office:value-type="float" office:value="30">
            <text:p>3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office:value-type="float" office:value="30">
            <text:p>3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27" office:value-type="string" table:number-columns-spanned="15" table:number-rows-spanned="1">
            <text:p>Rack Blindplatte</text:p>
          </table:table-cell>
          <table:covered-table-cell table:number-columns-repeated="14" table:style-name="ce27"/>
          <table:table-cell table:style-name="ce114"/>
          <table:table-cell table:style-name="ce118"/>
          <table:table-cell table:number-columns-repeated="2"/>
          <table:table-cell table:style-name="ce4" office:value-type="float" office:value="14">
            <text:p>14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1">
            <text:p>3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1">
            <text:p>3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3">
            <text:p>13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2">
            <text:p>3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2">
            <text:p>3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 table:number-columns-repeated="2"/>
          <table:table-cell table:style-name="ce4" office:value-type="float" office:value="12">
            <text:p>12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3">
            <text:p>3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3">
            <text:p>3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7" office:value-type="string" table:number-columns-spanned="15" table:number-rows-spanned="1">
            <text:p>Rack Blindplatte</text:p>
          </table:table-cell>
          <table:covered-table-cell table:number-columns-repeated="14" table:style-name="ce27"/>
          <table:table-cell table:style-name="ce114"/>
          <table:table-cell table:style-name="ce118"/>
          <table:table-cell table:number-columns-repeated="2"/>
          <table:table-cell table:style-name="ce4" office:value-type="float" office:value="11">
            <text:p>11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14"/>
          <table:table-cell table:style-name="ce118"/>
          <table:table-cell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4">
            <text:p>3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4">
            <text:p>3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14" office:value-type="string" table:number-columns-spanned="15" table:number-rows-spanned="1">
            <text:p>Rack Blindplatte</text:p>
          </table:table-cell>
          <table:covered-table-cell table:number-columns-repeated="14" table:style-name="ce46"/>
          <table:table-cell table:style-name="ce46"/>
          <table:table-cell table:style-name="ce118"/>
          <table:table-cell table:number-columns-repeated="2"/>
          <table:table-cell table:style-name="ce4" office:value-type="float" office:value="10">
            <text:p>10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46"/>
          <table:table-cell table:style-name="ce118"/>
          <table:table-cell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5">
            <text:p>3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5">
            <text:p>3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 table:number-columns-repeated="2"/>
          <table:table-cell table:style-name="ce4" office:value-type="float" office:value="9">
            <text:p>9</text:p>
          </table:table-cell>
          <table:table-cell table:style-name="ce26" office:value-type="string" table:number-columns-spanned="15" table:number-rows-spanned="1">
            <text:p>Rack Blindplatte</text:p>
          </table:table-cell>
          <table:covered-table-cell table:number-columns-repeated="14" table:style-name="ce52"/>
          <table:table-cell table:style-name="ce46"/>
          <table:table-cell table:style-name="ce118"/>
          <table:table-cell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6">
            <text:p>36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6">
            <text:p>36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0" office:value-type="string" table:number-columns-spanned="15" table:number-rows-spanned="1">
            <text:p>APC Strom Switch</text:p>
          </table:table-cell>
          <table:covered-table-cell table:number-columns-repeated="14" table:style-name="ce40"/>
          <table:table-cell table:style-name="ce109"/>
          <table:table-cell table:style-name="ce118"/>
          <table:table-cell table:number-columns-repeated="2"/>
          <table:table-cell table:style-name="ce4" office:value-type="float" office:value="8">
            <text:p>8</text:p>
          </table:table-cell>
          <table:table-cell table:style-name="ce29" office:value-type="string" table:number-columns-spanned="15" table:number-rows-spanned="1">
            <text:p>Rack Blindplatte</text:p>
          </table:table-cell>
          <table:covered-table-cell table:number-columns-repeated="14" table:style-name="ce29"/>
          <table:table-cell table:style-name="ce109"/>
          <table:table-cell table:style-name="ce118"/>
          <table:table-cell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7">
            <text:p>37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7">
            <text:p>37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41" office:value-type="string" table:number-columns-spanned="15" table:number-rows-spanned="7">
            <text:p>Energie Box</text:p>
          </table:table-cell>
          <table:covered-table-cell table:number-columns-repeated="14" table:style-name="ce41"/>
          <table:table-cell table:style-name="ce105"/>
          <table:table-cell table:style-name="ce118"/>
          <table:table-cell table:number-columns-repeated="2"/>
          <table:table-cell table:style-name="ce4" office:value-type="float" office:value="7">
            <text:p>7</text:p>
          </table:table-cell>
          <table:table-cell table:style-name="ce41" office:value-type="string" table:number-columns-spanned="15" table:number-rows-spanned="7">
            <text:p>Energie Box</text:p>
          </table:table-cell>
          <table:covered-table-cell table:number-columns-repeated="14" table:style-name="ce41"/>
          <table:table-cell table:style-name="ce105"/>
          <table:table-cell table:style-name="ce118"/>
          <table:table-cell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8">
            <text:p>38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8">
            <text:p>38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6">
            <text:p>6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6">
            <text:p>6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39">
            <text:p>39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39">
            <text:p>39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5">
            <text:p>5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5">
            <text:p>5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0">
            <text:p>40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0">
            <text:p>40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4">
            <text:p>4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4">
            <text:p>4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1">
            <text:p>41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1">
            <text:p>41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3">
            <text:p>3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3">
            <text:p>3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2">
            <text:p>42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2">
            <text:p>42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2">
            <text:p>2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2">
            <text:p>2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3">
            <text:p>43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3">
            <text:p>43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4" office:value-type="float" office:value="1">
            <text:p>1</text:p>
          </table:table-cell>
          <table:covered-table-cell table:number-columns-repeated="15" table:style-name="ce42"/>
          <table:table-cell table:style-name="ce105"/>
          <table:table-cell table:style-name="ce118"/>
          <table:table-cell table:number-columns-repeated="2"/>
          <table:table-cell table:style-name="ce4" office:value-type="float" office:value="1">
            <text:p>1</text:p>
          </table:table-cell>
          <table:covered-table-cell table:number-columns-repeated="15" table:style-name="ce42"/>
          <table:table-cell table:style-name="ce105"/>
          <table:table-cell table:style-name="ce118"/>
          <table:table-cell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4">
            <text:p>44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4">
            <text:p>44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4">
          <table:table-cell table:style-name="ce5" table:number-columns-spanned="18" table:number-rows-spanned="3"/>
          <table:covered-table-cell table:number-columns-repeated="17" table:style-name="ce6"/>
          <table:table-cell table:number-columns-repeated="2"/>
          <table:table-cell table:style-name="ce5" table:number-columns-spanned="18" table:number-rows-spanned="3"/>
          <table:covered-table-cell table:number-columns-repeated="17" table:style-name="ce6"/>
          <table:table-cell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style-name="ce130" office:value-type="float" office:value="45">
            <text:p>45</text:p>
          </table:table-cell>
          <table:table-cell table:style-name="ce136" table:number-columns-spanned="7" table:number-rows-spanned="1"/>
          <table:covered-table-cell table:number-columns-repeated="6" table:style-name="ce136"/>
          <table:table-cell table:style-name="ce130" office:value-type="float" office:value="45">
            <text:p>45</text:p>
          </table:table-cell>
          <table:table-cell table:style-name="ce152" table:number-columns-spanned="5" table:number-rows-spanned="1"/>
          <table:covered-table-cell table:number-columns-repeated="3" table:style-name="ce155"/>
          <table:covered-table-cell table:style-name="ce160"/>
          <table:table-cell table:style-name="ce152" table:number-columns-spanned="5" table:number-rows-spanned="1"/>
          <table:covered-table-cell table:number-columns-repeated="4" table:style-name="ce152"/>
          <table:table-cell table:number-columns-repeated="947"/>
        </table:table-row>
        <table:table-row table:style-name="ro2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2"/>
          <table:table-cell table:style-name="ce137" office:value-type="string" table:number-columns-spanned="3" table:number-rows-spanned="1">
            <text:p>S = Simmering</text:p>
          </table:table-cell>
          <table:covered-table-cell table:number-columns-repeated="2" table:style-name="ce137"/>
          <table:table-cell table:style-name="ce144"/>
          <table:table-cell table:style-name="ce147" office:value-type="string" table:number-columns-spanned="3" table:number-rows-spanned="1">
            <text:p>L = Leopoldau</text:p>
          </table:table-cell>
          <table:covered-table-cell table:number-columns-repeated="2" table:style-name="ce147"/>
          <table:table-cell table:style-name="ce144"/>
          <table:table-cell table:style-name="ce153" office:value-type="string" table:number-columns-spanned="3" table:number-rows-spanned="1">
            <text:p>SK = G70</text:p>
          </table:table-cell>
          <table:covered-table-cell table:style-name="ce156"/>
          <table:covered-table-cell table:style-name="ce157"/>
          <table:table-cell table:style-name="ce144" table:number-columns-repeated="6"/>
          <table:table-cell table:number-columns-repeated="948"/>
        </table:table-row>
        <table:table-row table:style-name="ro4">
          <table:covered-table-cell table:number-columns-repeated="18" table:style-name="ce6"/>
          <table:table-cell table:number-columns-repeated="2"/>
          <table:covered-table-cell table:number-columns-repeated="18" table:style-name="ce6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3" table:number-rows-spanned="1">
            <text:p>K = Kupfer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LW = LWL</text:p>
          </table:table-cell>
          <table:covered-table-cell table:number-columns-repeated="2" table:style-name="ce138"/>
          <table:table-cell table:style-name="ce145"/>
          <table:table-cell table:style-name="ce138" office:value-type="string" table:number-columns-spanned="3" table:number-rows-spanned="1">
            <text:p>F = Funk</text:p>
          </table:table-cell>
          <table:covered-table-cell table:number-columns-repeated="2" table:style-name="ce138"/>
          <table:table-cell table:style-name="ce145" table:number-columns-repeated="3"/>
          <table:table-cell table:style-name="ce138" office:value-type="string" table:number-columns-spanned="3" table:number-rows-spanned="1">
            <text:p>R = Rechner</text:p>
          </table:table-cell>
          <table:covered-table-cell table:number-columns-repeated="2" table:style-name="ce138"/>
          <table:table-cell table:number-columns-repeated="948"/>
        </table:table-row>
        <table:table-row table:style-name="ro2">
          <table:table-cell table:number-columns-repeated="40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2"/>
          <table:table-cell table:style-name="ce138" office:value-type="string" table:number-columns-spanned="5" table:number-rows-spanned="1">
            <text:p>MC = Mediaconverter</text:p>
          </table:table-cell>
          <table:covered-table-cell table:number-columns-repeated="4" table:style-name="ce138"/>
          <table:table-cell table:style-name="ce145"/>
          <table:table-cell table:style-name="ce138" office:value-type="string" table:number-columns-spanned="5" table:number-rows-spanned="1">
            <text:p>V = Virtueller Rechner</text:p>
          </table:table-cell>
          <table:covered-table-cell table:number-columns-repeated="3" table:style-name="ce138"/>
          <table:covered-table-cell table:style-name="ce158"/>
          <table:table-cell table:style-name="ce127" table:number-columns-repeated="2"/>
          <table:table-cell table:style-name="ce145"/>
          <table:table-cell table:style-name="ce158" office:value-type="string" table:number-columns-spanned="3" table:number-rows-spanned="1">
            <text:p>Z = Zeitserver</text:p>
          </table:table-cell>
          <table:covered-table-cell table:number-columns-repeated="2" table:style-name="ce138"/>
          <table:table-cell table:number-columns-repeated="948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P-Liste" table:style-name="ta2" table:print="false">
        <office:forms form:automatic-focus="false" form:apply-design-mode="false"/>
        <table:table-column table:style-name="co15" table:default-cell-style-name="ce165"/>
        <table:table-column table:style-name="co16" table:default-cell-style-name="ce167"/>
        <table:table-column table:style-name="co17" table:default-cell-style-name="ce168"/>
        <table:table-column table:style-name="co18" table:default-cell-style-name="ce169"/>
        <table:table-column table:style-name="co19" table:default-cell-style-name="ce171"/>
        <table:table-column table:style-name="co20" table:default-cell-style-name="ce172"/>
        <table:table-column table:style-name="co21" table:default-cell-style-name="ce173"/>
        <table:table-column table:style-name="co22" table:default-cell-style-name="ce174"/>
        <table:table-column table:style-name="co23" table:number-columns-repeated="12" table:default-cell-style-name="ce175"/>
        <table:table-column table:style-name="co24" table:number-columns-repeated="1004" table:default-cell-style-name="Excel_20_Built-in_20_Normal"/>
        <table:table-row table:style-name="ro4">
          <table:table-cell table:style-name="ce164" office:value-type="string">
            <text:p>Verwendung</text:p>
          </table:table-cell>
          <table:table-cell office:value-type="string">
            <text:p>Hostname</text:p>
          </table:table-cell>
          <table:table-cell office:value-type="string">
            <text:p>MGT IP Adresse</text:p>
          </table:table-cell>
          <table:table-cell office:value-type="string">
            <text:p>MGT 2/DWSTW IP Adresse</text:p>
          </table:table-cell>
          <table:table-cell office:value-type="string">
            <text:p>A IP Adressen</text:p>
          </table:table-cell>
          <table:table-cell office:value-type="string">
            <text:p>A/P IP Adressen</text:p>
          </table:table-cell>
          <table:table-cell office:value-type="string">
            <text:p>B IP Adressen</text:p>
          </table:table-cell>
          <table:table-cell office:value-type="string">
            <text:p>B/P IP Adressen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office:value-type="string">
            <text:p>Ray IP Adresse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witch A</text:p>
          </table:table-cell>
          <table:table-cell table:number-columns-repeated="1023"/>
        </table:table-row>
        <table:table-row table:style-name="ro4">
          <table:table-cell office:value-type="string">
            <text:p>Switch B</text:p>
          </table:table-cell>
          <table:table-cell table:number-columns-repeated="1023"/>
        </table:table-row>
        <table:table-row table:style-name="ro4">
          <table:table-cell office:value-type="string">
            <text:p>Switch MGT</text:p>
          </table:table-cell>
          <table:table-cell table:number-columns-repeated="3"/>
          <table:table-cell table:content-validation-name="val1"/>
          <table:table-cell table:number-columns-repeated="1019"/>
        </table:table-row>
        <table:table-row table:style-name="ro4">
          <table:table-cell office:value-type="string">
            <text:p>2x Switch Lan A</text:p>
          </table:table-cell>
          <table:table-cell table:number-columns-repeated="3"/>
          <table:table-cell table:content-validation-name="val1"/>
          <table:table-cell table:number-columns-repeated="1019"/>
        </table:table-row>
        <table:table-row table:style-name="ro4">
          <table:table-cell office:value-type="string">
            <text:p>2x Switch Lan B</text:p>
          </table:table-cell>
          <table:table-cell table:number-columns-repeated="3"/>
          <table:table-cell table:content-validation-name="val1"/>
          <table:table-cell table:number-columns-repeated="1019"/>
        </table:table-row>
        <table:table-row table:style-name="ro4">
          <table:table-cell office:value-type="string">
            <text:p>2x Switch Lan MGT</text:p>
          </table:table-cell>
          <table:table-cell table:number-columns-repeated="3"/>
          <table:table-cell table:content-validation-name="val1"/>
          <table:table-cell table:number-columns-repeated="1019"/>
        </table:table-row>
        <table:table-row table:style-name="ro4">
          <table:table-cell office:value-type="string">
            <text:p>AP 1</text:p>
          </table:table-cell>
          <table:table-cell office:value-type="string">
            <text:p>WEGAP1_0</text:p>
          </table:table-cell>
          <table:table-cell office:value-type="string">
            <text:p>172.28.50.111</text:p>
          </table:table-cell>
          <table:table-cell/>
          <table:table-cell office:value-type="string">
            <text:p>172.28.0.111</text:p>
          </table:table-cell>
          <table:table-cell office:value-type="string">
            <text:p>172.28.10.111</text:p>
          </table:table-cell>
          <table:table-cell office:value-type="string">
            <text:p>172.28.20.111</text:p>
          </table:table-cell>
          <table:table-cell office:value-type="string">
            <text:p>172.28.30.111</text:p>
          </table:table-cell>
          <table:table-cell office:value-type="string">
            <text:p>192.111.30.191</text:p>
          </table:table-cell>
          <table:table-cell office:value-type="string">
            <text:p>192.111.30.192</text:p>
          </table:table-cell>
          <table:table-cell office:value-type="string">
            <text:p>192.111.30.193</text:p>
          </table:table-cell>
          <table:table-cell office:value-type="string">
            <text:p>192.111.30.194</text:p>
          </table:table-cell>
          <table:table-cell table:number-columns-repeated="1012"/>
        </table:table-row>
        <table:table-row table:style-name="ro4">
          <table:table-cell office:value-type="string">
            <text:p>AP 2</text:p>
          </table:table-cell>
          <table:table-cell office:value-type="string">
            <text:p>WEGAP2_0</text:p>
          </table:table-cell>
          <table:table-cell office:value-type="string">
            <text:p>172.28.50.112</text:p>
          </table:table-cell>
          <table:table-cell/>
          <table:table-cell office:value-type="string">
            <text:p>172.28.0.112</text:p>
          </table:table-cell>
          <table:table-cell office:value-type="string">
            <text:p>172.28.10.112</text:p>
          </table:table-cell>
          <table:table-cell office:value-type="string">
            <text:p>172.28.20.112</text:p>
          </table:table-cell>
          <table:table-cell office:value-type="string">
            <text:p>172.28.30.112</text:p>
          </table:table-cell>
          <table:table-cell office:value-type="string">
            <text:p>192.112.30.196</text:p>
          </table:table-cell>
          <table:table-cell office:value-type="string">
            <text:p>192.112.30.197</text:p>
          </table:table-cell>
          <table:table-cell office:value-type="string">
            <text:p>192.112.30.198</text:p>
          </table:table-cell>
          <table:table-cell office:value-type="string">
            <text:p>192.112.30.199</text:p>
          </table:table-cell>
          <table:table-cell table:number-columns-repeated="1012"/>
        </table:table-row>
        <table:table-row table:style-name="ro4">
          <table:table-cell office:value-type="string">
            <text:p>AP 3</text:p>
          </table:table-cell>
          <table:table-cell office:value-type="string">
            <text:p>WEGAP3_0</text:p>
          </table:table-cell>
          <table:table-cell office:value-type="string">
            <text:p>172.28.50.113</text:p>
          </table:table-cell>
          <table:table-cell/>
          <table:table-cell office:value-type="string">
            <text:p>172.28.0.113</text:p>
          </table:table-cell>
          <table:table-cell office:value-type="string">
            <text:p>172.28.10.113</text:p>
          </table:table-cell>
          <table:table-cell office:value-type="string">
            <text:p>172.28.20.113</text:p>
          </table:table-cell>
          <table:table-cell office:value-type="string">
            <text:p>172.28.30.113</text:p>
          </table:table-cell>
          <table:table-cell office:value-type="string">
            <text:p>192.113.30.201</text:p>
          </table:table-cell>
          <table:table-cell office:value-type="string">
            <text:p>192.113.30.202</text:p>
          </table:table-cell>
          <table:table-cell office:value-type="string">
            <text:p>192.113.30.203</text:p>
          </table:table-cell>
          <table:table-cell office:value-type="string">
            <text:p>192.113.30.204</text:p>
          </table:table-cell>
          <table:table-cell table:number-columns-repeated="1012"/>
        </table:table-row>
        <table:table-row table:style-name="ro4">
          <table:table-cell office:value-type="string">
            <text:p>AP 4</text:p>
          </table:table-cell>
          <table:table-cell office:value-type="string">
            <text:p>WEGAP4_0</text:p>
          </table:table-cell>
          <table:table-cell office:value-type="string">
            <text:p>172.28.50.114</text:p>
          </table:table-cell>
          <table:table-cell/>
          <table:table-cell office:value-type="string">
            <text:p>172.28.0.114</text:p>
          </table:table-cell>
          <table:table-cell office:value-type="string">
            <text:p>172.28.10.114</text:p>
          </table:table-cell>
          <table:table-cell office:value-type="string">
            <text:p>172.28.20.114</text:p>
          </table:table-cell>
          <table:table-cell office:value-type="string">
            <text:p>172.28.30.114</text:p>
          </table:table-cell>
          <table:table-cell office:value-type="string">
            <text:p>192.114.30.206</text:p>
          </table:table-cell>
          <table:table-cell office:value-type="string">
            <text:p>192.114.30.207</text:p>
          </table:table-cell>
          <table:table-cell office:value-type="string">
            <text:p>192.114.30.208</text:p>
          </table:table-cell>
          <table:table-cell office:value-type="string">
            <text:p>192.114.30.209</text:p>
          </table:table-cell>
          <table:table-cell table:number-columns-repeated="1012"/>
        </table:table-row>
        <table:table-row table:style-name="ro4">
          <table:table-cell office:value-type="string">
            <text:p>AP 5</text:p>
          </table:table-cell>
          <table:table-cell office:value-type="string">
            <text:p>WEGAP5_0</text:p>
          </table:table-cell>
          <table:table-cell office:value-type="string">
            <text:p>172.28.50.115</text:p>
          </table:table-cell>
          <table:table-cell/>
          <table:table-cell office:value-type="string">
            <text:p>172.28.0.115</text:p>
          </table:table-cell>
          <table:table-cell office:value-type="string">
            <text:p>172.28.10.115</text:p>
          </table:table-cell>
          <table:table-cell office:value-type="string">
            <text:p>172.28.20.115</text:p>
          </table:table-cell>
          <table:table-cell office:value-type="string">
            <text:p>172.28.30.115</text:p>
          </table:table-cell>
          <table:table-cell office:value-type="string">
            <text:p>192.115.30.211</text:p>
          </table:table-cell>
          <table:table-cell office:value-type="string">
            <text:p>192.115.30.212</text:p>
          </table:table-cell>
          <table:table-cell office:value-type="string">
            <text:p>192.115.30.213</text:p>
          </table:table-cell>
          <table:table-cell office:value-type="string">
            <text:p>192.115.30.214</text:p>
          </table:table-cell>
          <table:table-cell table:number-columns-repeated="1012"/>
        </table:table-row>
        <table:table-row table:style-name="ro4">
          <table:table-cell office:value-type="string">
            <text:p>AP 6</text:p>
          </table:table-cell>
          <table:table-cell office:value-type="string">
            <text:p>WEGAP6_0</text:p>
          </table:table-cell>
          <table:table-cell office:value-type="string">
            <text:p>172.28.50.116</text:p>
          </table:table-cell>
          <table:table-cell/>
          <table:table-cell office:value-type="string">
            <text:p>172.28.0.116</text:p>
          </table:table-cell>
          <table:table-cell office:value-type="string">
            <text:p>172.28.10.116</text:p>
          </table:table-cell>
          <table:table-cell office:value-type="string">
            <text:p>172.28.20.116</text:p>
          </table:table-cell>
          <table:table-cell office:value-type="string">
            <text:p>172.28.30.116</text:p>
          </table:table-cell>
          <table:table-cell office:value-type="string">
            <text:p>192.116.30.215</text:p>
          </table:table-cell>
          <table:table-cell office:value-type="string">
            <text:p>192.116.30.216</text:p>
          </table:table-cell>
          <table:table-cell office:value-type="string">
            <text:p>192.116.30.217</text:p>
          </table:table-cell>
          <table:table-cell office:value-type="string">
            <text:p>192.116.30.218</text:p>
          </table:table-cell>
          <table:table-cell table:number-columns-repeated="1012"/>
        </table:table-row>
        <table:table-row table:style-name="ro4">
          <table:table-cell office:value-type="string">
            <text:p>AP 7</text:p>
          </table:table-cell>
          <table:table-cell office:value-type="string">
            <text:p>WEGAP7_0</text:p>
          </table:table-cell>
          <table:table-cell office:value-type="string">
            <text:p>172.28.50.117</text:p>
          </table:table-cell>
          <table:table-cell/>
          <table:table-cell office:value-type="string">
            <text:p>172.28.0.117</text:p>
          </table:table-cell>
          <table:table-cell office:value-type="string">
            <text:p>172.28.10.117</text:p>
          </table:table-cell>
          <table:table-cell office:value-type="string">
            <text:p>172.28.20.117</text:p>
          </table:table-cell>
          <table:table-cell office:value-type="string">
            <text:p>172.28.30.117</text:p>
          </table:table-cell>
          <table:table-cell office:value-type="string">
            <text:p>192.117.30.220</text:p>
          </table:table-cell>
          <table:table-cell office:value-type="string">
            <text:p>192.117.30.221</text:p>
          </table:table-cell>
          <table:table-cell office:value-type="string">
            <text:p>192.117.30.222</text:p>
          </table:table-cell>
          <table:table-cell office:value-type="string">
            <text:p>192.117.30.223</text:p>
          </table:table-cell>
          <table:table-cell office:value-type="string">
            <text:p>192.117.30.224</text:p>
          </table:table-cell>
          <table:table-cell office:value-type="string">
            <text:p>192.117.30.225</text:p>
          </table:table-cell>
          <table:table-cell office:value-type="string">
            <text:p>192.117.30.226</text:p>
          </table:table-cell>
          <table:table-cell office:value-type="string">
            <text:p>192.117.30.227</text:p>
          </table:table-cell>
          <table:table-cell office:value-type="string">
            <text:p>192.117.30.228</text:p>
          </table:table-cell>
          <table:table-cell office:value-type="string">
            <text:p>192.117.30.229</text:p>
          </table:table-cell>
          <table:table-cell office:value-type="string">
            <text:p>192.117.30.230</text:p>
          </table:table-cell>
          <table:table-cell office:value-type="string">
            <text:p>192.117.30.231</text:p>
          </table:table-cell>
          <table:table-cell table:number-columns-repeated="1004"/>
        </table:table-row>
        <table:table-row table:style-name="ro4">
          <table:table-cell office:value-type="string">
            <text:p>AP 8</text:p>
          </table:table-cell>
          <table:table-cell office:value-type="string">
            <text:p>WEGAP8_0</text:p>
          </table:table-cell>
          <table:table-cell office:value-type="string">
            <text:p>172.28.50.118</text:p>
          </table:table-cell>
          <table:table-cell/>
          <table:table-cell office:value-type="string">
            <text:p>172.28.0.118</text:p>
          </table:table-cell>
          <table:table-cell office:value-type="string">
            <text:p>172.28.10.118</text:p>
          </table:table-cell>
          <table:table-cell office:value-type="string">
            <text:p>172.28.20.118</text:p>
          </table:table-cell>
          <table:table-cell office:value-type="string">
            <text:p>172.28.30.118</text:p>
          </table:table-cell>
          <table:table-cell table:number-columns-repeated="1016"/>
        </table:table-row>
        <table:table-row table:style-name="ro4">
          <table:table-cell office:value-type="string">
            <text:p>AP 9</text:p>
          </table:table-cell>
          <table:table-cell office:value-type="string">
            <text:p>WEGAP9_0</text:p>
          </table:table-cell>
          <table:table-cell office:value-type="string">
            <text:p>172.28.50.119</text:p>
          </table:table-cell>
          <table:table-cell/>
          <table:table-cell office:value-type="string">
            <text:p>172.28.0.119</text:p>
          </table:table-cell>
          <table:table-cell office:value-type="string">
            <text:p>172.28.10.119</text:p>
          </table:table-cell>
          <table:table-cell office:value-type="string">
            <text:p>172.28.20.119</text:p>
          </table:table-cell>
          <table:table-cell office:value-type="string">
            <text:p>172.28.30.119</text:p>
          </table:table-cell>
          <table:table-cell table:number-columns-repeated="1016"/>
        </table:table-row>
        <table:table-row table:style-name="ro4">
          <table:table-cell office:value-type="string">
            <text:p>AP 10</text:p>
          </table:table-cell>
          <table:table-cell office:value-type="string">
            <text:p>WEGAP10_0</text:p>
          </table:table-cell>
          <table:table-cell office:value-type="string">
            <text:p>172.28.50.120</text:p>
          </table:table-cell>
          <table:table-cell table:style-name="ce170"/>
          <table:table-cell office:value-type="string">
            <text:p>172.28.0.120</text:p>
          </table:table-cell>
          <table:table-cell office:value-type="string">
            <text:p>172.28.10.120</text:p>
          </table:table-cell>
          <table:table-cell office:value-type="string">
            <text:p>172.28.20.120</text:p>
          </table:table-cell>
          <table:table-cell office:value-type="string">
            <text:p>172.28.30.120</text:p>
          </table:table-cell>
          <table:table-cell office:value-type="string">
            <text:p>192.120.30.235</text:p>
          </table:table-cell>
          <table:table-cell office:value-type="string">
            <text:p>192.120.30.236</text:p>
          </table:table-cell>
          <table:table-cell office:value-type="string">
            <text:p>192.120.30.237</text:p>
          </table:table-cell>
          <table:table-cell office:value-type="string">
            <text:p>192.120.30.238</text:p>
          </table:table-cell>
          <table:table-cell office:value-type="string">
            <text:p>192.120.30.239</text:p>
          </table:table-cell>
          <table:table-cell office:value-type="string">
            <text:p>192.120.30.240</text:p>
          </table:table-cell>
          <table:table-cell table:number-columns-repeated="6"/>
          <table:table-cell table:style-name="ce176" table:number-columns-repeated="1004"/>
        </table:table-row>
        <table:table-row table:style-name="ro4">
          <table:table-cell table:style-name="ce166" office:value-type="string">
            <text:p>AP 11</text:p>
          </table:table-cell>
          <table:table-cell table:style-name="ce166" office:value-type="string">
            <text:p>WEGAP11_0</text:p>
          </table:table-cell>
          <table:table-cell table:style-name="ce166" office:value-type="string">
            <text:p>172.28.50.121</text:p>
          </table:table-cell>
          <table:table-cell table:style-name="ce166"/>
          <table:table-cell table:style-name="ce166" office:value-type="string">
            <text:p>172.28.0.121</text:p>
          </table:table-cell>
          <table:table-cell table:style-name="ce166" office:value-type="string">
            <text:p>172.28.10.121</text:p>
          </table:table-cell>
          <table:table-cell table:style-name="ce166" office:value-type="string">
            <text:p>172.28.20.121</text:p>
          </table:table-cell>
          <table:table-cell table:style-name="ce166" office:value-type="string">
            <text:p>172.28.30.121</text:p>
          </table:table-cell>
          <table:table-cell table:style-name="ce166" table:number-columns-repeated="12"/>
          <table:table-cell table:style-name="ce177" table:number-columns-repeated="1004"/>
        </table:table-row>
        <table:table-row table:style-name="ro4">
          <table:table-cell office:value-type="string">
            <text:p>AP 12</text:p>
          </table:table-cell>
          <table:table-cell office:value-type="string">
            <text:p>WEGAP12_0</text:p>
          </table:table-cell>
          <table:table-cell office:value-type="string">
            <text:p>172.28.50.122</text:p>
          </table:table-cell>
          <table:table-cell/>
          <table:table-cell office:value-type="string">
            <text:p>172.28.0.122</text:p>
          </table:table-cell>
          <table:table-cell office:value-type="string">
            <text:p>172.28.10.122</text:p>
          </table:table-cell>
          <table:table-cell office:value-type="string">
            <text:p>172.28.20.122</text:p>
          </table:table-cell>
          <table:table-cell office:value-type="string">
            <text:p>172.28.30.122</text:p>
          </table:table-cell>
          <table:table-cell office:value-type="string">
            <text:p>192.122.30.1</text:p>
          </table:table-cell>
          <table:table-cell office:value-type="string">
            <text:p>192.122.30.2</text:p>
          </table:table-cell>
          <table:table-cell office:value-type="string">
            <text:p>192.122.30.3</text:p>
          </table:table-cell>
          <table:table-cell office:value-type="string">
            <text:p>192.122.30.4</text:p>
          </table:table-cell>
          <table:table-cell table:number-columns-repeated="1012"/>
        </table:table-row>
        <table:table-row table:style-name="ro4">
          <table:table-cell table:style-name="ce166" office:value-type="string">
            <text:p>WEGMGT1</text:p>
          </table:table-cell>
          <table:table-cell table:style-name="ce166" office:value-type="string">
            <text:p>WEGMGT1_0</text:p>
          </table:table-cell>
          <table:table-cell table:style-name="ce166" table:number-columns-repeated="18"/>
          <table:table-cell table:style-name="ce177" table:number-columns-repeated="1004"/>
        </table:table-row>
        <table:table-row table:style-name="ro4">
          <table:table-cell office:value-type="string">
            <text:p>DB A</text:p>
          </table:table-cell>
          <table:table-cell office:value-type="string">
            <text:p>WEGDB1A_0</text:p>
          </table:table-cell>
          <table:table-cell office:value-type="string">
            <text:p>172.28.50.108</text:p>
          </table:table-cell>
          <table:table-cell table:number-columns-repeated="1021"/>
        </table:table-row>
        <table:table-row table:style-name="ro4">
          <table:table-cell office:value-type="string">
            <text:p>DB B</text:p>
          </table:table-cell>
          <table:table-cell office:value-type="string">
            <text:p>WEGDB1B_0</text:p>
          </table:table-cell>
          <table:table-cell office:value-type="string">
            <text:p>172.28.50.158</text:p>
          </table:table-cell>
          <table:table-cell table:number-columns-repeated="1021"/>
        </table:table-row>
        <table:table-row table:style-name="ro4">
          <table:table-cell office:value-type="string">
            <text:p>DMZ 1</text:p>
          </table:table-cell>
          <table:table-cell office:value-type="string">
            <text:p>WEGDD1_0</text:p>
          </table:table-cell>
          <table:table-cell/>
          <table:table-cell office:value-type="string">
            <text:p>10.247.33.101 WN IP</text:p>
          </table:table-cell>
          <table:table-cell office:value-type="string">
            <text:p>172.28.0.221</text:p>
          </table:table-cell>
          <table:table-cell table:number-columns-repeated="1019"/>
        </table:table-row>
        <table:table-row table:style-name="ro4">
          <table:table-cell office:value-type="string">
            <text:p>DMZ2</text:p>
          </table:table-cell>
          <table:table-cell office:value-type="string">
            <text:p>WEGDD2_0</text:p>
          </table:table-cell>
          <table:table-cell/>
          <table:table-cell office:value-type="string">
            <text:p>10.247.33.102 WN IP</text:p>
          </table:table-cell>
          <table:table-cell office:value-type="string">
            <text:p>172.28.0.222</text:p>
          </table:table-cell>
          <table:table-cell table:number-columns-repeated="1019"/>
        </table:table-row>
        <table:table-row table:style-name="ro4">
          <table:table-cell office:value-type="string">
            <text:p>Hauptrechner - 1A</text:p>
          </table:table-cell>
          <table:table-cell office:value-type="string">
            <text:p>WEGHR1A_0</text:p>
          </table:table-cell>
          <table:table-cell office:value-type="string">
            <text:p>172.28.50.101</text:p>
          </table:table-cell>
          <table:table-cell/>
          <table:table-cell office:value-type="string">
            <text:p>172.28.0.101</text:p>
          </table:table-cell>
          <table:table-cell office:value-type="string">
            <text:p>172.28.10.101</text:p>
          </table:table-cell>
          <table:table-cell office:value-type="string">
            <text:p>172.28.20.101</text:p>
          </table:table-cell>
          <table:table-cell office:value-type="string">
            <text:p>172.28.30.101</text:p>
          </table:table-cell>
          <table:table-cell table:number-columns-repeated="1016"/>
        </table:table-row>
        <table:table-row table:style-name="ro4">
          <table:table-cell office:value-type="string">
            <text:p>Hauptrechner - 2A</text:p>
          </table:table-cell>
          <table:table-cell office:value-type="string">
            <text:p>WEGHR2A_0</text:p>
          </table:table-cell>
          <table:table-cell office:value-type="string">
            <text:p>172.28.50.102</text:p>
          </table:table-cell>
          <table:table-cell/>
          <table:table-cell office:value-type="string">
            <text:p>172.28.0.102</text:p>
          </table:table-cell>
          <table:table-cell office:value-type="string">
            <text:p>172.28.10.102</text:p>
          </table:table-cell>
          <table:table-cell office:value-type="string">
            <text:p>172.28.20.102</text:p>
          </table:table-cell>
          <table:table-cell office:value-type="string">
            <text:p>172.28.30.102</text:p>
          </table:table-cell>
          <table:table-cell table:number-columns-repeated="1016"/>
        </table:table-row>
        <table:table-row table:style-name="ro4">
          <table:table-cell office:value-type="string">
            <text:p>Hauptrechner - 3A</text:p>
          </table:table-cell>
          <table:table-cell office:value-type="string">
            <text:p>WEGHR3A_0</text:p>
          </table:table-cell>
          <table:table-cell office:value-type="string">
            <text:p>172.28.50.103</text:p>
          </table:table-cell>
          <table:table-cell/>
          <table:table-cell office:value-type="string">
            <text:p>172.28.0.103</text:p>
          </table:table-cell>
          <table:table-cell office:value-type="string">
            <text:p>172.28.10.103</text:p>
          </table:table-cell>
          <table:table-cell office:value-type="string">
            <text:p>172.28.20.103</text:p>
          </table:table-cell>
          <table:table-cell office:value-type="string">
            <text:p>172.28.30.103</text:p>
          </table:table-cell>
          <table:table-cell table:number-columns-repeated="1016"/>
        </table:table-row>
        <table:table-row table:style-name="ro4">
          <table:table-cell office:value-type="string">
            <text:p>Hauptrechner - 4A</text:p>
          </table:table-cell>
          <table:table-cell office:value-type="string">
            <text:p>WEGHR4A_0</text:p>
          </table:table-cell>
          <table:table-cell office:value-type="string">
            <text:p>172.28.50.104</text:p>
          </table:table-cell>
          <table:table-cell/>
          <table:table-cell office:value-type="string">
            <text:p>172.28.0.104</text:p>
          </table:table-cell>
          <table:table-cell office:value-type="string">
            <text:p>172.28.10.104</text:p>
          </table:table-cell>
          <table:table-cell office:value-type="string">
            <text:p>172.28.20.104</text:p>
          </table:table-cell>
          <table:table-cell office:value-type="string">
            <text:p>172.28.30.104</text:p>
          </table:table-cell>
          <table:table-cell table:number-columns-repeated="1016"/>
        </table:table-row>
        <table:table-row table:style-name="ro4">
          <table:table-cell office:value-type="string">
            <text:p>Hauptrechner - 1B</text:p>
          </table:table-cell>
          <table:table-cell office:value-type="string">
            <text:p>WEGHR1B_0</text:p>
          </table:table-cell>
          <table:table-cell office:value-type="string">
            <text:p>172.28.50.151</text:p>
          </table:table-cell>
          <table:table-cell/>
          <table:table-cell office:value-type="string">
            <text:p>172.28.0.151</text:p>
          </table:table-cell>
          <table:table-cell office:value-type="string">
            <text:p>172.28.10.151</text:p>
          </table:table-cell>
          <table:table-cell office:value-type="string">
            <text:p>172.28.20.151</text:p>
          </table:table-cell>
          <table:table-cell office:value-type="string">
            <text:p>172.28.30.151</text:p>
          </table:table-cell>
          <table:table-cell table:number-columns-repeated="1016"/>
        </table:table-row>
        <table:table-row table:style-name="ro4">
          <table:table-cell office:value-type="string">
            <text:p>Hauptrechner - 2B</text:p>
          </table:table-cell>
          <table:table-cell office:value-type="string">
            <text:p>WEGHR2B_0</text:p>
          </table:table-cell>
          <table:table-cell office:value-type="string">
            <text:p>172.28.50.152</text:p>
          </table:table-cell>
          <table:table-cell/>
          <table:table-cell office:value-type="string">
            <text:p>172.28.0.152</text:p>
          </table:table-cell>
          <table:table-cell office:value-type="string">
            <text:p>172.28.10.152</text:p>
          </table:table-cell>
          <table:table-cell office:value-type="string">
            <text:p>172.28.20.152</text:p>
          </table:table-cell>
          <table:table-cell office:value-type="string">
            <text:p>172.28.30.152</text:p>
          </table:table-cell>
          <table:table-cell table:number-columns-repeated="1016"/>
        </table:table-row>
        <table:table-row table:style-name="ro4">
          <table:table-cell office:value-type="string">
            <text:p>Hauptrechner - 3B</text:p>
          </table:table-cell>
          <table:table-cell office:value-type="string">
            <text:p>WEGHR3B_0</text:p>
          </table:table-cell>
          <table:table-cell office:value-type="string">
            <text:p>172.28.50.153</text:p>
          </table:table-cell>
          <table:table-cell/>
          <table:table-cell office:value-type="string">
            <text:p>172.28.0.153</text:p>
          </table:table-cell>
          <table:table-cell office:value-type="string">
            <text:p>172.28.10.153</text:p>
          </table:table-cell>
          <table:table-cell office:value-type="string">
            <text:p>172.28.20.153</text:p>
          </table:table-cell>
          <table:table-cell office:value-type="string">
            <text:p>172.28.30.153</text:p>
          </table:table-cell>
          <table:table-cell table:number-columns-repeated="1016"/>
        </table:table-row>
        <table:table-row table:style-name="ro4">
          <table:table-cell office:value-type="string">
            <text:p>Hauptrechner - 4B</text:p>
          </table:table-cell>
          <table:table-cell office:value-type="string">
            <text:p>WEGHR4B_0</text:p>
          </table:table-cell>
          <table:table-cell office:value-type="string">
            <text:p>172.28.50.154</text:p>
          </table:table-cell>
          <table:table-cell/>
          <table:table-cell office:value-type="string">
            <text:p>172.28.0.154</text:p>
          </table:table-cell>
          <table:table-cell office:value-type="string">
            <text:p>172.28.10.154</text:p>
          </table:table-cell>
          <table:table-cell office:value-type="string">
            <text:p>172.28.20.154</text:p>
          </table:table-cell>
          <table:table-cell office:value-type="string">
            <text:p>172.28.30.154</text:p>
          </table:table-cell>
          <table:table-cell table:number-columns-repeated="1016"/>
        </table:table-row>
        <table:table-row table:style-name="ro4">
          <table:table-cell office:value-type="string">
            <text:p>Test Hauptrechner - 1A</text:p>
          </table:table-cell>
          <table:table-cell office:value-type="string">
            <text:p>WEGHR1B_0</text:p>
          </table:table-cell>
          <table:table-cell office:value-type="string">
            <text:p>172.28.50.151</text:p>
          </table:table-cell>
          <table:table-cell/>
          <table:table-cell office:value-type="string">
            <text:p>172.28.0.151</text:p>
          </table:table-cell>
          <table:table-cell office:value-type="string">
            <text:p>172.28.10.151</text:p>
          </table:table-cell>
          <table:table-cell office:value-type="string">
            <text:p>172.28.20.151</text:p>
          </table:table-cell>
          <table:table-cell office:value-type="string">
            <text:p>172.28.30.151</text:p>
          </table:table-cell>
          <table:table-cell table:number-columns-repeated="1016"/>
        </table:table-row>
        <table:table-row table:style-name="ro4">
          <table:table-cell office:value-type="string">
            <text:p>Test Hauptrechner - 2A</text:p>
          </table:table-cell>
          <table:table-cell office:value-type="string">
            <text:p>WEGHR2B_0</text:p>
          </table:table-cell>
          <table:table-cell office:value-type="string">
            <text:p>172.28.50.152</text:p>
          </table:table-cell>
          <table:table-cell/>
          <table:table-cell office:value-type="string">
            <text:p>172.28.0.152</text:p>
          </table:table-cell>
          <table:table-cell office:value-type="string">
            <text:p>172.28.10.152</text:p>
          </table:table-cell>
          <table:table-cell office:value-type="string">
            <text:p>172.28.20.152</text:p>
          </table:table-cell>
          <table:table-cell office:value-type="string">
            <text:p>172.28.30.152</text:p>
          </table:table-cell>
          <table:table-cell table:number-columns-repeated="1016"/>
        </table:table-row>
        <table:table-row table:style-name="ro4">
          <table:table-cell office:value-type="string">
            <text:p>HopfUhr - Sim</text:p>
          </table:table-cell>
          <table:table-cell table:number-columns-repeated="1023"/>
        </table:table-row>
        <table:table-row table:style-name="ro4">
          <table:table-cell office:value-type="string">
            <text:p>HopfUhr - Leo</text:p>
          </table:table-cell>
          <table:table-cell table:number-columns-repeated="1023"/>
        </table:table-row>
        <table:table-row table:style-name="ro4">
          <table:table-cell office:value-type="string">
            <text:p>PWH A</text:p>
          </table:table-cell>
          <table:table-cell office:value-type="string">
            <text:p>WEGPW1A_0</text:p>
          </table:table-cell>
          <table:table-cell office:value-type="string">
            <text:p>172.28.50.107</text:p>
          </table:table-cell>
          <table:table-cell/>
          <table:table-cell office:value-type="string">
            <text:p>172.28.0.107</text:p>
          </table:table-cell>
          <table:table-cell office:value-type="string">
            <text:p>172.28.10.107</text:p>
          </table:table-cell>
          <table:table-cell office:value-type="string">
            <text:p>172.28.20.107</text:p>
          </table:table-cell>
          <table:table-cell office:value-type="string">
            <text:p>172.28.30.107</text:p>
          </table:table-cell>
          <table:table-cell table:number-columns-repeated="1016"/>
        </table:table-row>
        <table:table-row table:style-name="ro4">
          <table:table-cell office:value-type="string">
            <text:p>PWH B</text:p>
          </table:table-cell>
          <table:table-cell office:value-type="string">
            <text:p>WEGPW1B_0</text:p>
          </table:table-cell>
          <table:table-cell office:value-type="string">
            <text:p>172.28.50.157</text:p>
          </table:table-cell>
          <table:table-cell/>
          <table:table-cell office:value-type="string">
            <text:p>172.28.0.157</text:p>
          </table:table-cell>
          <table:table-cell office:value-type="string">
            <text:p>172.28.10.157</text:p>
          </table:table-cell>
          <table:table-cell office:value-type="string">
            <text:p>172.28.20.157</text:p>
          </table:table-cell>
          <table:table-cell office:value-type="string">
            <text:p>172.28.30.157</text:p>
          </table:table-cell>
          <table:table-cell table:number-columns-repeated="1016"/>
        </table:table-row>
        <table:table-row table:style-name="ro4">
          <table:table-cell office:value-type="string">
            <text:p>Raidsystem PWH A</text:p>
          </table:table-cell>
          <table:table-cell office:value-type="string">
            <text:p>WEGRAIDD1</text:p>
          </table:table-cell>
          <table:table-cell office:value-type="string">
            <text:p>172.28.50.134</text:p>
          </table:table-cell>
          <table:table-cell office:value-type="string">
            <text:p>172.28.50.135</text:p>
          </table:table-cell>
          <table:table-cell table:number-columns-repeated="1020"/>
        </table:table-row>
        <table:table-row table:style-name="ro4">
          <table:table-cell office:value-type="string">
            <text:p>Raidsystem PWH B</text:p>
          </table:table-cell>
          <table:table-cell office:value-type="string">
            <text:p>WEGRAIDG1</text:p>
          </table:table-cell>
          <table:table-cell office:value-type="string">
            <text:p>172.28.50.132</text:p>
          </table:table-cell>
          <table:table-cell office:value-type="string">
            <text:p>172.28.50.133</text:p>
          </table:table-cell>
          <table:table-cell table:number-columns-repeated="1020"/>
        </table:table-row>
        <table:table-row table:style-name="ro4">
          <table:table-cell office:value-type="string">
            <text:p>CMC</text:p>
          </table:table-cell>
          <table:table-cell table:number-columns-repeated="1023"/>
        </table:table-row>
        <table:table-row table:style-name="ro4">
          <table:table-cell office:value-type="string">
            <text:p>Fortimanager</text:p>
          </table:table-cell>
          <table:table-cell table:number-columns-repeated="1023"/>
        </table:table-row>
        <table:table-row table:style-name="ro4">
          <table:table-cell office:value-type="string">
            <text:p>Monitoring Server - MGT</text:p>
          </table:table-cell>
          <table:table-cell table:number-columns-repeated="1023"/>
        </table:table-row>
        <table:table-row table:style-name="ro4">
          <table:table-cell office:value-type="string">
            <text:p>Sim - Virtualisierung Server</text:p>
          </table:table-cell>
          <table:table-cell table:number-columns-repeated="1023"/>
        </table:table-row>
        <table:table-row table:style-name="ro4">
          <table:table-cell office:value-type="string">
            <text:p>Leo - Virtualisierung Server</text:p>
          </table:table-cell>
          <table:table-cell table:number-columns-repeated="1023"/>
        </table:table-row>
        <table:table-row table:style-name="ro4">
          <table:table-cell office:value-type="string">
            <text:p>Rechner 1 - MGT</text:p>
          </table:table-cell>
          <table:table-cell table:number-columns-repeated="1023"/>
        </table:table-row>
        <table:table-row table:style-name="ro4">
          <table:table-cell office:value-type="string">
            <text:p>Rechner 2 - MGT</text:p>
          </table:table-cell>
          <table:table-cell table:number-columns-repeated="1023"/>
        </table:table-row>
        <table:table-row table:style-name="ro4">
          <table:table-cell office:value-type="string">
            <text:p>Rechner 3 - MGT</text:p>
          </table:table-cell>
          <table:table-cell table:number-columns-repeated="1023"/>
        </table:table-row>
        <table:table-row table:style-name="ro4">
          <table:table-cell office:value-type="string">
            <text:p>Rechner 4 - MGT</text:p>
          </table:table-cell>
          <table:table-cell table:number-columns-repeated="1023"/>
        </table:table-row>
        <table:table-row table:style-name="ro4">
          <table:table-cell office:value-type="string">
            <text:p>Rechner 5 - MGT</text:p>
          </table:table-cell>
          <table:table-cell table:number-columns-repeated="1023"/>
        </table:table-row>
        <table:table-row table:style-name="ro4">
          <table:table-cell office:value-type="string">
            <text:p>Funk Switch - Sim</text:p>
          </table:table-cell>
          <table:table-cell table:number-columns-repeated="1023"/>
        </table:table-row>
        <table:table-row table:style-name="ro4">
          <table:table-cell office:value-type="string">
            <text:p>Funk Switch - Leo</text:p>
          </table:table-cell>
          <table:table-cell table:number-columns-repeated="1023"/>
        </table:table-row>
        <table:table-row table:style-name="ro4">
          <table:table-cell office:value-type="string">
            <text:p>Flowcomputer A1</text:p>
          </table:table-cell>
          <table:table-cell table:number-columns-repeated="1023"/>
        </table:table-row>
        <table:table-row table:style-name="ro4">
          <table:table-cell office:value-type="string">
            <text:p>Flowcomputer A2</text:p>
          </table:table-cell>
          <table:table-cell table:number-columns-repeated="1023"/>
        </table:table-row>
        <table:table-row table:style-name="ro4">
          <table:table-cell office:value-type="string">
            <text:p>Flowcomputer A3</text:p>
          </table:table-cell>
          <table:table-cell table:number-columns-repeated="1023"/>
        </table:table-row>
        <table:table-row table:style-name="ro4">
          <table:table-cell office:value-type="string">
            <text:p>Flowcomputer A4</text:p>
          </table:table-cell>
          <table:table-cell table:number-columns-repeated="1023"/>
        </table:table-row>
        <table:table-row table:style-name="ro4">
          <table:table-cell office:value-type="string">
            <text:p>Flowcomputer A5</text:p>
          </table:table-cell>
          <table:table-cell table:number-columns-repeated="1023"/>
        </table:table-row>
        <table:table-row table:style-name="ro4">
          <table:table-cell office:value-type="string">
            <text:p>Flowcomputer A6</text:p>
          </table:table-cell>
          <table:table-cell table:number-columns-repeated="1023"/>
        </table:table-row>
        <table:table-row table:style-name="ro4">
          <table:table-cell office:value-type="string">
            <text:p>Flowcomputer A7</text:p>
          </table:table-cell>
          <table:table-cell table:number-columns-repeated="1023"/>
        </table:table-row>
        <table:table-row table:style-name="ro4">
          <table:table-cell office:value-type="string">
            <text:p>Flowcomputer A8</text:p>
          </table:table-cell>
          <table:table-cell table:number-columns-repeated="1023"/>
        </table:table-row>
        <table:table-row table:style-name="ro4">
          <table:table-cell office:value-type="string">
            <text:p>Flowcomputer A9</text:p>
          </table:table-cell>
          <table:table-cell table:number-columns-repeated="1023"/>
        </table:table-row>
        <table:table-row table:style-name="ro4">
          <table:table-cell office:value-type="string">
            <text:p>Flowcomputer A10</text:p>
          </table:table-cell>
          <table:table-cell table:number-columns-repeated="1023"/>
        </table:table-row>
        <table:table-row table:style-name="ro4">
          <table:table-cell office:value-type="string">
            <text:p>Flowcomputer A11</text:p>
          </table:table-cell>
          <table:table-cell table:number-columns-repeated="1023"/>
        </table:table-row>
        <table:table-row table:style-name="ro4">
          <table:table-cell office:value-type="string">
            <text:p>Flowcomputer A12</text:p>
          </table:table-cell>
          <table:table-cell table:number-columns-repeated="1023"/>
        </table:table-row>
        <table:table-row table:style-name="ro4">
          <table:table-cell office:value-type="string">
            <text:p>Flowcomputer A13</text:p>
          </table:table-cell>
          <table:table-cell table:number-columns-repeated="1023"/>
        </table:table-row>
        <table:table-row table:style-name="ro4">
          <table:table-cell office:value-type="string">
            <text:p>Flowcomputer A14</text:p>
          </table:table-cell>
          <table:table-cell table:number-columns-repeated="1023"/>
        </table:table-row>
        <table:table-row table:style-name="ro4">
          <table:table-cell office:value-type="string">
            <text:p>Flowcomputer A15</text:p>
          </table:table-cell>
          <table:table-cell table:number-columns-repeated="1023"/>
        </table:table-row>
        <table:table-row table:style-name="ro4">
          <table:table-cell office:value-type="string">
            <text:p>Flowcomputer A16</text:p>
          </table:table-cell>
          <table:table-cell table:number-columns-repeated="1023"/>
        </table:table-row>
        <table:table-row table:style-name="ro4">
          <table:table-cell office:value-type="string">
            <text:p>Flowcomputer A17</text:p>
          </table:table-cell>
          <table:table-cell table:number-columns-repeated="1023"/>
        </table:table-row>
        <table:table-row table:style-name="ro4">
          <table:table-cell office:value-type="string">
            <text:p>Flowcomputer A18</text:p>
          </table:table-cell>
          <table:table-cell table:number-columns-repeated="1023"/>
        </table:table-row>
        <table:table-row table:style-name="ro4">
          <table:table-cell office:value-type="string">
            <text:p>Flowcomputer A19</text:p>
          </table:table-cell>
          <table:table-cell table:number-columns-repeated="1023"/>
        </table:table-row>
        <table:table-row table:style-name="ro4">
          <table:table-cell office:value-type="string">
            <text:p>Flowcomputer A20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Flowcomputer B1</text:p>
          </table:table-cell>
          <table:table-cell table:number-columns-repeated="1023"/>
        </table:table-row>
        <table:table-row table:style-name="ro4">
          <table:table-cell office:value-type="string">
            <text:p>Flowcomputer B2</text:p>
          </table:table-cell>
          <table:table-cell table:number-columns-repeated="1023"/>
        </table:table-row>
        <table:table-row table:style-name="ro4">
          <table:table-cell office:value-type="string">
            <text:p>Flowcomputer B3</text:p>
          </table:table-cell>
          <table:table-cell table:number-columns-repeated="1023"/>
        </table:table-row>
        <table:table-row table:style-name="ro4">
          <table:table-cell office:value-type="string">
            <text:p>Flowcomputer B4</text:p>
          </table:table-cell>
          <table:table-cell table:number-columns-repeated="1023"/>
        </table:table-row>
        <table:table-row table:style-name="ro4">
          <table:table-cell office:value-type="string">
            <text:p>Flowcomputer B5</text:p>
          </table:table-cell>
          <table:table-cell table:number-columns-repeated="1023"/>
        </table:table-row>
        <table:table-row table:style-name="ro4">
          <table:table-cell office:value-type="string">
            <text:p>Flowcomputer B6</text:p>
          </table:table-cell>
          <table:table-cell table:number-columns-repeated="1023"/>
        </table:table-row>
        <table:table-row table:style-name="ro4">
          <table:table-cell office:value-type="string">
            <text:p>Flowcomputer B7</text:p>
          </table:table-cell>
          <table:table-cell table:number-columns-repeated="1023"/>
        </table:table-row>
        <table:table-row table:style-name="ro4">
          <table:table-cell office:value-type="string">
            <text:p>Flowcomputer B8</text:p>
          </table:table-cell>
          <table:table-cell table:number-columns-repeated="1023"/>
        </table:table-row>
        <table:table-row table:style-name="ro4">
          <table:table-cell office:value-type="string">
            <text:p>Flowcomputer B9</text:p>
          </table:table-cell>
          <table:table-cell table:number-columns-repeated="1023"/>
        </table:table-row>
        <table:table-row table:style-name="ro4">
          <table:table-cell office:value-type="string">
            <text:p>Flowcomputer B10</text:p>
          </table:table-cell>
          <table:table-cell table:number-columns-repeated="1023"/>
        </table:table-row>
        <table:table-row table:style-name="ro4">
          <table:table-cell office:value-type="string">
            <text:p>Flowcomputer B11</text:p>
          </table:table-cell>
          <table:table-cell table:number-columns-repeated="1023"/>
        </table:table-row>
        <table:table-row table:style-name="ro4">
          <table:table-cell office:value-type="string">
            <text:p>Flowcomputer B12</text:p>
          </table:table-cell>
          <table:table-cell table:number-columns-repeated="1023"/>
        </table:table-row>
        <table:table-row table:style-name="ro4">
          <table:table-cell office:value-type="string">
            <text:p>Flowcomputer B13</text:p>
          </table:table-cell>
          <table:table-cell table:number-columns-repeated="1023"/>
        </table:table-row>
        <table:table-row table:style-name="ro4">
          <table:table-cell office:value-type="string">
            <text:p>Flowcomputer B14</text:p>
          </table:table-cell>
          <table:table-cell table:number-columns-repeated="1023"/>
        </table:table-row>
        <table:table-row table:style-name="ro4">
          <table:table-cell office:value-type="string">
            <text:p>Flowcomputer B15</text:p>
          </table:table-cell>
          <table:table-cell table:number-columns-repeated="1023"/>
        </table:table-row>
        <table:table-row table:style-name="ro4">
          <table:table-cell office:value-type="string">
            <text:p>Flowcomputer B16</text:p>
          </table:table-cell>
          <table:table-cell table:number-columns-repeated="1023"/>
        </table:table-row>
        <table:table-row table:style-name="ro4">
          <table:table-cell office:value-type="string">
            <text:p>Flowcomputer B17</text:p>
          </table:table-cell>
          <table:table-cell table:number-columns-repeated="1023"/>
        </table:table-row>
        <table:table-row table:style-name="ro4">
          <table:table-cell office:value-type="string">
            <text:p>Flowcomputer B18</text:p>
          </table:table-cell>
          <table:table-cell table:number-columns-repeated="1023"/>
        </table:table-row>
        <table:table-row table:style-name="ro4">
          <table:table-cell office:value-type="string">
            <text:p>Flowcomputer B19</text:p>
          </table:table-cell>
          <table:table-cell table:number-columns-repeated="1023"/>
        </table:table-row>
        <table:table-row table:style-name="ro4">
          <table:table-cell office:value-type="string">
            <text:p>Flowcomputer B20</text:p>
          </table:table-cell>
          <table:table-cell table:number-columns-repeated="1023"/>
        </table:table-row>
        <table:table-row table:style-name="ro4">
          <table:table-cell office:value-type="string">
            <text:p>Videoserver01 </text:p>
          </table:table-cell>
          <table:table-cell table:number-columns-repeated="1023"/>
        </table:table-row>
        <table:table-row table:style-name="ro4">
          <table:table-cell office:value-type="string">
            <text:p>Videoserver02</text:p>
          </table:table-cell>
          <table:table-cell table:number-columns-repeated="1023"/>
        </table:table-row>
        <table:table-row table:style-name="ro4">
          <table:table-cell office:value-type="string">
            <text:p>Videorechner AP1 - Sim </text:p>
          </table:table-cell>
          <table:table-cell table:number-columns-repeated="1023"/>
        </table:table-row>
        <table:table-row table:style-name="ro4">
          <table:table-cell office:value-type="string">
            <text:p>Videorechner AP2 - Leo</text:p>
          </table:table-cell>
          <table:table-cell table:number-columns-repeated="1023"/>
        </table:table-row>
        <table:table-row table:style-name="ro4">
          <table:table-cell office:value-type="string">
            <text:p>NAS Server</text:p>
          </table:table-cell>
          <table:table-cell table:number-columns-repeated="1023"/>
        </table:table-row>
        <table:table-row table:style-name="ro4">
          <table:table-cell office:value-type="string">
            <text:p>LSX Drucker 01 - Sim</text:p>
          </table:table-cell>
          <table:table-cell table:number-columns-repeated="3"/>
          <table:table-cell office:value-type="string">
            <text:p>172.28.0.50</text:p>
          </table:table-cell>
          <table:table-cell table:number-columns-repeated="1019"/>
        </table:table-row>
        <table:table-row table:style-name="ro4">
          <table:table-cell office:value-type="string">
            <text:p>LSX Drucker 02 - Leo</text:p>
          </table:table-cell>
          <table:table-cell table:number-columns-repeated="1023"/>
        </table:table-row>
        <table:table-row table:style-name="ro4">
          <table:table-cell office:value-type="string">
            <text:p>Patchpanel 1</text:p>
          </table:table-cell>
          <table:table-cell table:number-columns-repeated="1023"/>
        </table:table-row>
        <table:table-row table:style-name="ro4">
          <table:table-cell office:value-type="string">
            <text:p>Patchpanel 2</text:p>
          </table:table-cell>
          <table:table-cell table:number-columns-repeated="1023"/>
        </table:table-row>
        <table:table-row table:style-name="ro4">
          <table:table-cell office:value-type="string">
            <text:p>Patchpanel 3</text:p>
          </table:table-cell>
          <table:table-cell table:number-columns-repeated="1023"/>
        </table:table-row>
        <table:table-row table:style-name="ro4">
          <table:table-cell office:value-type="string">
            <text:p>Patchpanel 4</text:p>
          </table:table-cell>
          <table:table-cell table:number-columns-repeated="1023"/>
        </table:table-row>
        <table:table-row table:style-name="ro4">
          <table:table-cell office:value-type="string">
            <text:p>HKL BACNET</text:p>
          </table:table-cell>
          <table:table-cell table:number-columns-repeated="1023"/>
        </table:table-row>
        <table:table-row table:style-name="ro4">
          <table:table-cell office:value-type="string">
            <text:p>Onlinewerte</text:p>
          </table:table-cell>
          <table:table-cell table:number-columns-repeated="1023"/>
        </table:table-row>
        <table:table-row table:style-name="ro4">
          <table:table-cell office:value-type="string">
            <text:p>MGT1</text:p>
          </table:table-cell>
          <table:table-cell table:number-columns-repeated="1023"/>
        </table:table-row>
        <table:table-row table:style-name="ro4">
          <table:table-cell office:value-type="string">
            <text:p>PWH MGT</text:p>
          </table:table-cell>
          <table:table-cell table:number-columns-repeated="1023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VerwendungListe" table:base-cell-address="$'SIM-Interfaceraum'.$A$1" table:cell-range-address="$'IP-Liste'.$A$2:.$A$406"/>
        </table:named-expressions>
      </table:table>
      <table:table table:name="CMA01" table:style-name="ta3" table:print="false">
        <office:forms form:automatic-focus="false" form:apply-design-mode="false"/>
        <table:table-column table:style-name="co25" table:default-cell-style-name="ce179"/>
        <table:table-column table:style-name="co26" table:number-columns-repeated="3" table:default-cell-style-name="ce182"/>
        <table:table-column table:style-name="co27" table:default-cell-style-name="ce182"/>
        <table:table-column table:style-name="co26" table:visibility="collapse" table:number-columns-repeated="3" table:default-cell-style-name="ce182"/>
        <table:table-column table:style-name="co25" table:default-cell-style-name="ce179"/>
        <table:table-column table:style-name="co28" table:number-columns-repeated="4" table:default-cell-style-name="ce180"/>
        <table:table-column table:style-name="co26" table:visibility="collapse" table:default-cell-style-name="ce180"/>
        <table:table-column table:style-name="co29" table:number-columns-repeated="5" table:default-cell-style-name="ce180"/>
        <table:table-row table:style-name="ro4">
          <table:table-cell table:style-name="ce132" office:value-type="string" table:number-columns-spanned="2" table:number-rows-spanned="1">
            <text:p>User:</text:p>
          </table:table-cell>
          <table:covered-table-cell table:style-name="ce134"/>
          <table:table-cell table:style-name="ce184" table:number-columns-spanned="3" table:number-rows-spanned="1"/>
          <table:covered-table-cell table:number-columns-repeated="2" table:style-name="ce185"/>
          <table:table-cell table:style-name="ce186" table:number-columns-repeated="3"/>
          <table:table-cell table:style-name="ce187" office:value-type="string">
            <text:p>Änderungsdatum: </text:p>
          </table:table-cell>
          <table:table-cell table:style-name="ce150" office:value-type="date" office:date-value="2020-02-07" table:number-columns-spanned="3" table:number-rows-spanned="1">
            <text:p>07.02.2020</text:p>
          </table:table-cell>
          <table:covered-table-cell table:number-columns-repeated="2" table:style-name="ce154"/>
          <table:table-cell table:style-name="ce154"/>
          <table:table-cell table:style-name="ce159" table:number-columns-repeated="2"/>
          <table:table-cell table:style-name="ce1"/>
          <table:table-cell table:style-name="ce161" office:value-type="string">
            <text:p>V:</text:p>
          </table:table-cell>
          <table:table-cell table:number-columns-repeated="2" table:style-name="ce162" office:value-type="float" office:value="1">
            <text:p>1</text:p>
          </table:table-cell>
        </table:table-row>
        <table:table-row table:style-name="ro4">
          <table:table-cell table:style-name="ce178"/>
          <table:table-cell table:style-name="ce181" office:value-type="string" table:number-columns-spanned="4" table:number-rows-spanned="1">
            <text:p>Punkt A - Punkt B</text:p>
          </table:table-cell>
          <table:covered-table-cell table:number-columns-repeated="3" table:style-name="ce181"/>
          <table:table-cell table:number-columns-repeated="3"/>
          <table:table-cell table:style-name="ce188"/>
          <table:table-cell table:style-name="ce189" office:value-type="string" table:number-columns-spanned="5" table:number-rows-spanned="1">
            <text:p>Quelle</text:p>
          </table:table-cell>
          <table:covered-table-cell table:number-columns-repeated="4" table:style-name="ce189"/>
          <table:table-cell table:style-name="ce189" office:value-type="string" table:number-columns-spanned="5" table:number-rows-spanned="1">
            <text:p>Ziel</text:p>
          </table:table-cell>
          <table:covered-table-cell table:number-columns-repeated="4" table:style-name="ce189"/>
        </table:table-row>
        <table:table-row table:style-name="ro4">
          <table:table-cell office:value-type="float" office:value="1">
            <text:p>1</text:p>
          </table:table-cell>
          <table:table-cell office:value-type="string" table:number-columns-spanned="7" table:number-rows-spanned="1">
            <text:p>S-CMA01-LW-P1-1 --- S-S-CMA01-3-51</text:p>
          </table:table-cell>
          <table:covered-table-cell table:number-columns-repeated="6"/>
          <table:table-cell office:value-type="float" office:value="1">
            <text:p>1</text:p>
          </table:table-cell>
          <table:table-cell office:value-type="string" table:number-columns-spanned="5" table:number-rows-spanned="1">
            <text:p>Hager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 table:number-columns-spanned="7" table:number-rows-spanned="1">
            <text:p>S-CMA01-LW-P1-2 --- S-S-CMA01-4-51</text:p>
          </table:table-cell>
          <table:covered-table-cell table:number-columns-repeated="6"/>
          <table:table-cell office:value-type="float" office:value="2">
            <text:p>2</text:p>
          </table:table-cell>
          <table:table-cell office:value-type="string" table:number-columns-spanned="5" table:number-rows-spanned="1">
            <text:p>Patchpanel 1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 table:number-columns-spanned="7" table:number-rows-spanned="1">
            <text:p>S-CMA01-LW-P1-3 --- S-S-CMA01-5-25</text:p>
          </table:table-cell>
          <table:covered-table-cell table:number-columns-repeated="6"/>
          <table:table-cell office:value-type="float" office:value="3">
            <text:p>3</text:p>
          </table:table-cell>
          <table:table-cell office:value-type="string" table:number-columns-spanned="5" table:number-rows-spanned="1">
            <text:p>Patchpanel 1</text:p>
          </table:table-cell>
          <table:covered-table-cell table:number-columns-repeated="4"/>
          <table:table-cell office:value-type="string" table:number-columns-spanned="5" table:number-rows-spanned="1">
            <text:p>Switch MGT</text:p>
          </table:table-cell>
          <table:covered-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 table:number-columns-spanned="7" table:number-rows-spanned="1">
            <text:p>S-CMA01-LW-P2-2 --- S-S-CMA01-3-49 </text:p>
          </table:table-cell>
          <table:covered-table-cell table:number-columns-repeated="6"/>
          <table:table-cell office:value-type="float" office:value="4">
            <text:p>4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 table:number-columns-spanned="7" table:number-rows-spanned="1">
            <text:p>S-CMA01-LW-P2-3 --- S-S-CMA01-3-52</text:p>
          </table:table-cell>
          <table:covered-table-cell table:number-columns-repeated="6"/>
          <table:table-cell office:value-type="float" office:value="5">
            <text:p>5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 table:number-columns-spanned="7" table:number-rows-spanned="1">
            <text:p>S-CMA01-LW-P2-4 --- S-S-CMA01-3-50</text:p>
          </table:table-cell>
          <table:covered-table-cell table:number-columns-repeated="6"/>
          <table:table-cell office:value-type="float" office:value="6">
            <text:p>6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 table:number-columns-spanned="7" table:number-rows-spanned="1">
            <text:p>S-CMA01-LW-P2-6 --- S-S-CMA01-4-49</text:p>
          </table:table-cell>
          <table:covered-table-cell table:number-columns-repeated="6"/>
          <table:table-cell office:value-type="float" office:value="7">
            <text:p>7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 table:number-columns-spanned="7" table:number-rows-spanned="1">
            <text:p>S-CMA01-LW-P2-7 --- S-S-CMA01-4-52</text:p>
          </table:table-cell>
          <table:covered-table-cell table:number-columns-repeated="6"/>
          <table:table-cell office:value-type="float" office:value="8">
            <text:p>8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 table:number-columns-spanned="7" table:number-rows-spanned="1">
            <text:p>S-CMA01-LW-P2-8 --- S-S-CMA01-4-50</text:p>
          </table:table-cell>
          <table:covered-table-cell table:number-columns-repeated="6"/>
          <table:table-cell office:value-type="float" office:value="9">
            <text:p>9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 table:number-columns-spanned="7" table:number-rows-spanned="1">
            <text:p>S-CMA01-LW-P2-9 --- S-S-CMA01-5-26</text:p>
          </table:table-cell>
          <table:covered-table-cell table:number-columns-repeated="6"/>
          <table:table-cell office:value-type="float" office:value="10">
            <text:p>10</text:p>
          </table:table-cell>
          <table:table-cell office:value-type="string" table:number-columns-spanned="5" table:number-rows-spanned="1">
            <text:p>Patchpanel 2</text:p>
          </table:table-cell>
          <table:covered-table-cell table:number-columns-repeated="4"/>
          <table:table-cell office:value-type="string" table:number-columns-spanned="5" table:number-rows-spanned="1">
            <text:p>Switch MGT</text:p>
          </table:table-cell>
          <table:covered-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 table:number-columns-spanned="7" table:number-rows-spanned="1">
            <text:p>S-CMA01-K-P3-1 --- S-CMA01-K-P4-22 </text:p>
          </table:table-cell>
          <table:covered-table-cell table:number-columns-repeated="6"/>
          <table:table-cell office:value-type="float" office:value="11">
            <text:p>11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11</text:p>
          </table:table-cell>
          <table:covered-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 table:number-columns-spanned="7" table:number-rows-spanned="1">
            <text:p>S-CMA01-K-P3-3 --- S-S-CMA01-2-1</text:p>
          </table:table-cell>
          <table:covered-table-cell table:number-columns-repeated="6"/>
          <table:table-cell office:value-type="float" office:value="12">
            <text:p>12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 table:number-columns-spanned="7" table:number-rows-spanned="1">
            <text:p>S-CMA01-K-P3-4 --- S-CMA01-K-P4-25 </text:p>
          </table:table-cell>
          <table:covered-table-cell table:number-columns-repeated="6"/>
          <table:table-cell office:value-type="float" office:value="13">
            <text:p>13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9</text:p>
          </table:table-cell>
          <table:covered-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 table:number-columns-spanned="7" table:number-rows-spanned="1">
            <text:p>S-CMA01-K-P3-5 --- S-S-CMA01-5-23</text:p>
          </table:table-cell>
          <table:covered-table-cell table:number-columns-repeated="6"/>
          <table:table-cell office:value-type="float" office:value="14">
            <text:p>14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MGT</text:p>
          </table:table-cell>
          <table:covered-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 table:number-columns-spanned="7" table:number-rows-spanned="1">
            <text:p>S-CMA01-K-P3-8 --- S-CP-CMA01-3-1</text:p>
          </table:table-cell>
          <table:covered-table-cell table:number-columns-repeated="6"/>
          <table:table-cell office:value-type="float" office:value="15">
            <text:p>15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HKL BACNET</text:p>
          </table:table-cell>
          <table:covered-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 table:number-columns-spanned="7" table:number-rows-spanned="1">
            <text:p>S-CMA01-K-P3-9 --- S-S-CMA01-4-43</text:p>
          </table:table-cell>
          <table:covered-table-cell table:number-columns-repeated="6"/>
          <table:table-cell office:value-type="float" office:value="16">
            <text:p>16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 table:number-columns-spanned="7" table:number-rows-spanned="1">
            <text:p>S-CMA01-K-P3-10 --- S-S-CMA01-4-44</text:p>
          </table:table-cell>
          <table:covered-table-cell table:number-columns-repeated="6"/>
          <table:table-cell office:value-type="float" office:value="17">
            <text:p>17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 table:number-columns-spanned="7" table:number-rows-spanned="1">
            <text:p>S-CMA01-K-P3-11 --- S-CMA01-K-P4-9 </text:p>
          </table:table-cell>
          <table:covered-table-cell table:number-columns-repeated="6"/>
          <table:table-cell office:value-type="float" office:value="18">
            <text:p>18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Onlinewerte</text:p>
          </table:table-cell>
          <table:covered-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 table:number-columns-spanned="7" table:number-rows-spanned="1">
            <text:p>S-CMA01-K-P3-12 --- S-CMA01-K-P4-10 </text:p>
          </table:table-cell>
          <table:covered-table-cell table:number-columns-repeated="6"/>
          <table:table-cell office:value-type="float" office:value="19">
            <text:p>19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Onlinewerte</text:p>
          </table:table-cell>
          <table:covered-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 table:number-columns-spanned="7" table:number-rows-spanned="1">
            <text:p>S-CMA01-K-P3-13 ---S-S-CMA01-3-43</text:p>
          </table:table-cell>
          <table:covered-table-cell table:number-columns-repeated="6"/>
          <table:table-cell office:value-type="float" office:value="20">
            <text:p>20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style-name="ce183" office:value-type="string" table:number-columns-spanned="7" table:number-rows-spanned="1">
            <text:p>S-CMA01-K-P3-14 ---S-S-CMA01-3-44</text:p>
          </table:table-cell>
          <table:covered-table-cell table:number-columns-repeated="6"/>
          <table:table-cell office:value-type="float" office:value="21">
            <text:p>21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 table:number-columns-spanned="7" table:number-rows-spanned="1">
            <text:p>S-CMA01-K-P3-15 ---S-S-CMA01-3-48</text:p>
          </table:table-cell>
          <table:covered-table-cell table:number-columns-repeated="6"/>
          <table:table-cell office:value-type="float" office:value="22">
            <text:p>22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 table:number-columns-spanned="7" table:number-rows-spanned="1">
            <text:p>S-CMA01-K-P3-16 --- S-S-CMA01-4-48</text:p>
          </table:table-cell>
          <table:covered-table-cell table:number-columns-repeated="6"/>
          <table:table-cell office:value-type="float" office:value="23">
            <text:p>23</text:p>
          </table:table-cell>
          <table:table-cell office:value-type="string" table:number-columns-spanned="5" table:number-rows-spanned="1">
            <text:p>Patchpanel 3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 table:number-columns-spanned="7" table:number-rows-spanned="1">
            <text:p>S-CMA01-K-P4-1 --- S-S-CMA01-3-2</text:p>
          </table:table-cell>
          <table:covered-table-cell table:number-columns-repeated="6"/>
          <table:table-cell office:value-type="float" office:value="24">
            <text:p>24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 table:number-columns-spanned="7" table:number-rows-spanned="1">
            <text:p>S-CMA01-K-P4-2 --- S-S-CMA01-3-8</text:p>
          </table:table-cell>
          <table:covered-table-cell table:number-columns-repeated="6"/>
          <table:table-cell office:value-type="float" office:value="25">
            <text:p>25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9</text:p>
          </table:table-cell>
          <table:covered-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string" table:number-columns-spanned="7" table:number-rows-spanned="1">
            <text:p>S-CMA01-K-P4-3 --- S-S-CMA01-3-4</text:p>
          </table:table-cell>
          <table:covered-table-cell table:number-columns-repeated="6"/>
          <table:table-cell office:value-type="float" office:value="26">
            <text:p>26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 table:number-columns-spanned="7" table:number-rows-spanned="1">
            <text:p>S-CMA01-K-P4-4 --- S-S-CMA01-3-3</text:p>
          </table:table-cell>
          <table:covered-table-cell table:number-columns-repeated="6"/>
          <table:table-cell office:value-type="float" office:value="27">
            <text:p>27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Hauptrechner - 3A</text:p>
          </table:table-cell>
          <table:covered-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 table:number-columns-spanned="7" table:number-rows-spanned="1">
            <text:p>S-CMA01-K-P4-5 --- S-S-CMA01-3-9</text:p>
          </table:table-cell>
          <table:covered-table-cell table:number-columns-repeated="6"/>
          <table:table-cell office:value-type="float" office:value="28">
            <text:p>28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 table:number-columns-spanned="7" table:number-rows-spanned="1">
            <text:p>S-CMA01-K-P4-6 --- S-S-CMA01-3-10</text:p>
          </table:table-cell>
          <table:covered-table-cell table:number-columns-repeated="6"/>
          <table:table-cell office:value-type="float" office:value="29">
            <text:p>29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string" table:number-columns-spanned="7" table:number-rows-spanned="1">
            <text:p>S-CMA01-K-P4-7 --- S-S-CMA01-3-7</text:p>
          </table:table-cell>
          <table:covered-table-cell table:number-columns-repeated="6"/>
          <table:table-cell office:value-type="float" office:value="30">
            <text:p>30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11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1">
            <text:p>31</text:p>
          </table:table-cell>
          <table:table-cell office:value-type="string" table:number-columns-spanned="7" table:number-rows-spanned="1">
            <text:p>S-CMA01-K-P4-8 --- S-S-CMA01-3-22</text:p>
          </table:table-cell>
          <table:covered-table-cell table:number-columns-repeated="6"/>
          <table:table-cell table:style-name="ce180" office:value-type="float" office:value="31">
            <text:p>31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Hauptrechner - 3A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2">
            <text:p>32</text:p>
          </table:table-cell>
          <table:table-cell office:value-type="string" table:number-columns-spanned="7" table:number-rows-spanned="1">
            <text:p>S-CMA01-K-P4-11 --- S-S-CMA01-3-21</text:p>
          </table:table-cell>
          <table:covered-table-cell table:number-columns-repeated="6"/>
          <table:table-cell table:style-name="ce180" office:value-type="float" office:value="32">
            <text:p>32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A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3">
            <text:p>33</text:p>
          </table:table-cell>
          <table:table-cell office:value-type="string" table:number-columns-spanned="7" table:number-rows-spanned="1">
            <text:p>S-CMA01-K-P4-12 --- S-S-CMA01-3-6</text:p>
          </table:table-cell>
          <table:covered-table-cell table:number-columns-repeated="6"/>
          <table:table-cell table:style-name="ce180" office:value-type="float" office:value="33">
            <text:p>33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MGT1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4">
            <text:p>34</text:p>
          </table:table-cell>
          <table:table-cell office:value-type="string" table:number-columns-spanned="7" table:number-rows-spanned="1">
            <text:p>S-CMA01-K-P4-13 --- S-S-CMA01-4-2</text:p>
          </table:table-cell>
          <table:covered-table-cell table:number-columns-repeated="6"/>
          <table:table-cell table:style-name="ce180" office:value-type="float" office:value="34">
            <text:p>34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5">
            <text:p>35</text:p>
          </table:table-cell>
          <table:table-cell office:value-type="string" table:number-columns-spanned="7" table:number-rows-spanned="1">
            <text:p>S-CMA01-K-P4-14 --- S-S-CMA01-4-8</text:p>
          </table:table-cell>
          <table:covered-table-cell table:number-columns-repeated="6"/>
          <table:table-cell table:style-name="ce180" office:value-type="float" office:value="35">
            <text:p>35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9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6">
            <text:p>36</text:p>
          </table:table-cell>
          <table:table-cell office:value-type="string" table:number-columns-spanned="7" table:number-rows-spanned="1">
            <text:p>S-CMA01-K-P4-15 --- S-S-CMA01-4-4</text:p>
          </table:table-cell>
          <table:covered-table-cell table:number-columns-repeated="6"/>
          <table:table-cell table:style-name="ce180" office:value-type="float" office:value="36">
            <text:p>36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2x Switch Lan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7">
            <text:p>37</text:p>
          </table:table-cell>
          <table:table-cell office:value-type="string" table:number-columns-spanned="7" table:number-rows-spanned="1">
            <text:p>S-CMA01-K-P4-16 --- S-S-CMA01-4-3</text:p>
          </table:table-cell>
          <table:covered-table-cell table:number-columns-repeated="6"/>
          <table:table-cell table:style-name="ce180" office:value-type="float" office:value="37">
            <text:p>37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Hauptrechner - 3A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8">
            <text:p>38</text:p>
          </table:table-cell>
          <table:table-cell office:value-type="string" table:number-columns-spanned="7" table:number-rows-spanned="1">
            <text:p>S-CMA01-K-P4-17 --- S-S-CMA01-4-9</text:p>
          </table:table-cell>
          <table:covered-table-cell table:number-columns-repeated="6"/>
          <table:table-cell table:style-name="ce180" office:value-type="float" office:value="38">
            <text:p>38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39">
            <text:p>39</text:p>
          </table:table-cell>
          <table:table-cell office:value-type="string" table:number-columns-spanned="7" table:number-rows-spanned="1">
            <text:p>S-CMA01-K-P4-18 --- S-S-CMA01-4-10</text:p>
          </table:table-cell>
          <table:covered-table-cell table:number-columns-repeated="6"/>
          <table:table-cell table:style-name="ce180" office:value-type="float" office:value="39">
            <text:p>39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0">
            <text:p>40</text:p>
          </table:table-cell>
          <table:table-cell office:value-type="string" table:number-columns-spanned="7" table:number-rows-spanned="1">
            <text:p>S-CMA01-K-P4-19 --- S-S-CMA01-4-7</text:p>
          </table:table-cell>
          <table:covered-table-cell table:number-columns-repeated="6"/>
          <table:table-cell table:style-name="ce180" office:value-type="float" office:value="40">
            <text:p>40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1">
            <text:p>41</text:p>
          </table:table-cell>
          <table:table-cell office:value-type="string" table:number-columns-spanned="7" table:number-rows-spanned="1">
            <text:p>S-CMA01-K-P4-20 --- S-S-CMA01-4-22</text:p>
          </table:table-cell>
          <table:covered-table-cell table:number-columns-repeated="6"/>
          <table:table-cell table:style-name="ce180" office:value-type="float" office:value="41">
            <text:p>41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2">
            <text:p>42</text:p>
          </table:table-cell>
          <table:table-cell office:value-type="string" table:number-columns-spanned="7" table:number-rows-spanned="1">
            <text:p>S-CMA01-K-P4-23 --- S-S-CMA01-4-21</text:p>
          </table:table-cell>
          <table:covered-table-cell table:number-columns-repeated="6"/>
          <table:table-cell table:style-name="ce180" office:value-type="float" office:value="42">
            <text:p>42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3">
            <text:p>43</text:p>
          </table:table-cell>
          <table:table-cell office:value-type="string" table:number-columns-spanned="7" table:number-rows-spanned="1">
            <text:p>S-CMA01-K-P4-24 --- S-S-CMA01-4-6</text:p>
          </table:table-cell>
          <table:covered-table-cell table:number-columns-repeated="6"/>
          <table:table-cell table:style-name="ce180" office:value-type="float" office:value="43">
            <text:p>43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2x Switch Lan B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4">
            <text:p>44</text:p>
          </table:table-cell>
          <table:table-cell office:value-type="string" table:number-columns-spanned="7" table:number-rows-spanned="1">
            <text:p>S-CMA01-K-P4-26 --- S-S-CMA01-5-16</text:p>
          </table:table-cell>
          <table:covered-table-cell table:number-columns-repeated="6"/>
          <table:table-cell table:style-name="ce180" office:value-type="float" office:value="44">
            <text:p>44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AP 9</text:p>
          </table:table-cell>
          <table:covered-table-cell table:number-columns-repeated="4"/>
        </table:table-row>
        <table:table-row table:style-name="ro2">
          <table:table-cell table:style-name="ce180" office:value-type="float" office:value="45">
            <text:p>45</text:p>
          </table:table-cell>
          <table:table-cell office:value-type="string" table:number-columns-spanned="7" table:number-rows-spanned="1">
            <text:p>S-CMA01-K-P4-27 --- S-S-CMA01-5-18</text:p>
          </table:table-cell>
          <table:covered-table-cell table:number-columns-repeated="6"/>
          <table:table-cell table:style-name="ce180" office:value-type="float" office:value="45">
            <text:p>45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MGT1</text:p>
          </table:table-cell>
          <table:covered-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 table:number-columns-spanned="7" table:number-rows-spanned="1">
            <text:p>S-CMA01-K-P4-28 --- S-S-CMA01-5-17</text:p>
          </table:table-cell>
          <table:covered-table-cell table:number-columns-repeated="6"/>
          <table:table-cell office:value-type="float" office:value="46">
            <text:p>46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MGT1</text:p>
          </table:table-cell>
          <table:covered-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 table:number-columns-spanned="7" table:number-rows-spanned="1">
            <text:p>S-CMA01-K-P4-29 --- S-S-CMA01-5-24</text:p>
          </table:table-cell>
          <table:covered-table-cell table:number-columns-repeated="6"/>
          <table:table-cell office:value-type="float" office:value="47">
            <text:p>47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Switch MGT</text:p>
          </table:table-cell>
          <table:covered-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string" table:number-columns-spanned="7" table:number-rows-spanned="1">
            <text:p>S-CMA01-K-P4-30 --- S-S-CMA01-5-5</text:p>
          </table:table-cell>
          <table:covered-table-cell table:number-columns-repeated="6"/>
          <table:table-cell office:value-type="float" office:value="48">
            <text:p>48</text:p>
          </table:table-cell>
          <table:table-cell office:value-type="string" table:number-columns-spanned="5" table:number-rows-spanned="1">
            <text:p>Patchpanel 4</text:p>
          </table:table-cell>
          <table:covered-table-cell table:number-columns-repeated="4"/>
          <table:table-cell office:value-type="string" table:number-columns-spanned="5" table:number-rows-spanned="1">
            <text:p>PWH MGT</text:p>
          </table:table-cell>
          <table:covered-table-cell table:number-columns-repeated="4"/>
        </table:table-row>
        <table:table-row table:style-name="ro4">
          <table:table-cell office:value-type="float" office:value="49">
            <text:p>49</text:p>
          </table:table-cell>
          <table:table-cell office:value-type="string" table:number-columns-spanned="7" table:number-rows-spanned="1">
            <text:p>S-S-CMA01-3-MGT --- S-S-CMA01-5-11</text:p>
          </table:table-cell>
          <table:covered-table-cell table:number-columns-repeated="6"/>
          <table:table-cell office:value-type="float" office:value="49">
            <text:p>49</text:p>
          </table:table-cell>
          <table:table-cell office:value-type="string" table:number-columns-spanned="5" table:number-rows-spanned="1">
            <text:p>Switch A</text:p>
          </table:table-cell>
          <table:covered-table-cell table:number-columns-repeated="4"/>
          <table:table-cell office:value-type="string" table:number-columns-spanned="5" table:number-rows-spanned="1">
            <text:p>Switch MGT</text:p>
          </table:table-cell>
          <table:covered-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 table:number-columns-spanned="7" table:number-rows-spanned="1">
            <text:p>S-S-CMA01-5-2 --- S-Z-CMA01-MGT-1</text:p>
          </table:table-cell>
          <table:covered-table-cell table:number-columns-repeated="6"/>
          <table:table-cell office:value-type="float" office:value="50">
            <text:p>50</text:p>
          </table:table-cell>
          <table:table-cell office:value-type="string" table:number-columns-spanned="5" table:number-rows-spanned="1">
            <text:p>Switch MGT</text:p>
          </table:table-cell>
          <table:covered-table-cell table:number-columns-repeated="4"/>
          <table:table-cell office:value-type="string" table:number-columns-spanned="5" table:number-rows-spanned="1">
            <text:p>HopfUhr - Sim</text:p>
          </table:table-cell>
          <table:covered-table-cell table:number-columns-repeated="4"/>
        </table:table-row>
        <table:table-row table:style-name="ro4">
          <table:table-cell office:value-type="float" office:value="51">
            <text:p>51</text:p>
          </table:table-cell>
          <table:table-cell office:value-type="string" table:number-columns-spanned="7" table:number-rows-spanned="1">
            <text:p>S-S-CMA01-5-10 --- S-C-CMA01--1</text:p>
          </table:table-cell>
          <table:covered-table-cell table:number-columns-repeated="6"/>
          <table:table-cell office:value-type="float" office:value="51">
            <text:p>51</text:p>
          </table:table-cell>
          <table:table-cell office:value-type="string" table:number-columns-spanned="5" table:number-rows-spanned="1">
            <text:p>Switch MGT</text:p>
          </table:table-cell>
          <table:covered-table-cell table:number-columns-repeated="4"/>
          <table:table-cell office:value-type="string" table:number-columns-spanned="5" table:number-rows-spanned="1">
            <text:p>CMC</text:p>
          </table:table-cell>
          <table:covered-table-cell table:number-columns-repeated="4"/>
        </table:table-row>
        <table:table-row table:style-name="ro4">
          <table:table-cell office:value-type="float" office:value="52">
            <text:p>52</text:p>
          </table:table-cell>
          <table:table-cell office:value-type="string" table:number-columns-spanned="7" table:number-rows-spanned="1">
            <text:p>S-S-CMA01-5-12 --- S-S-CMA01-4-MGT</text:p>
          </table:table-cell>
          <table:covered-table-cell table:number-columns-repeated="6"/>
          <table:table-cell office:value-type="float" office:value="52">
            <text:p>52</text:p>
          </table:table-cell>
          <table:table-cell office:value-type="string" table:number-columns-spanned="5" table:number-rows-spanned="1">
            <text:p>Switch MGT</text:p>
          </table:table-cell>
          <table:covered-table-cell table:number-columns-repeated="4"/>
          <table:table-cell office:value-type="string" table:number-columns-spanned="5" table:number-rows-spanned="1">
            <text:p>Switch B</text:p>
          </table:table-cell>
          <table:covered-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 table:number-columns-spanned="7" table:number-rows-spanned="1">
            <text:p>S-S-CMA01-3-20 --- S-Z-CMA01-LA-2</text:p>
          </table:table-cell>
          <table:covered-table-cell table:number-columns-repeated="6"/>
          <table:table-cell office:value-type="float" office:value="53">
            <text:p>53</text:p>
          </table:table-cell>
          <table:table-cell office:value-type="string" table:number-columns-spanned="5" table:number-rows-spanned="1">
            <text:p>Switch A</text:p>
          </table:table-cell>
          <table:covered-table-cell table:number-columns-repeated="4"/>
          <table:table-cell office:value-type="string" table:number-columns-spanned="5" table:number-rows-spanned="1">
            <text:p>HopfUhr - Sim</text:p>
          </table:table-cell>
          <table:covered-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string" table:number-columns-spanned="7" table:number-rows-spanned="1">
            <text:p>S-S-CMA01-3-46 --- S-Z-CMA01-LA/P-4</text:p>
          </table:table-cell>
          <table:covered-table-cell table:number-columns-repeated="6"/>
          <table:table-cell office:value-type="float" office:value="54">
            <text:p>54</text:p>
          </table:table-cell>
          <table:table-cell office:value-type="string" table:number-columns-spanned="5" table:number-rows-spanned="1">
            <text:p>Switch A</text:p>
          </table:table-cell>
          <table:covered-table-cell table:number-columns-repeated="4"/>
          <table:table-cell office:value-type="string" table:number-columns-spanned="5" table:number-rows-spanned="1">
            <text:p>HopfUhr - Sim</text:p>
          </table:table-cell>
          <table:covered-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string" table:number-columns-spanned="7" table:number-rows-spanned="1">
            <text:p>S-S-CMA01-4-20 --- S-Z-CMA01-LB-3</text:p>
          </table:table-cell>
          <table:covered-table-cell table:number-columns-repeated="6"/>
          <table:table-cell office:value-type="float" office:value="55">
            <text:p>55</text:p>
          </table:table-cell>
          <table:table-cell office:value-type="string" table:number-columns-spanned="5" table:number-rows-spanned="1">
            <text:p>Switch B</text:p>
          </table:table-cell>
          <table:covered-table-cell table:number-columns-repeated="4"/>
          <table:table-cell office:value-type="string" table:number-columns-spanned="5" table:number-rows-spanned="1">
            <text:p>HopfUhr - Sim</text:p>
          </table:table-cell>
          <table:covered-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string" table:number-columns-spanned="7" table:number-rows-spanned="1">
            <text:p>S-S-CMA01-4-46 --- S-Z-CMA01-LB/P-5</text:p>
          </table:table-cell>
          <table:covered-table-cell table:number-columns-repeated="6"/>
          <table:table-cell office:value-type="float" office:value="56">
            <text:p>56</text:p>
          </table:table-cell>
          <table:table-cell office:value-type="string" table:number-columns-spanned="5" table:number-rows-spanned="1">
            <text:p>Switch B</text:p>
          </table:table-cell>
          <table:covered-table-cell table:number-columns-repeated="4"/>
          <table:table-cell office:value-type="string" table:number-columns-spanned="5" table:number-rows-spanned="1">
            <text:p>HopfUhr - Sim</text:p>
          </table:table-cell>
          <table:covered-table-cell table:number-columns-repeated="4"/>
        </table:table-row>
        <table:table-row table:style-name="ro4">
          <table:table-cell office:value-type="float" office:value="57">
            <text:p>57</text:p>
          </table:table-cell>
          <table:table-cell table:number-columns-spanned="7" table:number-rows-spanned="1"/>
          <table:covered-table-cell table:number-columns-repeated="6"/>
          <table:table-cell office:value-type="float" office:value="57">
            <text:p>57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58">
            <text:p>58</text:p>
          </table:table-cell>
          <table:table-cell table:number-columns-spanned="7" table:number-rows-spanned="1"/>
          <table:covered-table-cell table:number-columns-repeated="6"/>
          <table:table-cell office:value-type="float" office:value="58">
            <text:p>58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59">
            <text:p>59</text:p>
          </table:table-cell>
          <table:table-cell table:number-columns-spanned="7" table:number-rows-spanned="1"/>
          <table:covered-table-cell table:number-columns-repeated="6"/>
          <table:table-cell office:value-type="float" office:value="59">
            <text:p>59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0">
            <text:p>60</text:p>
          </table:table-cell>
          <table:table-cell table:number-columns-spanned="7" table:number-rows-spanned="1"/>
          <table:covered-table-cell table:number-columns-repeated="6"/>
          <table:table-cell office:value-type="float" office:value="60">
            <text:p>60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1">
            <text:p>61</text:p>
          </table:table-cell>
          <table:table-cell table:number-columns-spanned="7" table:number-rows-spanned="1"/>
          <table:covered-table-cell table:number-columns-repeated="6"/>
          <table:table-cell office:value-type="float" office:value="61">
            <text:p>61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2">
            <text:p>62</text:p>
          </table:table-cell>
          <table:table-cell table:number-columns-spanned="7" table:number-rows-spanned="1"/>
          <table:covered-table-cell table:number-columns-repeated="6"/>
          <table:table-cell office:value-type="float" office:value="62">
            <text:p>62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3">
            <text:p>63</text:p>
          </table:table-cell>
          <table:table-cell table:number-columns-spanned="7" table:number-rows-spanned="1"/>
          <table:covered-table-cell table:number-columns-repeated="6"/>
          <table:table-cell office:value-type="float" office:value="63">
            <text:p>63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4">
            <text:p>64</text:p>
          </table:table-cell>
          <table:table-cell table:number-columns-spanned="7" table:number-rows-spanned="1"/>
          <table:covered-table-cell table:number-columns-repeated="6"/>
          <table:table-cell office:value-type="float" office:value="64">
            <text:p>64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5">
            <text:p>65</text:p>
          </table:table-cell>
          <table:table-cell table:number-columns-spanned="7" table:number-rows-spanned="1"/>
          <table:covered-table-cell table:number-columns-repeated="6"/>
          <table:table-cell office:value-type="float" office:value="65">
            <text:p>65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6">
            <text:p>66</text:p>
          </table:table-cell>
          <table:table-cell table:number-columns-spanned="7" table:number-rows-spanned="1"/>
          <table:covered-table-cell table:number-columns-repeated="6"/>
          <table:table-cell office:value-type="float" office:value="66">
            <text:p>66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7">
            <text:p>67</text:p>
          </table:table-cell>
          <table:table-cell table:number-columns-spanned="7" table:number-rows-spanned="1"/>
          <table:covered-table-cell table:number-columns-repeated="6"/>
          <table:table-cell office:value-type="float" office:value="67">
            <text:p>67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8">
            <text:p>68</text:p>
          </table:table-cell>
          <table:table-cell table:number-columns-spanned="7" table:number-rows-spanned="1"/>
          <table:covered-table-cell table:number-columns-repeated="6"/>
          <table:table-cell office:value-type="float" office:value="68">
            <text:p>68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69">
            <text:p>69</text:p>
          </table:table-cell>
          <table:table-cell table:number-columns-spanned="7" table:number-rows-spanned="1"/>
          <table:covered-table-cell table:number-columns-repeated="6"/>
          <table:table-cell office:value-type="float" office:value="69">
            <text:p>69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0">
            <text:p>70</text:p>
          </table:table-cell>
          <table:table-cell table:number-columns-spanned="7" table:number-rows-spanned="1"/>
          <table:covered-table-cell table:number-columns-repeated="6"/>
          <table:table-cell office:value-type="float" office:value="70">
            <text:p>70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1">
            <text:p>71</text:p>
          </table:table-cell>
          <table:table-cell table:number-columns-spanned="7" table:number-rows-spanned="1"/>
          <table:covered-table-cell table:number-columns-repeated="6"/>
          <table:table-cell office:value-type="float" office:value="71">
            <text:p>71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2">
            <text:p>72</text:p>
          </table:table-cell>
          <table:table-cell table:number-columns-spanned="7" table:number-rows-spanned="1"/>
          <table:covered-table-cell table:number-columns-repeated="6"/>
          <table:table-cell office:value-type="float" office:value="72">
            <text:p>72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3">
            <text:p>73</text:p>
          </table:table-cell>
          <table:table-cell table:number-columns-spanned="7" table:number-rows-spanned="1"/>
          <table:covered-table-cell table:number-columns-repeated="6"/>
          <table:table-cell office:value-type="float" office:value="73">
            <text:p>73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4">
            <text:p>74</text:p>
          </table:table-cell>
          <table:table-cell table:number-columns-spanned="7" table:number-rows-spanned="1"/>
          <table:covered-table-cell table:number-columns-repeated="6"/>
          <table:table-cell office:value-type="float" office:value="74">
            <text:p>74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5">
            <text:p>75</text:p>
          </table:table-cell>
          <table:table-cell table:number-columns-spanned="7" table:number-rows-spanned="1"/>
          <table:covered-table-cell table:number-columns-repeated="6"/>
          <table:table-cell office:value-type="float" office:value="75">
            <text:p>75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6">
            <text:p>76</text:p>
          </table:table-cell>
          <table:table-cell table:number-columns-spanned="7" table:number-rows-spanned="1"/>
          <table:covered-table-cell table:number-columns-repeated="6"/>
          <table:table-cell office:value-type="float" office:value="76">
            <text:p>76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7">
            <text:p>77</text:p>
          </table:table-cell>
          <table:table-cell table:number-columns-spanned="7" table:number-rows-spanned="1"/>
          <table:covered-table-cell table:number-columns-repeated="6"/>
          <table:table-cell office:value-type="float" office:value="77">
            <text:p>77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8">
            <text:p>78</text:p>
          </table:table-cell>
          <table:table-cell table:number-columns-spanned="7" table:number-rows-spanned="1"/>
          <table:covered-table-cell table:number-columns-repeated="6"/>
          <table:table-cell office:value-type="float" office:value="78">
            <text:p>78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79">
            <text:p>79</text:p>
          </table:table-cell>
          <table:table-cell table:number-columns-spanned="7" table:number-rows-spanned="1"/>
          <table:covered-table-cell table:number-columns-repeated="6"/>
          <table:table-cell office:value-type="float" office:value="79">
            <text:p>79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0">
            <text:p>80</text:p>
          </table:table-cell>
          <table:table-cell table:number-columns-spanned="7" table:number-rows-spanned="1"/>
          <table:covered-table-cell table:number-columns-repeated="6"/>
          <table:table-cell office:value-type="float" office:value="80">
            <text:p>80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1">
            <text:p>81</text:p>
          </table:table-cell>
          <table:table-cell table:number-columns-spanned="7" table:number-rows-spanned="1"/>
          <table:covered-table-cell table:number-columns-repeated="6"/>
          <table:table-cell office:value-type="float" office:value="81">
            <text:p>81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2">
            <text:p>82</text:p>
          </table:table-cell>
          <table:table-cell table:number-columns-spanned="7" table:number-rows-spanned="1"/>
          <table:covered-table-cell table:number-columns-repeated="6"/>
          <table:table-cell office:value-type="float" office:value="82">
            <text:p>82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3">
            <text:p>83</text:p>
          </table:table-cell>
          <table:table-cell table:number-columns-spanned="7" table:number-rows-spanned="1"/>
          <table:covered-table-cell table:number-columns-repeated="6"/>
          <table:table-cell office:value-type="float" office:value="83">
            <text:p>83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4">
            <text:p>84</text:p>
          </table:table-cell>
          <table:table-cell table:number-columns-spanned="7" table:number-rows-spanned="1"/>
          <table:covered-table-cell table:number-columns-repeated="6"/>
          <table:table-cell office:value-type="float" office:value="84">
            <text:p>84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5">
            <text:p>85</text:p>
          </table:table-cell>
          <table:table-cell table:number-columns-spanned="7" table:number-rows-spanned="1"/>
          <table:covered-table-cell table:number-columns-repeated="6"/>
          <table:table-cell office:value-type="float" office:value="85">
            <text:p>85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6">
            <text:p>86</text:p>
          </table:table-cell>
          <table:table-cell table:number-columns-spanned="7" table:number-rows-spanned="1"/>
          <table:covered-table-cell table:number-columns-repeated="6"/>
          <table:table-cell office:value-type="float" office:value="86">
            <text:p>86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7">
            <text:p>87</text:p>
          </table:table-cell>
          <table:table-cell table:number-columns-spanned="7" table:number-rows-spanned="1"/>
          <table:covered-table-cell table:number-columns-repeated="6"/>
          <table:table-cell office:value-type="float" office:value="87">
            <text:p>87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8">
            <text:p>88</text:p>
          </table:table-cell>
          <table:table-cell table:number-columns-spanned="7" table:number-rows-spanned="1"/>
          <table:covered-table-cell table:number-columns-repeated="6"/>
          <table:table-cell office:value-type="float" office:value="88">
            <text:p>88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89">
            <text:p>89</text:p>
          </table:table-cell>
          <table:table-cell table:number-columns-spanned="7" table:number-rows-spanned="1"/>
          <table:covered-table-cell table:number-columns-repeated="6"/>
          <table:table-cell office:value-type="float" office:value="89">
            <text:p>89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90">
            <text:p>90</text:p>
          </table:table-cell>
          <table:table-cell table:number-columns-spanned="7" table:number-rows-spanned="1"/>
          <table:covered-table-cell table:number-columns-repeated="6"/>
          <table:table-cell office:value-type="float" office:value="90">
            <text:p>90</text:p>
          </table:table-cell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de" number:country="AT">
      <number:number number:min-integer-digits="1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3" style:display-name="Standard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.06.2020</text:date>, <text:time>08:5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IM-Interfaceraum" style:display-name="PageStyle_SIM-Interfacera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P-Liste" style:display-name="PageStyle_IP-Lis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08:56:53.31</dc:date>
    <meta:generator>OpenOffice/4.1.7$Win32 OpenOffice.org_project/417m1$Build-9800</meta:generator>
    <meta:editing-duration>PT15M56S</meta:editing-duration>
    <meta:editing-cycles>2</meta:editing-cycles>
    <meta:document-statistic meta:table-count="3" meta:cell-count="2439" meta:object-count="0"/>
  </office:meta>
</office:document-meta>
</file>